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13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7.4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166cm"/>
    </style:style>
    <style:style style:name="ro1" style:family="table-row">
      <style:table-row-properties style:row-height="1.556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2.196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2.619cm" fo:break-before="auto" style:use-optimal-row-height="false"/>
    </style:style>
    <style:style style:name="ro6" style:family="table-row">
      <style:table-row-properties style:row-height="2.037cm" fo:break-before="auto" style:use-optimal-row-height="false"/>
    </style:style>
    <style:style style:name="ro7" style:family="table-row">
      <style:table-row-properties style:row-height="2.143cm" fo:break-before="auto" style:use-optimal-row-height="false"/>
    </style:style>
    <style:style style:name="ro8" style:family="table-row">
      <style:table-row-properties style:row-height="1.614cm" fo:break-before="auto" style:use-optimal-row-height="false"/>
    </style:style>
    <style:style style:name="ro9" style:family="table-row">
      <style:table-row-properties style:row-height="1.852cm" fo:break-before="auto" style:use-optimal-row-height="false"/>
    </style:style>
    <style:style style:name="ro10" style:family="table-row">
      <style:table-row-properties style:row-height="2.487cm" fo:break-before="auto" style:use-optimal-row-height="false"/>
    </style:style>
    <style:style style:name="ro11" style:family="table-row">
      <style:table-row-properties style:row-height="1.984cm" fo:break-before="auto" style:use-optimal-row-height="false"/>
    </style:style>
    <style:style style:name="ro12" style:family="table-row">
      <style:table-row-properties style:row-height="1.482cm" fo:break-before="auto" style:use-optimal-row-height="false"/>
    </style:style>
    <style:style style:name="ro13" style:family="table-row">
      <style:table-row-properties style:row-height="2.408cm" fo:break-before="auto" style:use-optimal-row-height="false"/>
    </style:style>
    <style:style style:name="ro14" style:family="table-row">
      <style:table-row-properties style:row-height="1.958cm" fo:break-before="auto" style:use-optimal-row-height="false"/>
    </style:style>
    <style:style style:name="ro15" style:family="table-row">
      <style:table-row-properties style:row-height="1.905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1.236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2.027cm" fo:break-before="auto" style:use-optimal-row-height="true"/>
    </style:style>
    <style:style style:name="ro21" style:family="table-row">
      <style:table-row-properties style:row-height="2.817cm" fo:break-before="auto" style:use-optimal-row-height="true"/>
    </style:style>
    <style:style style:name="ro22" style:family="table-row">
      <style:table-row-properties style:row-height="0.453cm" fo:break-before="auto" style:use-optimal-row-height="true"/>
    </style:style>
    <style:style style:name="ta1" style:family="table" style:master-page-name="PageStyle_5f_VilleMTP_5f_MTP_5f_MarchéConclus_5f_2011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0" style:family="table-cell" style:parent-style-name="Default" style:data-style-name="N159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101" style:family="table-cell" style:parent-style-name="Default" style:data-style-name="N16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2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3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4" style:family="table-cell" style:parent-style-name="Default" style:data-style-name="N159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105" style:family="table-cell" style:parent-style-name="Default" style:data-style-name="N16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6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7" style:family="table-cell" style:parent-style-name="Default" style:data-style-name="N162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20_2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4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20_2" style:data-style-name="N16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20_2" style:data-style-name="N16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Default" style:data-style-name="N159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Normal_20_2" style:data-style-name="N16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Default" style:data-style-name="N161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6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28" style:family="table-cell" style:parent-style-name="Normal_20_2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9" style:family="table-cell" style:parent-style-name="Normal_20_2" style:data-style-name="N162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0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13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14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7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1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15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3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4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6" style:family="table-cell" style:parent-style-name="Normal_20_2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7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8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9" style:family="table-cell" style:parent-style-name="Normal_20_2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0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4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5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" style:family="table-cell" style:parent-style-name="Normal_20_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7" style:family="table-cell" style:parent-style-name="Normal_20_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0" style:family="table-cell" style:parent-style-name="Normal_20_2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3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5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0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2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3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6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7" style:family="table-cell" style:parent-style-name="Normal_20_2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8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0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1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2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4" style:family="table-cell" style:parent-style-name="Normal_20_2" style:data-style-name="N15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Normal_20_2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7" style:family="table-cell" style:parent-style-name="Normal_20_2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79" style:family="table-cell" style:parent-style-name="Normal_20_2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80" style:family="table-cell" style:parent-style-name="Normal_20_2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2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3" style:family="table-cell" style:parent-style-name="Default" style:data-style-name="N15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4" style:family="table-cell" style:parent-style-name="Default" style:data-style-name="N16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6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0" style:family="table-cell" style:parent-style-name="Default" style:data-style-name="N159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7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Default" style:data-style-name="N16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9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Extrémités_20_de_20_ligne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text-position="0% 100%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illeMTP_MTP_MarchéConclus_2011" table:style-name="ta1" table:print-ranges="VilleMTP_MTP_MarchéConclus_2011.A1:VilleMTP_MTP_MarchéConclus_2011.D145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number-columns-repeated="252" table:default-cell-style-name="ce43"/>
        <table:table-column table:style-name="co6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LISTE DES MARCHES NOTIFIES EN <text:span text:style-name="T3">2011 (travaux)</text:span><text:span text:style-name="T4"> (</text:span><text:span text:style-name="T5">article 133 du code des marchés publics)</text:span></text:p>
          </table:table-cell>
          <table:covered-table-cell table:number-columns-repeated="3" table:style-name="ce44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nom de l'attributaire + code postal </text:p>
          </table:table-cell>
          <table:table-cell table:style-name="ce45" office:value-type="string">
            <text:p>Objet du marché</text:p>
          </table:table-cell>
          <table:table-cell table:style-name="ce96" office:value-type="string">
            <text:p>montant du marché - pour la tranche supérieure ou égale à 20 000 € HT et inférieure à 90 000 € HT </text:p>
          </table:table-cell>
          <table:table-cell table:style-name="ce132" office:value-type="string">
            <text:p>Date de notification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YLVAIN ESO - 34500</text:p>
          </table:table-cell>
          <table:table-cell table:style-name="ce25" office:value-type="string">
            <text:p>fourniture et remise en état de moteurs leroy somer pour bornes électriques escamotables</text:p>
          </table:table-cell>
          <table:table-cell table:style-name="ce75" office:value-type="float" office:value="29987">
            <text:p>29 987,00</text:p>
          </table:table-cell>
          <table:table-cell table:style-name="ce133" office:value-type="date" office:date-value="2011-03-24">
            <text:p>24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CITEOS 34820</text:p>
          </table:table-cell>
          <table:table-cell table:style-name="ce25" office:value-type="string">
            <text:p>travaux d'installation et d'entretien du patrimoine électrique extérieur</text:p>
          </table:table-cell>
          <table:table-cell table:style-name="ce75" office:value-type="string">
            <text:p>10 000 € HT mini - 75 000 € HT maxi</text:p>
          </table:table-cell>
          <table:table-cell table:style-name="ce133" office:value-type="date" office:date-value="2011-06-29">
            <text:p>29/06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PAVIE 34990</text:p>
          </table:table-cell>
          <table:table-cell table:style-name="ce25" office:value-type="string">
            <text:p>préparation et adaptation de supports pour expositions, montage et démontage des expositions, entretiens de socles des statues</text:p>
          </table:table-cell>
          <table:table-cell table:style-name="ce75" office:value-type="string">
            <text:p>22500 € HT mini - 88 000 € HT maxi</text:p>
          </table:table-cell>
          <table:table-cell table:style-name="ce133" office:value-type="date" office:date-value="2011-05-19">
            <text:p>19/05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5" office:value-type="string">
            <office:annotation draw:style-name="gr1" draw:text-style-name="P1" svg:width="3.572cm" svg:height="4.004cm" svg:x="10.536cm" svg:y="10.963cm" draw:caption-point-x="-3.858cm" draw:caption-point-y="-1.627cm">
              <dc:creator>JV</dc:creator>
              <dc:date>2013-01-31T00:00:00</dc:date>
              <text:p text:style-name="P1"><text:span text:style-name="T1">GRASSETI:</text:span></text:p>
              <text:p text:style-name="P1"><text:span text:style-name="T2">J'ai besoin des n° de SIREN. Les auriez-vous ? Si vous pouviez me les faire parvenir pour vendredi 11 février au plus tard, Merci d'avance</text:span></text:p>
              <text:p text:style-name="P1"><text:span text:style-name="T2"/></text:p>
            </office:annotation>
            <text:p>SEDOA 34570</text:p>
          </table:table-cell>
          <table:table-cell table:style-name="ce24" office:value-type="string">
            <text:p>SURVEILLANCE ORGANISEE DU PATRIMOINE OUVRAGES D'ART ET DE SOUTENEMENT</text:p>
          </table:table-cell>
          <table:table-cell table:style-name="ce97" office:value-type="float" office:value="87695">
            <text:p>87 695,00</text:p>
          </table:table-cell>
          <table:table-cell table:style-name="ce134" office:value-type="date" office:date-value="2011-07-04">
            <text:p>04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5" office:value-type="string">
            <text:p>RICHTER INTERNATIONAL 34980</text:p>
          </table:table-cell>
          <table:table-cell table:style-name="ce24" office:value-type="string">
            <text:p>rénovation vignoble Mas Nouguier</text:p>
          </table:table-cell>
          <table:table-cell table:style-name="ce97" office:value-type="float" office:value="27986.9">
            <text:p>27 986,90</text:p>
          </table:table-cell>
          <table:table-cell table:style-name="ce134" office:value-type="date" office:date-value="2011-02-16">
            <text:p>16/02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5"/>
          <table:table-cell table:style-name="ce24" office:value-type="string">
            <text:p>MAINTENANCE ET RENOVATION DES SERRES</text:p>
          </table:table-cell>
          <table:table-cell table:style-name="ce97" office:value-type="float" office:value="80000">
            <text:p>80 000,00</text:p>
          </table:table-cell>
          <table:table-cell table:style-name="ce134" office:value-type="date" office:date-value="2011-11-26">
            <text:p>26/11/2011</text:p>
          </table:table-cell>
          <table:table-cell table:style-name="ce163"/>
          <table:table-cell table:style-name="ce162" table:number-columns-repeated="20"/>
          <table:table-cell table:number-columns-repeated="999"/>
        </table:table-row>
        <table:table-row table:style-name="ro4">
          <table:table-cell table:style-name="ce5" office:value-type="string">
            <text:p>AGIRD 38300 - lot 1</text:p>
          </table:table-cell>
          <table:table-cell table:style-name="ce24"/>
          <table:table-cell table:style-name="ce97" office:value-type="float" office:value="60000">
            <text:p>60 000,00</text:p>
          </table:table-cell>
          <table:table-cell table:style-name="ce134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5" office:value-type="string">
            <text:p>SAS BN SERRES 84170 lot 2</text:p>
          </table:table-cell>
          <table:table-cell table:style-name="ce24"/>
          <table:table-cell table:style-name="ce97" office:value-type="float" office:value="20000">
            <text:p>20 000,00</text:p>
          </table:table-cell>
          <table:table-cell table:style-name="ce134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/>
          <table:table-cell table:style-name="ce46"/>
          <table:table-cell table:style-name="ce98"/>
          <table:table-cell table:style-name="ce133"/>
          <table:table-cell table:style-name="ce162" table:number-columns-repeated="1020"/>
        </table:table-row>
        <table:table-row table:style-name="ro4">
          <table:table-cell table:style-name="ce7"/>
          <table:table-cell table:style-name="ce47"/>
          <table:table-cell table:style-name="ce99"/>
          <table:table-cell table:style-name="ce135"/>
          <table:table-cell table:style-name="ce162" table:number-columns-repeated="1020"/>
        </table:table-row>
        <table:table-row table:style-name="ro5">
          <table:table-cell table:style-name="ce8" office:value-type="string">
            <text:p>nom de l'attributaire + code postal + ville</text:p>
          </table:table-cell>
          <table:table-cell table:style-name="ce48" office:value-type="string">
            <text:p>Objet du marché</text:p>
          </table:table-cell>
          <table:table-cell table:style-name="ce100" office:value-type="string">
            <text:p>montant du marché - pour la tranche supérieure ou égale à 90 000 € HT et inférieure à 4 845 000 € HT</text:p>
          </table:table-cell>
          <table:table-cell table:style-name="ce136" office:value-type="string">
            <text:p>Date de notification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9"/>
          <table:table-cell table:style-name="ce49" office:value-type="string">
            <text:p>Construction de la crèche du futur hotel de ville - ZAC Port Marianne 34000 Montpellier</text:p>
          </table:table-cell>
          <table:table-cell table:style-name="ce101" office:value-type="float" office:value="636273.6">
            <text:p>636 273,60</text:p>
          </table:table-cell>
          <table:table-cell table:style-name="ce133" office:value-type="date" office:date-value="2011-05-30">
            <text:p>30/05/2011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ID METAL 34740 VENDARGUES - lot 4 serrurerie</text:p>
          </table:table-cell>
          <table:table-cell table:style-name="ce46"/>
          <table:table-cell table:style-name="ce98" office:value-type="float" office:value="31881.5">
            <text:p>31 881,50</text:p>
          </table:table-cell>
          <table:table-cell table:style-name="ce137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LUDOPARC 13685 AUBAGNE CEDEX - lot 9 sols caoutchouc extérieur</text:p>
          </table:table-cell>
          <table:table-cell table:style-name="ce46"/>
          <table:table-cell table:style-name="ce98" office:value-type="float" office:value="32085">
            <text:p>32 085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SPIE SUD OUEST 34433 SAINT JEAN DE VEDAS - lot 3 : courants forts et faibles</text:p>
          </table:table-cell>
          <table:table-cell table:style-name="ce46"/>
          <table:table-cell table:style-name="ce98" office:value-type="float" office:value="69505">
            <text:p>69 505,00</text:p>
          </table:table-cell>
          <table:table-cell table:style-name="ce137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FPI 34080 MONTPELLIER - lot 1 cloisons - doublages - faux plafonds</text:p>
          </table:table-cell>
          <table:table-cell table:style-name="ce46"/>
          <table:table-cell table:style-name="ce98" office:value-type="float" office:value="82661">
            <text:p>82 661,00</text:p>
          </table:table-cell>
          <table:table-cell table:style-name="ce137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CHICHE 34070 MONTPELLIER - lot 7 plomberie</text:p>
          </table:table-cell>
          <table:table-cell table:style-name="ce46"/>
          <table:table-cell table:style-name="ce98" office:value-type="float" office:value="83597.77">
            <text:p>83 597,77</text:p>
          </table:table-cell>
          <table:table-cell table:style-name="ce137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THERMATIC 12033 RODEZ CEDEX 9 - lot génie climatique - VMC</text:p>
          </table:table-cell>
          <table:table-cell table:style-name="ce46"/>
          <table:table-cell table:style-name="ce98" office:value-type="float" office:value="92839.67">
            <text:p>92 839,67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TEFFRI SUD SARL 34500 BEZIERS - lot 8 : revêtements de sols souples - peinture</text:p>
          </table:table-cell>
          <table:table-cell table:style-name="ce46"/>
          <table:table-cell table:style-name="ce98" office:value-type="float" office:value="96134.95">
            <text:p>96 134,95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ATELIER DUCROT 34400 LUNEL - lot 2 menuiseries intérieures</text:p>
          </table:table-cell>
          <table:table-cell table:style-name="ce46"/>
          <table:table-cell table:style-name="ce98" office:value-type="float" office:value="104286.9">
            <text:p>104 286,90</text:p>
          </table:table-cell>
          <table:table-cell table:style-name="ce137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TECHNISOL 84911 AVIGNON - lot 6 : chape liquide</text:p>
          </table:table-cell>
          <table:table-cell table:style-name="ce46"/>
          <table:table-cell table:style-name="ce98" office:value-type="float" office:value="10440">
            <text:p>10 440,00</text:p>
          </table:table-cell>
          <table:table-cell table:style-name="ce137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SARIVIERE 34970 LATTES - lot VRD - espaces verts</text:p>
          </table:table-cell>
          <table:table-cell table:style-name="ce46"/>
          <table:table-cell table:style-name="ce98" office:value-type="float" office:value="16417">
            <text:p>16 417,00</text:p>
          </table:table-cell>
          <table:table-cell table:style-name="ce137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COALA GD SUD 30905 NIMES CEDEX - lot 10 jeux exterieurs</text:p>
          </table:table-cell>
          <table:table-cell table:style-name="ce46"/>
          <table:table-cell table:style-name="ce98" office:value-type="float" office:value="16424.81">
            <text:p>16 424,81</text:p>
          </table:table-cell>
          <table:table-cell table:style-name="ce137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/>
          <table:table-cell table:style-name="ce46" office:value-type="string">
            <text:p>Crêche Joséphine Baker - création</text:p>
          </table:table-cell>
          <table:table-cell table:style-name="ce98" office:value-type="float" office:value="507786.31">
            <text:p>507 786,31</text:p>
          </table:table-cell>
          <table:table-cell table:style-name="ce133" office:value-type="date" office:date-value="2011-01-21">
            <text:p>21/01/2011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6" office:value-type="string">
            <text:p>CREGUT LANGUEDOC ETS DE SACER SUD EST - lot 11 VRD voirie réseaux</text:p>
          </table:table-cell>
          <table:table-cell table:style-name="ce46"/>
          <table:table-cell table:style-name="ce98" office:value-type="float" office:value="31959.43">
            <text:p>31 959,43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HERVE THERMIQUE 34070 MONTPELLIER - lot 7 plomberie</text:p>
          </table:table-cell>
          <table:table-cell table:style-name="ce25"/>
          <table:table-cell table:style-name="ce75" office:value-type="float" office:value="60272.03">
            <text:p>60 272,03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PPS 34340 MARSEILLAN - lot 1 cloisons doublages faux plafonds</text:p>
          </table:table-cell>
          <table:table-cell table:style-name="ce25"/>
          <table:table-cell table:style-name="ce75" office:value-type="float" office:value="802850.5">
            <text:p>802 850,5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ATELIER DUCROT 34400 LUNEL - lot 2 menuiseries intérieures</text:p>
          </table:table-cell>
          <table:table-cell table:style-name="ce25"/>
          <table:table-cell table:style-name="ce75" office:value-type="float" office:value="112724">
            <text:p>112 724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HERVE THERMIQUE 34070 MONTPELLIER - lot 5 génie climatique vmc</text:p>
          </table:table-cell>
          <table:table-cell table:style-name="ce25"/>
          <table:table-cell table:style-name="ce75" office:value-type="float" office:value="116788.59">
            <text:p>116 788,59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POUSSE CLANET 34970 LATTES - lot 12 espaces verts</text:p>
          </table:table-cell>
          <table:table-cell table:style-name="ce25"/>
          <table:table-cell table:style-name="ce75" office:value-type="float" office:value="4827.9">
            <text:p>4 827,9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MULTITEC 34470 PEROLS - lot 6 autocommutateur</text:p>
          </table:table-cell>
          <table:table-cell table:style-name="ce25"/>
          <table:table-cell table:style-name="ce75" office:value-type="float" office:value="6922.09">
            <text:p>6 922,09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LUDOPARC 13685 AUBAGNE CEDEX - lot 9 sols caoutchouc coulés</text:p>
          </table:table-cell>
          <table:table-cell table:style-name="ce25"/>
          <table:table-cell table:style-name="ce75" office:value-type="float" office:value="11330">
            <text:p>11 330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COALA GRAND SUR 30905 NIMES CEDEX - lot 10 jeux extérieurs</text:p>
          </table:table-cell>
          <table:table-cell table:style-name="ce25"/>
          <table:table-cell table:style-name="ce75" office:value-type="float" office:value="14794.27">
            <text:p>14 794,27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MULTITEC 34470 PEROLS - lot 3 courants forts et faibles</text:p>
          </table:table-cell>
          <table:table-cell table:style-name="ce25"/>
          <table:table-cell table:style-name="ce75" office:value-type="float" office:value="67882.51">
            <text:p>67 882,51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/>
          <table:table-cell table:style-name="ce25" office:value-type="string">
            <text:p>Ecole élémentaire Charles Dickens - construction d'une salle d'activités</text:p>
          </table:table-cell>
          <table:table-cell table:style-name="ce75" office:value-type="float" office:value="187303.86">
            <text:p>187 303,86</text:p>
          </table:table-cell>
          <table:table-cell table:style-name="ce133" office:value-type="date" office:date-value="2011-03-25">
            <text:p>25/03/2011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VIP PLUS 34170 CASTELNAU LE LEZ - lot 3 serrurerie - menuiseries extérieures</text:p>
          </table:table-cell>
          <table:table-cell table:style-name="ce25"/>
          <table:table-cell table:style-name="ce75" office:value-type="float" office:value="35660">
            <text:p>35 660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JH CONSTRUCTION 34970 LATTES - lot 8 : carrelage - faïence</text:p>
          </table:table-cell>
          <table:table-cell table:style-name="ce25"/>
          <table:table-cell table:style-name="ce75" office:value-type="float" office:value="4430.36">
            <text:p>4 430,36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SLPR 34070 MONTPELLIER - lot 10 : peinture - sols souples</text:p>
          </table:table-cell>
          <table:table-cell table:style-name="ce25"/>
          <table:table-cell table:style-name="ce75" office:value-type="float" office:value="7167.96">
            <text:p>7 167,96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RG ISO SERVICE 34880 LAVERUNE - lot 5 : plâtrerie <text:s/>- isolation faux-plafonds</text:p>
          </table:table-cell>
          <table:table-cell table:style-name="ce25"/>
          <table:table-cell table:style-name="ce75" office:value-type="float" office:value="12545">
            <text:p>12 545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MB MENUISERIE 34200 SETE - lot 4 : menuiseries intérieures</text:p>
          </table:table-cell>
          <table:table-cell table:style-name="ce25"/>
          <table:table-cell table:style-name="ce75" office:value-type="float" office:value="13980.6">
            <text:p>13 980,6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CHICHE 34070 MONTPELLIER - lot 7 plomberie - ventilation chauffage</text:p>
          </table:table-cell>
          <table:table-cell table:style-name="ce25"/>
          <table:table-cell table:style-name="ce75" office:value-type="float" office:value="24664.14">
            <text:p>24 664,14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GMT 34080 MONTPELLIER <text:s/>-lot 1 : terrassements - gros œuvre - VRD</text:p>
          </table:table-cell>
          <table:table-cell table:style-name="ce25"/>
          <table:table-cell table:style-name="ce75" office:value-type="float" office:value="88855.8">
            <text:p>88 855,8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/>
          <table:table-cell table:style-name="ce25" office:value-type="string">
            <text:p>carrefour Vanières / Pas du Loup</text:p>
          </table:table-cell>
          <table:table-cell table:style-name="ce75" office:value-type="float" office:value="431239.25">
            <text:p>431 239,25</text:p>
          </table:table-cell>
          <table:table-cell table:style-name="ce133" office:value-type="date" office:date-value="2011-10-27">
            <text:p>27/10/2011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MALET 34131 MAUGUIO CEDEX - lot </text:p>
          </table:table-cell>
          <table:table-cell table:style-name="ce25"/>
          <table:table-cell table:style-name="ce75" office:value-type="float" office:value="291514.75">
            <text:p>291 514,75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6">
          <table:table-cell table:style-name="ce4" office:value-type="string">
            <text:p>CITEOS (travesset) <text:s/>34820 TEYRAN CEDEX <text:s/>- lot 3 éclairage public</text:p>
          </table:table-cell>
          <table:table-cell table:style-name="ce25"/>
          <table:table-cell table:style-name="ce75" office:value-type="float" office:value="51936">
            <text:p>51 936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6">
          <table:table-cell table:style-name="ce4" office:value-type="string">
            <text:p>UPEE7 34130 ST AUNES - lot 4 espaces verts</text:p>
          </table:table-cell>
          <table:table-cell table:style-name="ce25"/>
          <table:table-cell table:style-name="ce75" office:value-type="float" office:value="10252.5">
            <text:p>10 252,5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6">
          <table:table-cell table:style-name="ce4" office:value-type="string">
            <text:p>SOTEM 34430 ST JEAN DE VEDAS - lot 2 : <text:s/>régulation trafic</text:p>
          </table:table-cell>
          <table:table-cell table:style-name="ce25"/>
          <table:table-cell table:style-name="ce75" office:value-type="float" office:value="77536">
            <text:p>77 536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/>
          <table:table-cell table:style-name="ce25" office:value-type="string">
            <text:p>RUE DES PERTUISANES AVENUE DES ETATS DU LANGUEDOC AMELIORATION DES ABORDS DU POLYGONE</text:p>
          </table:table-cell>
          <table:table-cell table:style-name="ce75" office:value-type="float" office:value="619453.14">
            <text:p>619 453,14</text:p>
          </table:table-cell>
          <table:table-cell table:style-name="ce133" office:value-type="date" office:date-value="2011-02-03">
            <text:p>03/02/2011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POUSSE CLANET 34970 LATTES - lot 3 espaces verts</text:p>
          </table:table-cell>
          <table:table-cell table:style-name="ce25"/>
          <table:table-cell table:style-name="ce75" office:value-type="float" office:value="7574.88">
            <text:p>7 574,88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SOTEM 34430 ST JEAN DE VEDAS - lot 2 : éclairage public, régulation trafic et bornes électriques</text:p>
          </table:table-cell>
          <table:table-cell table:style-name="ce25"/>
          <table:table-cell table:style-name="ce75" office:value-type="float" office:value="149428.56">
            <text:p>149 428,56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COLAS MIDI MEDITERRANEE 34430 ST JEAN DE VEDAS - lot 1 : voirie</text:p>
          </table:table-cell>
          <table:table-cell table:style-name="ce25"/>
          <table:table-cell table:style-name="ce75" office:value-type="float" office:value="462449.7">
            <text:p>462 449,7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/>
          <table:table-cell table:style-name="ce25" office:value-type="string">
            <text:p>TRAVAUX DE RENOVATION DE CHAUFFERIES, DE RESEAUX DE CHAUFFAGE ET D ARMOIRES ELECTRIQUES</text:p>
          </table:table-cell>
          <table:table-cell table:style-name="ce75" office:value-type="float" office:value="361982.81">
            <text:p>361 982,81</text:p>
          </table:table-cell>
          <table:table-cell table:style-name="ce133" office:value-type="date" office:date-value="2011-06-29">
            <text:p>29/06/2011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THERMATIC 12033 RODEZ CEDEX 9 - lot 2 rénovation de chaufferies et réseaux des GS la Martelle et Savary</text:p>
          </table:table-cell>
          <table:table-cell table:style-name="ce25"/>
          <table:table-cell table:style-name="ce75" office:value-type="float" office:value="75423.76">
            <text:p>75 423,76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7">
          <table:table-cell table:style-name="ce4" office:value-type="string">
            <text:p>MADAULE AUTOMATION 11104 NARBONNE CEDEX - lot 4 modernisation des armoires de commande et de régulation de 12 installations thermiques</text:p>
          </table:table-cell>
          <table:table-cell table:style-name="ce25"/>
          <table:table-cell table:style-name="ce75" office:value-type="float" office:value="83700">
            <text:p>83 700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THERMATIC 12033 RODEZ CEDEX 9 - lot 1 rénovation de la chaufferie de l'école maternelle Florian et réseaux de chauffage</text:p>
          </table:table-cell>
          <table:table-cell table:style-name="ce25"/>
          <table:table-cell table:style-name="ce75" office:value-type="float" office:value="109971.25">
            <text:p>109 971,25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AXIMA SEITHA 34874 LATTES - lot 3 rénovation de la chaufferie et réseaux de chauffage de la MPT Léo Lagrange</text:p>
          </table:table-cell>
          <table:table-cell table:style-name="ce25"/>
          <table:table-cell table:style-name="ce75" office:value-type="float" office:value="92887.8">
            <text:p>92 887,8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/>
          <table:table-cell table:style-name="ce25" office:value-type="string">
            <text:p>EXTENSION DU RESEAU HAUT DEBIT PEGASE SUR LA COMMUNE DE MONTPELLIER</text:p>
          </table:table-cell>
          <table:table-cell table:style-name="ce75" office:value-type="float" office:value="820000">
            <text:p>820 000,00</text:p>
          </table:table-cell>
          <table:table-cell table:style-name="ce133" office:value-type="date" office:date-value="2011-11-28">
            <text:p>28/11/2011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GROUPE CIRCET 83210 SOLLIES-PONT - lot 3</text:p>
          </table:table-cell>
          <table:table-cell table:style-name="ce25"/>
          <table:table-cell table:style-name="ce75" office:value-type="float" office:value="80000">
            <text:p>80 000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GROUPE CIRCET 83210 SOLLIES-PONT - lot 4</text:p>
          </table:table-cell>
          <table:table-cell table:style-name="ce25"/>
          <table:table-cell table:style-name="ce75" office:value-type="float" office:value="80000">
            <text:p>80 000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SOGETREL 34470 PEROLS - lot 1 génie civil</text:p>
          </table:table-cell>
          <table:table-cell table:style-name="ce25"/>
          <table:table-cell table:style-name="ce75" office:value-type="float" office:value="300000">
            <text:p>300 000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INEO INFRACOM 13743 VITROLLES - lot 1 liaisons optiques</text:p>
          </table:table-cell>
          <table:table-cell table:style-name="ce25"/>
          <table:table-cell table:style-name="ce75" office:value-type="float" office:value="360000">
            <text:p>360 000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/>
          <table:table-cell table:style-name="ce25" office:value-type="string">
            <text:p>REALISATION DE CHEMINEMENTS ET DE PLANTATIONS AGRIPARC DU MAS NOUGUIER</text:p>
          </table:table-cell>
          <table:table-cell table:style-name="ce75" office:value-type="float" office:value="189928.6">
            <text:p>189 928,60</text:p>
          </table:table-cell>
          <table:table-cell table:style-name="ce133" office:value-type="date" office:date-value="2011-04-21">
            <text:p>21/04/2011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COLAS MIDI MEDITERRANEE 34430 ST JEAN DE VEDAS - lot 1 : réalisation de terrassements et de cheminements</text:p>
          </table:table-cell>
          <table:table-cell table:style-name="ce25"/>
          <table:table-cell table:style-name="ce75" office:value-type="float" office:value="122900.6">
            <text:p>122 900,6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LES JARDINS DE PROVENCE 07250 LE POUZIN - lot 2 plantations</text:p>
          </table:table-cell>
          <table:table-cell table:style-name="ce25"/>
          <table:table-cell table:style-name="ce75" office:value-type="float" office:value="67028">
            <text:p>67 028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/>
          <table:table-cell table:style-name="ce25" office:value-type="string">
            <text:p>GROUPE SCOLAIRE FRANCOIS MITTERRAND - AMENAGEMENT DES ESPACES EXTERIEURS</text:p>
          </table:table-cell>
          <table:table-cell table:style-name="ce75" office:value-type="float" office:value="1013334.29">
            <text:p>1 013 334,29</text:p>
          </table:table-cell>
          <table:table-cell table:style-name="ce133" office:value-type="date" office:date-value="2011-11-29">
            <text:p>29/11/2011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MALET 34131 MAUGUIO CEDEX - lot 4 eaux pluviales</text:p>
          </table:table-cell>
          <table:table-cell table:style-name="ce25"/>
          <table:table-cell table:style-name="ce75" office:value-type="float" office:value="91915.48">
            <text:p>91 915,48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CEGELEC 13755 LES PENNES MIRABEAU CEDEX - lot 24 éclairage public</text:p>
          </table:table-cell>
          <table:table-cell table:style-name="ce25"/>
          <table:table-cell table:style-name="ce75" office:value-type="float" office:value="95209.37">
            <text:p>95 209,37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GROUPEMENT LAQUET / SPORT ENVIRONNEMENT - lot 2 plantation arrosage serrurerie</text:p>
          </table:table-cell>
          <table:table-cell table:style-name="ce25"/>
          <table:table-cell table:style-name="ce75" office:value-type="float" office:value="379897.8">
            <text:p>379 897,8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GROUPEMENT SCREG SUD EST / SOLS MEDITERRANEE - lot 1 aménagement urbain</text:p>
          </table:table-cell>
          <table:table-cell table:style-name="ce25"/>
          <table:table-cell table:style-name="ce75" office:value-type="float" office:value="446311.64">
            <text:p>446 311,64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/>
          <table:table-cell table:style-name="ce25" office:value-type="string">
            <text:p>AVENUE JEAN MERMOZ</text:p>
          </table:table-cell>
          <table:table-cell table:style-name="ce75" office:value-type="float" office:value="368974.1">
            <text:p>368 974,10</text:p>
          </table:table-cell>
          <table:table-cell table:style-name="ce133" office:value-type="date" office:date-value="2011-08-30">
            <text:p>30/08/2011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MALET 34131 MAUGUIO - LOT 1 : VOIRIE</text:p>
          </table:table-cell>
          <table:table-cell table:style-name="ce25"/>
          <table:table-cell table:style-name="ce75" office:value-type="float" office:value="259971.25">
            <text:p>259 971,25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SOTEM 34430 SAINT JEAN DE VEDAS - Lot 2 régulation trafic</text:p>
          </table:table-cell>
          <table:table-cell table:style-name="ce25"/>
          <table:table-cell table:style-name="ce75" office:value-type="float" office:value="109002.85">
            <text:p>109 002,85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/>
          <table:table-cell table:style-name="ce25" office:value-type="string">
            <text:p>ZAC DE MALBOSC RUE LAGATTU 34000 MONTPELLIER CONSTRUCTION DU GS FRANCOIS MITTERRAND</text:p>
          </table:table-cell>
          <table:table-cell table:style-name="ce75" office:value-type="float" office:value="5151942.49">
            <text:p>5 151 942,49</text:p>
          </table:table-cell>
          <table:table-cell table:style-name="ce133" office:value-type="date" office:date-value="2011-08-05">
            <text:p>05/08/2011</text:p>
          </table:table-cell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CHICHE 34070 MONTPELLIER - lot 11 : plomberie</text:p>
          </table:table-cell>
          <table:table-cell table:style-name="ce25"/>
          <table:table-cell table:style-name="ce75" office:value-type="float" office:value="118333.5">
            <text:p>118 333,5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ANDRE TP 30140 ANDUZE - lot 2 : voirie réseaux divers</text:p>
          </table:table-cell>
          <table:table-cell table:style-name="ce25"/>
          <table:table-cell table:style-name="ce75" office:value-type="float" office:value="138892">
            <text:p>138 892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ATELIER DUCROT 34400 LUNEL - lot 6 menuiseries intérieures</text:p>
          </table:table-cell>
          <table:table-cell table:style-name="ce25"/>
          <table:table-cell table:style-name="ce75" office:value-type="float" office:value="167642.7">
            <text:p>167 642,7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8">
          <table:table-cell table:style-name="ce4" office:value-type="string">
            <text:p>CHOLVY SARL 30103 ALES CEDEX - Lot 8 : sols durs</text:p>
          </table:table-cell>
          <table:table-cell table:style-name="ce25"/>
          <table:table-cell table:style-name="ce75" office:value-type="float" office:value="178212.55">
            <text:p>178 212,55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9">
          <table:table-cell table:style-name="ce4" office:value-type="string">
            <text:p>ERI 34130 MUDAISON - lot 5 : serrurerie</text:p>
          </table:table-cell>
          <table:table-cell table:style-name="ce25"/>
          <table:table-cell table:style-name="ce75" office:value-type="float" office:value="178964.4">
            <text:p>178 964,4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10">
          <table:table-cell table:style-name="ce4" office:value-type="string">
            <text:p>MIDI ASPHALTE 34740 VENDARGUES - lot 18 : photovoltaique</text:p>
          </table:table-cell>
          <table:table-cell table:style-name="ce25"/>
          <table:table-cell table:style-name="ce75" office:value-type="float" office:value="219060">
            <text:p>219 060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10">
          <table:table-cell table:style-name="ce4" office:value-type="string">
            <text:p>SANITHERMIC 34830 JACOU - lot 16 génie climatique - vmc</text:p>
          </table:table-cell>
          <table:table-cell table:style-name="ce25"/>
          <table:table-cell table:style-name="ce75" office:value-type="float" office:value="220000">
            <text:p>220 000,0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11">
          <table:table-cell table:style-name="ce4" office:value-type="string">
            <text:p>FPI 34080 MonTPELLIER - lot 7 cloisons - doublages - faux plafonds</text:p>
          </table:table-cell>
          <table:table-cell table:style-name="ce25"/>
          <table:table-cell table:style-name="ce75" office:value-type="float" office:value="221636.5">
            <text:p>221 636,50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10">
          <table:table-cell table:style-name="ce4" office:value-type="string">
            <text:p>MULTITEC 34470 PEROLS - lot 17 : courants forts et faibles</text:p>
          </table:table-cell>
          <table:table-cell table:style-name="ce25"/>
          <table:table-cell table:style-name="ce75" office:value-type="float" office:value="259001.18">
            <text:p>259 001,18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10">
          <table:table-cell table:style-name="ce4" office:value-type="string">
            <text:p>MIDI ASPHALTE 34740 VENDARGUES - lot 12 : étanchéité</text:p>
          </table:table-cell>
          <table:table-cell table:style-name="ce25"/>
          <table:table-cell table:style-name="ce75" office:value-type="float" office:value="265366.11">
            <text:p>265 366,11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4" office:value-type="string">
            <text:p>LABASTERE 34130 ST AUNES - lot 4 : menuiseries extérieures</text:p>
          </table:table-cell>
          <table:table-cell table:style-name="ce25"/>
          <table:table-cell table:style-name="ce75" office:value-type="float" office:value="323270.03">
            <text:p>323 270,03</text:p>
          </table:table-cell>
          <table:table-cell table:style-name="ce133"/>
          <table:table-cell table:style-name="ce162" table:number-columns-repeated="21"/>
          <table:table-cell table:style-name="ce164" table:number-columns-repeated="227"/>
          <table:table-cell table:style-name="ce165" table:number-columns-repeated="772"/>
        </table:table-row>
        <table:table-row table:style-name="ro4">
          <table:table-cell table:style-name="ce10" office:value-type="string">
            <text:p>DELTA FACADE 30900 NIMES - lot 13 : enduits isolation extérieure</text:p>
          </table:table-cell>
          <table:table-cell table:style-name="ce50"/>
          <table:table-cell table:style-name="ce102" office:value-type="float" office:value="349205.68">
            <text:p>349 205,68</text:p>
          </table:table-cell>
          <table:table-cell table:style-name="ce138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1" office:value-type="string">
            <text:p>PISTRE ET FILS 81270 LABASTIDE ROUAIROUX - lot 14 : bardage bois</text:p>
          </table:table-cell>
          <table:table-cell table:style-name="ce51"/>
          <table:table-cell table:style-name="ce103" office:value-type="float" office:value="444244">
            <text:p>444 244,00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DARVER 34740 VENDARGUES - lot 1 gros œuvre</text:p>
          </table:table-cell>
          <table:table-cell table:style-name="ce25"/>
          <table:table-cell table:style-name="ce75" office:value-type="float" office:value="2068113.84">
            <text:p>2 068 113,84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/>
          <table:table-cell table:style-name="ce25" office:value-type="string">
            <text:p>AMENAGEMENT ET ENTRETIEN DE DIVERS ESPACES VERTS</text:p>
          </table:table-cell>
          <table:table-cell table:style-name="ce75" office:value-type="string">
            <text:p>650 000 € HT mini - 2 350 000 € HT maxi</text:p>
          </table:table-cell>
          <table:table-cell table:style-name="ce133" office:value-type="date" office:date-value="2011-07-15">
            <text:p>15/07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SARIVIERE 34970 LATTES - lot 7 : quartier hôpitaux facultés</text:p>
          </table:table-cell>
          <table:table-cell table:style-name="ce25"/>
          <table:table-cell table:style-name="ce75" office:value-type="string">
            <text:p>100 000 € HT mini - 300 000 € HT maxi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SARIVIERE 34970 LATTES - lot 4 : quartier Croix d'Argent</text:p>
          </table:table-cell>
          <table:table-cell table:style-name="ce25"/>
          <table:table-cell table:style-name="ce75" office:value-type="string">
            <text:p>100 000 € HT mini - 300 000 € HT maxi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SARIVIERE 34970 LATTES - lot 5 : quartier Cévennes</text:p>
          </table:table-cell>
          <table:table-cell table:style-name="ce25"/>
          <table:table-cell table:style-name="ce75" office:value-type="string">
            <text:p>100 000 € HT mini - 400 000 € HT maxi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BRL ESPACES NATURELS MONTPELLIER 34960 MONTPELLIER CEDEX 2 - lot 2 Quartier Port Marianne</text:p>
          </table:table-cell>
          <table:table-cell table:style-name="ce25"/>
          <table:table-cell table:style-name="ce75" office:value-type="string">
            <text:p>100 000 € HT mini - 450 000 € HT maxi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SARIVIERE 34970 LATTES - lot 1 : quartier centre</text:p>
          </table:table-cell>
          <table:table-cell table:style-name="ce25"/>
          <table:table-cell table:style-name="ce75" office:value-type="string">
            <text:p>100 000 € HT mini - 300 000 € HT maxi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SARIVIERE 34970 LATTES - lot 6 : quartier Mosson</text:p>
          </table:table-cell>
          <table:table-cell table:style-name="ce25"/>
          <table:table-cell table:style-name="ce75" office:value-type="string">
            <text:p>100 000 € HT mini - 300 000 € HT maxi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POUSSE CLANET 34970 LATTES - lot 3 : quartier centre</text:p>
          </table:table-cell>
          <table:table-cell table:style-name="ce25"/>
          <table:table-cell table:style-name="ce75" office:value-type="string">
            <text:p>50 000 € HT mini - 300 000 € HT maxi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12">
          <table:table-cell table:style-name="ce4"/>
          <table:table-cell table:style-name="ce25" office:value-type="string">
            <text:p>VILLE DE MONTPELLIER - DEBROUSSAILLAGE DE L ENSEMBLE DES TERRAINS COMMUNAUX</text:p>
          </table:table-cell>
          <table:table-cell table:style-name="ce75" office:value-type="string">
            <text:p>montant 550 000 € HT maximum</text:p>
          </table:table-cell>
          <table:table-cell table:style-name="ce133" office:value-type="date" office:date-value="2011-07-30">
            <text:p>30/07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13">
          <table:table-cell table:style-name="ce4" office:value-type="string">
            <text:p>BRL ESPACES NATURELS MONTPELLIER 34960 MONTPELLIER CEDEX 2 - lot 3 débroussaillage des dépendances de voirie et délaissés de terrain</text:p>
          </table:table-cell>
          <table:table-cell table:style-name="ce25"/>
          <table:table-cell table:style-name="ce75" office:value-type="string">
            <text:p>200 000 € HT maxi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14">
          <table:table-cell table:style-name="ce4" office:value-type="string">
            <text:p>SOCIETE PHILIPP FRERES 34270 ST MATHIEU DE TREVIERS - lot 2 débroussaillage et fauchage sélectif en zones naturelles et forestières</text:p>
          </table:table-cell>
          <table:table-cell table:style-name="ce25"/>
          <table:table-cell table:style-name="ce75" office:value-type="string">
            <text:p>200 000 € HT maxi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SOTPN 34170 CASTELNAU LE LEZ - lot 1 nettoyage et débroussaillage des réserves foncières communales</text:p>
          </table:table-cell>
          <table:table-cell table:style-name="ce25"/>
          <table:table-cell table:style-name="ce75" office:value-type="string">
            <text:p>150 000 € HT maxi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EHTP 34137 MAUGUIO CEDEX</text:p>
          </table:table-cell>
          <table:table-cell table:style-name="ce25" office:value-type="string">
            <text:p>REAMENAGEMENT DE LA VOIE REHABILITATION DU RESEAU UNITAIRE RENOVATION DU RESEAU D ADDUCTION D EAU POTABLE - RUE DU FG BOUTONNET</text:p>
          </table:table-cell>
          <table:table-cell table:style-name="ce75" office:value-type="float" office:value="1151373.5">
            <text:p>1 151 373,50</text:p>
          </table:table-cell>
          <table:table-cell table:style-name="ce133" office:value-type="date" office:date-value="2011-02-01">
            <text:p>01/02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/>
          <table:table-cell table:style-name="ce25" office:value-type="string">
            <text:p>TRAVAUX DE MAINTENANCE, DE GROS ENTRETIENS ET GROSSES REPARATIONS SUR LES BTS COMMUNAUX - lots 15 et 22</text:p>
          </table:table-cell>
          <table:table-cell table:style-name="ce75" office:value-type="string">
            <text:p>480 000 € HT montant estimé</text:p>
          </table:table-cell>
          <table:table-cell table:style-name="ce133" office:value-type="date" office:date-value="2011-10-26">
            <text:p>26/10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FPI 34080 MONTPELLIER - lot 22 : faux plafonds</text:p>
          </table:table-cell>
          <table:table-cell table:style-name="ce25"/>
          <table:table-cell table:style-name="ce75" office:value-type="string">
            <text:p>300 000 € HT 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FPI 34080 MONTPELLIER - lot 15 : cloisons doublages</text:p>
          </table:table-cell>
          <table:table-cell table:style-name="ce25"/>
          <table:table-cell table:style-name="ce75" office:value-type="float" office:value="180000">
            <text:p>180 000,00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CHICHE 34070 MONTPELLIER - lots 1 et 2 - plomberie (secteurs 1 et 2)</text:p>
          </table:table-cell>
          <table:table-cell table:style-name="ce25" office:value-type="string">
            <text:p>TRAVAUX DE MAINTENANCE, DE GROS ENTRETIENS ET GROSSES REPARATIONS SUR LES BTS COMMUNAUX lots 27 et 28</text:p>
          </table:table-cell>
          <table:table-cell table:style-name="ce75" office:value-type="string">
            <text:p>montant 4 800 000 € HT</text:p>
          </table:table-cell>
          <table:table-cell table:style-name="ce133" office:value-type="date" office:date-value="2011-04-19">
            <text:p>19/04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Groupement solidaire MULTITEC / ATELIER DUCROT</text:p>
          </table:table-cell>
          <table:table-cell table:style-name="ce25" office:value-type="string">
            <text:p>IMMEUBLE CENTRAL PARK - PARVIS DU FUTUR HOTEL DE VILLE - AMENAGEMENT DE BUREAUX</text:p>
          </table:table-cell>
          <table:table-cell table:style-name="ce75" office:value-type="string">
            <text:p>415738,71 € HT</text:p>
          </table:table-cell>
          <table:table-cell table:style-name="ce133" office:value-type="date" office:date-value="2011-04-18">
            <text:p>18/04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7">
          <table:table-cell table:style-name="ce4" office:value-type="string">
            <text:p>SANITHERMIC 34830 JACOU </text:p>
          </table:table-cell>
          <table:table-cell table:style-name="ce25" office:value-type="string">
            <text:p>LA PANACEE - 14 <text:s/>RUE DE L'ECOLE DE PHARMACIE - CREATION D'UN CENTRE D'ART ET DE LOGEMENTS ETUDIANT RELANCE DU LOT 14 : CHAUFFAGE -CLIMATISATION - VENTILATION</text:p>
          </table:table-cell>
          <table:table-cell table:style-name="ce75" office:value-type="float" office:value="312600">
            <text:p>312 600,00</text:p>
          </table:table-cell>
          <table:table-cell table:style-name="ce133" office:value-type="date" office:date-value="2011-06-09">
            <text:p>09/06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COLAS MIDI MEDITERRANEE 34430 SAINT JEAN DE VEDAS</text:p>
          </table:table-cell>
          <table:table-cell table:style-name="ce25" office:value-type="string">
            <text:p>RUE DES PERTUISANES - AVENUE DES ETATS DU LANGUEDOC AMELIORATION DES ABORDS DU "POLYGONE"</text:p>
          </table:table-cell>
          <table:table-cell table:style-name="ce75" office:value-type="float" office:value="462449.7">
            <text:p>462 449,70</text:p>
          </table:table-cell>
          <table:table-cell table:style-name="ce133" office:value-type="date" office:date-value="2011-02-02">
            <text:p>02/02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2" office:value-type="string">
            <text:p>AGILIS 84250 THOR</text:p>
          </table:table-cell>
          <table:table-cell table:style-name="ce25" office:value-type="string">
            <text:p>FOURNITURE ET MISE EN OEUVRE DE DISPOSITIF DE RETENUE <text:s text:c="11"/></text:p>
          </table:table-cell>
          <table:table-cell table:style-name="ce75" office:value-type="string">
            <text:p>600 000 € HT</text:p>
          </table:table-cell>
          <table:table-cell table:style-name="ce133" office:value-type="date" office:date-value="2011-08-12">
            <text:p>12/08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CITEOS (travesset) <text:s/>34820 TEYRAN CEDEX <text:s/></text:p>
          </table:table-cell>
          <table:table-cell table:style-name="ce25" office:value-type="string">
            <text:p>TRAVAUX D'INSTALLATION ET D'ENTRETIEN DU PATRIMOINE EXTERIEUR ELECTRIQUE EXTERIEUR</text:p>
          </table:table-cell>
          <table:table-cell table:style-name="ce75" office:value-type="string">
            <text:p>501600,00 € HT</text:p>
          </table:table-cell>
          <table:table-cell table:style-name="ce133" office:value-type="date" office:date-value="2011-11-18">
            <text:p>18/11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15">
          <table:table-cell table:style-name="ce4" office:value-type="string">
            <text:p>IPERION / MULTITEC 34430 ST JEAN DE VEDAS</text:p>
          </table:table-cell>
          <table:table-cell table:style-name="ce25" office:value-type="string">
            <text:p>MARCHE D'INSTALLATION ET DE MAINTENANCE D'ALARMES DANS LES BATIMENTS COMMUNAUX</text:p>
          </table:table-cell>
          <table:table-cell table:style-name="ce75" office:value-type="float" office:value="920000">
            <text:p>920 000,00</text:p>
          </table:table-cell>
          <table:table-cell table:style-name="ce133" office:value-type="date" office:date-value="2011-05-31">
            <text:p>31/05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GROUPEMENT D'ENTREPRISES SPORT ENVIRONNEMENT / EUROVIA 80094 AMIENS CEDEX 3</text:p>
          </table:table-cell>
          <table:table-cell table:style-name="ce25" office:value-type="string">
            <text:p>TRAVAUX D'AMENAGEMENT DES INSTALLATIONS SPORTIVES STADE PHILIPPIDES</text:p>
          </table:table-cell>
          <table:table-cell table:style-name="ce75" office:value-type="float" office:value="1047469.25">
            <text:p>1 047 469,25</text:p>
          </table:table-cell>
          <table:table-cell table:style-name="ce133" office:value-type="date" office:date-value="2011-08-24">
            <text:p>24/08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BOISSON 34130 MUDAISON</text:p>
          </table:table-cell>
          <table:table-cell table:style-name="ce25" office:value-type="string">
            <text:p>TRAVAUX DE MAINTENANCE, DE GROS ENTRETIENS ET GROSSES REPARATIONS DE CHAUFFAGE VENTILATION CLIMATISATION <text:s/>SUR LES BATIMENTS COMMUNAUX <text:s text:c="3"/></text:p>
          </table:table-cell>
          <table:table-cell table:style-name="ce75" office:value-type="string">
            <text:p>Montant estimé : 4 000 000,00 </text:p>
          </table:table-cell>
          <table:table-cell table:style-name="ce133" office:value-type="date" office:date-value="2011-06-30">
            <text:p>30/06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5" office:value-type="string">
            <text:p>SCHINDLER 78141</text:p>
          </table:table-cell>
          <table:table-cell table:style-name="ce24" office:value-type="string">
            <text:p>MISE EN CONFORMITE DES ASCENSEURS DU CORUM</text:p>
          </table:table-cell>
          <table:table-cell table:style-name="ce97" office:value-type="float" office:value="107644">
            <text:p>107 644,00</text:p>
          </table:table-cell>
          <table:table-cell table:style-name="ce134" office:value-type="date" office:date-value="2011-01-05">
            <text:p>05/01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/>
          <table:table-cell table:style-name="ce25" office:value-type="string">
            <text:p>CONSTRUCTION DE COLUMBARIUM - CIMETIERE SAINT ETIENNE <text:s text:c="5"/></text:p>
          </table:table-cell>
          <table:table-cell table:style-name="ce75" office:value-type="float" office:value="376729">
            <text:p>376 729,00</text:p>
          </table:table-cell>
          <table:table-cell table:style-name="ce133" office:value-type="date" office:date-value="2011-05-19">
            <text:p>19/05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BEC FRERES 34680 ST GEORGES D'ORQUES - lot 1 : terrassement gros œuvre</text:p>
          </table:table-cell>
          <table:table-cell table:style-name="ce25"/>
          <table:table-cell table:style-name="ce75" office:value-type="float" office:value="99727">
            <text:p>99 727,00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beC FRERES 34680 ST GEORGES D'ORQUES - lot 2 : fourniture et pose de niches</text:p>
          </table:table-cell>
          <table:table-cell table:style-name="ce25"/>
          <table:table-cell table:style-name="ce75" office:value-type="float" office:value="137200">
            <text:p>137 200,00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ACR 01230 THENAY - lot 3 : revetement alvéoles</text:p>
          </table:table-cell>
          <table:table-cell table:style-name="ce25"/>
          <table:table-cell table:style-name="ce75" office:value-type="float" office:value="139802">
            <text:p>139 802,00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/>
          <table:table-cell table:style-name="ce25" office:value-type="string">
            <text:p>2ème tranche jardins familiaux Rieucoulon</text:p>
          </table:table-cell>
          <table:table-cell table:style-name="ce75" office:value-type="float" office:value="69548.82">
            <text:p>69 548,82</text:p>
          </table:table-cell>
          <table:table-cell table:style-name="ce133" office:value-type="date" office:date-value="2011-06-24">
            <text:p>24/06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SPORT ENVIRONNEMENT 34000 - lot 1</text:p>
          </table:table-cell>
          <table:table-cell table:style-name="ce25"/>
          <table:table-cell table:style-name="ce75" office:value-type="float" office:value="21962">
            <text:p>21 962,00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SPORT ENVIRONNEMENT 34000 - lot 2</text:p>
          </table:table-cell>
          <table:table-cell table:style-name="ce25"/>
          <table:table-cell table:style-name="ce75" office:value-type="float" office:value="22280">
            <text:p>22 280,00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ACS PROTECT 34980 - lot 3 </text:p>
          </table:table-cell>
          <table:table-cell table:style-name="ce25"/>
          <table:table-cell table:style-name="ce75" office:value-type="float" office:value="13516.02">
            <text:p>13 516,02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3" office:value-type="string">
            <text:p>POUSSE CLANET 34970</text:p>
          </table:table-cell>
          <table:table-cell table:style-name="ce25"/>
          <table:table-cell table:style-name="ce75" office:value-type="float" office:value="11790.8">
            <text:p>11 790,80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4"/>
          <table:table-cell table:style-name="ce52"/>
          <table:table-cell table:style-name="ce87"/>
          <table:table-cell table:style-name="ce139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5" office:value-type="string">
            <text:p>nom de l'attributaire + code postal + ville</text:p>
          </table:table-cell>
          <table:table-cell table:style-name="ce53" office:value-type="string">
            <text:p>Objet du marché</text:p>
          </table:table-cell>
          <table:table-cell table:style-name="ce104" office:value-type="string">
            <text:p>montant du marché - pour la tranche supérieure <text:s/>à 4 845 000 € HT (travaux)</text:p>
          </table:table-cell>
          <table:table-cell table:style-name="ce140" office:value-type="string">
            <text:p>Date de notification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6"/>
          <table:table-cell table:style-name="ce54" office:value-type="string">
            <text:p>ZAC DE MALBOSC - CONSTRUCTION DU GROUPE SCOLAIRE FRANCOIS MITTERRAND</text:p>
          </table:table-cell>
          <table:table-cell table:style-name="ce105" office:value-type="float" office:value="5207350.99">
            <text:p>5 207 350,99</text:p>
          </table:table-cell>
          <table:table-cell table:style-name="ce141" office:value-type="date" office:date-value="2011-08-05">
            <text:p>05/08/2011</text:p>
          </table:table-cell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6" office:value-type="string">
            <text:p>GARCIA ET FILS 34080 MONTPELLIER - lot 10 sols souples <text:s/></text:p>
          </table:table-cell>
          <table:table-cell table:style-name="ce54"/>
          <table:table-cell table:style-name="ce105" office:value-type="float" office:value="35741.5">
            <text:p>35 741,50</text:p>
          </table:table-cell>
          <table:table-cell table:style-name="ce141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6" office:value-type="string">
            <text:p>KONE ASCENSEURS 344330 ST JEAN DE VEDAS - lot 12 ascenseur</text:p>
          </table:table-cell>
          <table:table-cell table:style-name="ce54"/>
          <table:table-cell table:style-name="ce105" office:value-type="float" office:value="48600">
            <text:p>48 600,00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6" office:value-type="string">
            <text:p>SOPESUD 34070 MONTPELLIER - lot 10 peinture</text:p>
          </table:table-cell>
          <table:table-cell table:style-name="ce54"/>
          <table:table-cell table:style-name="ce105" office:value-type="float" office:value="71067">
            <text:p>71 067,00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6" office:value-type="string">
            <text:p>CHICHE 34070 MONTPELLIER - lot 11 plomberie</text:p>
          </table:table-cell>
          <table:table-cell table:style-name="ce54"/>
          <table:table-cell table:style-name="ce105" office:value-type="float" office:value="118333.5">
            <text:p>118 333,50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6" office:value-type="string">
            <text:p>ANDRE TP 30140 ANDUZE - lot 2 voirie réseaux divers</text:p>
          </table:table-cell>
          <table:table-cell table:style-name="ce54"/>
          <table:table-cell table:style-name="ce105" office:value-type="float" office:value="138892">
            <text:p>138 892,00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7" office:value-type="string">
            <text:p>ATELIER DUCROT 34400 LUNEL - lot 6 menuiseries intérieures</text:p>
          </table:table-cell>
          <table:table-cell table:style-name="ce26"/>
          <table:table-cell table:style-name="ce97" office:value-type="float" office:value="167642.7">
            <text:p>167 642,70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7" office:value-type="string">
            <text:p>COLVY 30103 ALES CEDEX - lot 8 sols durs</text:p>
          </table:table-cell>
          <table:table-cell table:style-name="ce55"/>
          <table:table-cell table:style-name="ce106" office:value-type="float" office:value="178212.55">
            <text:p>178 212,55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6" office:value-type="string">
            <text:p>ERI 34130 MUDAISON - lot 5 serrurerie</text:p>
          </table:table-cell>
          <table:table-cell table:style-name="ce55"/>
          <table:table-cell table:style-name="ce106" office:value-type="float" office:value="178964.4">
            <text:p>178 964,40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6" office:value-type="string">
            <text:p>MIDI ASPHALTE 34740 VENDARGUES - lots 12 étanchéité + 18 photovoltaique</text:p>
          </table:table-cell>
          <table:table-cell table:style-name="ce25"/>
          <table:table-cell table:style-name="ce75" office:value-type="float" office:value="484426.11">
            <text:p>484 426,11</text:p>
          </table:table-cell>
          <table:table-cell table:style-name="ce13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LABASTERE 34130 SAINT AUNES - lot 4 menuiseries extérieures</text:p>
          </table:table-cell>
          <table:table-cell table:style-name="ce25"/>
          <table:table-cell table:style-name="ce75" office:value-type="float" office:value="323270.03">
            <text:p>323 270,03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DELTA FACADE 30900 NIMES - lot 13 enduits isolation extérieure</text:p>
          </table:table-cell>
          <table:table-cell table:style-name="ce25"/>
          <table:table-cell table:style-name="ce75" office:value-type="float" office:value="349205.68">
            <text:p>349 205,68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4" office:value-type="string">
            <text:p>SA, PISTRE ET FILS 81270 LABASTIDE ROUAIROUX</text:p>
          </table:table-cell>
          <table:table-cell table:style-name="ce25"/>
          <table:table-cell table:style-name="ce75" office:value-type="float" office:value="444244">
            <text:p>444 244,00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6" office:value-type="string">
            <text:p>SANITHERMIC 34830 JACOU - lot 16 génie climatique - vmc</text:p>
          </table:table-cell>
          <table:table-cell table:style-name="ce46"/>
          <table:table-cell table:style-name="ce98" office:value-type="float" office:value="220000">
            <text:p>220 000,00</text:p>
          </table:table-cell>
          <table:table-cell table:style-name="ce141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6" office:value-type="string">
            <text:p>FPI 34080 MONTPELLIER - lot 7 cloisons doublages faux-plafonds</text:p>
          </table:table-cell>
          <table:table-cell table:style-name="ce46"/>
          <table:table-cell table:style-name="ce98" office:value-type="float" office:value="221636.5">
            <text:p>221 636,50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6" office:value-type="string">
            <text:p>MULTITEC 34470 PEROLS - lot 17 courants forts et faibles</text:p>
          </table:table-cell>
          <table:table-cell table:style-name="ce46"/>
          <table:table-cell table:style-name="ce98" office:value-type="float" office:value="259001.18">
            <text:p>259 001,18</text:p>
          </table:table-cell>
          <table:table-cell table:style-name="ce137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8" office:value-type="string">
            <text:p>DARVER 34740 VENDARGUES - lot 1 gros œuvre</text:p>
          </table:table-cell>
          <table:table-cell table:style-name="ce56"/>
          <table:table-cell table:style-name="ce86" office:value-type="float" office:value="2068113.84">
            <text:p>2 068 113,84</text:p>
          </table:table-cell>
          <table:table-cell table:style-name="ce142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9"/>
          <table:table-cell table:style-name="ce57"/>
          <table:table-cell table:style-name="ce107"/>
          <table:table-cell table:style-name="ce143"/>
          <table:table-cell table:style-name="ce162" table:number-columns-repeated="21"/>
          <table:table-cell table:style-name="ce165" table:number-columns-repeated="999"/>
        </table:table-row>
        <table:table-row table:style-name="ro4">
          <table:table-cell table:style-name="ce1" office:value-type="string" table:number-columns-spanned="3" table:number-rows-spanned="1">
            <text:p>LISTE DES MARCHES NOTIFIES EN <text:span text:style-name="T3">2011 (fourniture)</text:span><text:span text:style-name="T4"> (</text:span><text:span text:style-name="T5">article 133 du code des marchés publics)</text:span></text:p>
          </table:table-cell>
          <table:covered-table-cell table:number-columns-repeated="2" table:style-name="ce44"/>
          <table:table-cell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0"/>
          <table:table-cell table:style-name="ce2" table:number-columns-repeated="2"/>
          <table:table-cell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1" office:value-type="string">
            <text:p>nom de l'attributaire + code postal </text:p>
          </table:table-cell>
          <table:table-cell table:style-name="ce58" office:value-type="string">
            <text:p>Objet du marché</text:p>
          </table:table-cell>
          <table:table-cell table:style-name="ce108" office:value-type="string">
            <text:p>montant du marché - pour la tranche supérieure ou égale à 20 000 € HT et inférieure à 90 000 € HT </text:p>
          </table:table-cell>
          <table:table-cell table:style-name="ce144" office:value-type="string">
            <text:p>Date de notification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/>
          <table:table-cell table:style-name="ce46" office:value-type="string">
            <text:p>achat de mobilier urbain, produits et fournitures voirie et espaces verts</text:p>
          </table:table-cell>
          <table:table-cell table:style-name="ce109" office:value-type="float" office:value="84000">
            <text:p>84 000,00 <text:s text:c="2"/></text:p>
          </table:table-cell>
          <table:table-cell table:style-name="ce145" office:value-type="date" office:date-value="2011-07-28">
            <text:p>28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INEU GRAF 67232 BENFELD CEDEX - lot4 bancs publics type 1</text:p>
          </table:table-cell>
          <table:table-cell table:style-name="ce25"/>
          <table:table-cell table:style-name="ce110" office:value-type="float" office:value="30000">
            <text:p>3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INEU GRAF 67232 BENFELD CEDEX lot 5 bancs publics type 2</text:p>
          </table:table-cell>
          <table:table-cell table:style-name="ce25"/>
          <table:table-cell table:style-name="ce110" office:value-type="float" office:value="9000">
            <text:p>9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ERI 86104 CHATELLERAULT CEDEX - lot 2 mobilier urbain acier</text:p>
          </table:table-cell>
          <table:table-cell table:style-name="ce59"/>
          <table:table-cell table:style-name="ce110" office:value-type="float" office:value="8000">
            <text:p>8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2" office:value-type="string">
            <office:annotation draw:style-name="gr1" draw:text-style-name="P1" svg:width="3.572cm" svg:height="4.01cm" svg:x="7.107cm" svg:y="249.116cm" draw:caption-point-x="-0.429cm" draw:caption-point-y="0.276cm">
              <dc:creator>JV</dc:creator>
              <dc:date>2013-01-31T00:00:00</dc:date>
              <text:p text:style-name="P1"><text:span text:style-name="T1">GRASSETI:</text:span></text:p>
              <text:p text:style-name="P1"><text:span text:style-name="T2">J'ai besoin des n° de SIREN. Les auriez-vous ? Si vous pouviez me les faire parvenir pour vendredi 11 février au plus tard, Merci d'avance</text:span></text:p>
              <text:p text:style-name="P1"><text:span text:style-name="T2"/></text:p>
            </office:annotation>
            <text:p>SINEU GRAF 67232 BENFELD CEDEX lot 7 : corbeille à papiers type 1</text:p>
          </table:table-cell>
          <table:table-cell table:style-name="ce26"/>
          <table:table-cell table:style-name="ce111" office:value-type="float" office:value="10000">
            <text:p>1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2" office:value-type="string">
            <text:p>LACROIX SIGNALISATION 44801 ST HERBLAIN CEDEX - lot 3 : équipements de sécurité routière</text:p>
          </table:table-cell>
          <table:table-cell table:style-name="ce60"/>
          <table:table-cell table:style-name="ce111" office:value-type="float" office:value="11000">
            <text:p>11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2"/>
          <table:table-cell table:style-name="ce26" office:value-type="string">
            <text:p>MENU ALTERNATIF (BIO ET EQUITABLE)</text:p>
          </table:table-cell>
          <table:table-cell table:style-name="ce111" office:value-type="float" office:value="30800">
            <text:p>30 800,00 <text:s text:c="2"/></text:p>
          </table:table-cell>
          <table:table-cell table:style-name="ce147" office:value-type="date" office:date-value="2011-06-14">
            <text:p>14/06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2" office:value-type="string">
            <text:p>BIOFINESSE 31200 - Lot 1 salade composée bio</text:p>
          </table:table-cell>
          <table:table-cell table:style-name="ce26"/>
          <table:table-cell table:style-name="ce111" office:value-type="float" office:value="6000">
            <text:p>6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2" office:value-type="string">
            <text:p>AMBRES 30340 - lot 2 : graines de courge bio</text:p>
          </table:table-cell>
          <table:table-cell table:style-name="ce26"/>
          <table:table-cell table:style-name="ce111" office:value-type="float" office:value="200">
            <text:p>2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SDA 44150 - lot 3 sauté poulet bio</text:p>
          </table:table-cell>
          <table:table-cell table:style-name="ce26"/>
          <table:table-cell table:style-name="ce112" office:value-type="float" office:value="10000">
            <text:p>1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2" office:value-type="string">
            <text:p>AMBRES 30340 - lot 4 : noix de coco bio</text:p>
          </table:table-cell>
          <table:table-cell table:style-name="ce61"/>
          <table:table-cell table:style-name="ce111" office:value-type="float" office:value="100">
            <text:p>1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AMBRES 30340 - lot 5 : colombo bio</text:p>
          </table:table-cell>
          <table:table-cell table:style-name="ce25"/>
          <table:table-cell table:style-name="ce110" office:value-type="float" office:value="100">
            <text:p>1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BIOFINESSE 31200 - Lot 6 : lentilles bio</text:p>
          </table:table-cell>
          <table:table-cell table:style-name="ce62"/>
          <table:table-cell table:style-name="ce110" office:value-type="float" office:value="200">
            <text:p>2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ARTISANS DU MONDE 34000 - lot 7 pates au quinoa bio</text:p>
          </table:table-cell>
          <table:table-cell table:style-name="ce26"/>
          <table:table-cell table:style-name="ce112" office:value-type="float" office:value="2200">
            <text:p>2 2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2" office:value-type="string">
            <text:p>AMBRES 30340 - lot 8 : yaourt nature bio</text:p>
          </table:table-cell>
          <table:table-cell table:style-name="ce63"/>
          <table:table-cell table:style-name="ce111" office:value-type="float" office:value="3000">
            <text:p>3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BIOFINESSE 31200 - lot 9 : sucre poudre commerce équitable</text:p>
          </table:table-cell>
          <table:table-cell table:style-name="ce63"/>
          <table:table-cell table:style-name="ce111" office:value-type="float" office:value="1000">
            <text:p>1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AMBRES 30340 - lot 10 : dessert fruits commerce équitable</text:p>
          </table:table-cell>
          <table:table-cell table:style-name="ce26"/>
          <table:table-cell table:style-name="ce112" office:value-type="float" office:value="6000">
            <text:p>6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PAINDOR 34880 - lot 11 : pain bio</text:p>
          </table:table-cell>
          <table:table-cell table:style-name="ce26"/>
          <table:table-cell table:style-name="ce112" office:value-type="float" office:value="2000">
            <text:p>2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/>
          <table:table-cell table:style-name="ce26" office:value-type="string">
            <text:p>MENU DE NOEL 2011</text:p>
          </table:table-cell>
          <table:table-cell table:style-name="ce112" office:value-type="float" office:value="32190">
            <text:p>32 190,00 <text:s text:c="2"/></text:p>
          </table:table-cell>
          <table:table-cell table:style-name="ce147" office:value-type="date" office:date-value="2011-11-29">
            <text:p>29/11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POMONA PASSION FROID 30900 - lot 1 : foie gras</text:p>
          </table:table-cell>
          <table:table-cell table:style-name="ce26"/>
          <table:table-cell table:style-name="ce112" office:value-type="float" office:value="10500">
            <text:p>10 5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PRO A PRO - lot 2 : rillettes ou terrines de poisson</text:p>
          </table:table-cell>
          <table:table-cell table:style-name="ce26"/>
          <table:table-cell table:style-name="ce112" office:value-type="float" office:value="90">
            <text:p>9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POMONA PASSION FROID 30900 - lot 3 : filet de caille</text:p>
          </table:table-cell>
          <table:table-cell table:style-name="ce60"/>
          <table:table-cell table:style-name="ce112" office:value-type="float" office:value="14000">
            <text:p>14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COLIN 35170 - lot 5 : fond de canard</text:p>
          </table:table-cell>
          <table:table-cell table:style-name="ce60"/>
          <table:table-cell table:style-name="ce112" office:value-type="float" office:value="600">
            <text:p>6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BRAKE 34514 - lot 6 : fromage aux noix</text:p>
          </table:table-cell>
          <table:table-cell table:style-name="ce60"/>
          <table:table-cell table:style-name="ce112" office:value-type="float" office:value="1400">
            <text:p>1 4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COCKTAIL &amp; CO 34270 - lot 7 : père noël chocolat</text:p>
          </table:table-cell>
          <table:table-cell table:style-name="ce60"/>
          <table:table-cell table:style-name="ce112" office:value-type="float" office:value="4600">
            <text:p>4 6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PAINDOR 34880 - lot 8 : pain</text:p>
          </table:table-cell>
          <table:table-cell table:style-name="ce25"/>
          <table:table-cell table:style-name="ce110" office:value-type="float" office:value="1000">
            <text:p>1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CEGELEC SUD EST 34965</text:p>
          </table:table-cell>
          <table:table-cell table:style-name="ce64" office:value-type="string">
            <text:p>REMPLACEMENT TRANSFORMATEUR ET CELLULES HAUTE TENSION CUISINE CENTRALE</text:p>
          </table:table-cell>
          <table:table-cell table:style-name="ce112" office:value-type="float" office:value="55403.35">
            <text:p>55 403,35 <text:s text:c="2"/></text:p>
          </table:table-cell>
          <table:table-cell table:style-name="ce147" office:value-type="date" office:date-value="2011-08-21">
            <text:p>21/08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OCE France 93882 NOISY LE GRAND </text:p>
          </table:table-cell>
          <table:table-cell table:style-name="ce65" office:value-type="string">
            <text:p>ACHAT D'UNE IMPRIMANTE / COPIEUR NOIR ET BLANC DE PRODUCTION, D'UNE SOLUTION LOGICIELLE DE GESTION DE SOUMISSION DE TRAVAUX, AVEC CONTRAT DE MAINTENANCE</text:p>
          </table:table-cell>
          <table:table-cell table:style-name="ce112" office:value-type="float" office:value="29900">
            <text:p>29 900,00 <text:s text:c="2"/></text:p>
          </table:table-cell>
          <table:table-cell table:style-name="ce147" office:value-type="date" office:date-value="2011-02-09">
            <text:p>09/02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MOBILECO 34970 LATTES</text:p>
          </table:table-cell>
          <table:table-cell table:style-name="ce65" office:value-type="string">
            <text:p>ACHAT DE VELOS VILLE CADRE MIXTE/DAME A ASSISTANCE ELECTRIQUE, DE PIERES DETACHEES, D'ACCESSOIRES ET EQUIPEMENTS</text:p>
          </table:table-cell>
          <table:table-cell table:style-name="ce112" office:value-type="float" office:value="40000">
            <text:p>40 000,00 <text:s text:c="2"/></text:p>
          </table:table-cell>
          <table:table-cell table:style-name="ce147" office:value-type="date" office:date-value="2011-02-25">
            <text:p>25/02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3" office:value-type="string">
            <text:p>YAMSUD 34970 LATTES</text:p>
          </table:table-cell>
          <table:table-cell table:style-name="ce66" office:value-type="string">
            <text:p>ACHAT DE CASQUES POUR MOTOS ET SCOOTERS</text:p>
          </table:table-cell>
          <table:table-cell table:style-name="ce113" office:value-type="float" office:value="20000">
            <text:p>20 000,00 <text:s text:c="2"/></text:p>
          </table:table-cell>
          <table:table-cell table:style-name="ce147" office:value-type="date" office:date-value="2011-03-14">
            <text:p>14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3" office:value-type="string">
            <text:p>PRIMAGAZ 75017 PARIS</text:p>
          </table:table-cell>
          <table:table-cell table:style-name="ce67" office:value-type="string">
            <text:p>FOURNITURE DE GAZ PROPANE POUR L'OSSUAIRE DU CIMETIERE ST LAZARE AVEC MISE A DISPOSITION DE STOCKAGE</text:p>
          </table:table-cell>
          <table:table-cell table:style-name="ce113" office:value-type="float" office:value="40000">
            <text:p>40 000,00 <text:s text:c="2"/></text:p>
          </table:table-cell>
          <table:table-cell table:style-name="ce147" office:value-type="date" office:date-value="2011-05-16">
            <text:p>16/05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3" office:value-type="string">
            <text:p>ROHL 67151 KRAFFT</text:p>
          </table:table-cell>
          <table:table-cell table:style-name="ce67" office:value-type="string">
            <text:p>MN - achat de matériel d'éclairage public - lanternes de type rohl</text:p>
          </table:table-cell>
          <table:table-cell table:style-name="ce113" office:value-type="float" office:value="45000">
            <text:p>45 000,00 <text:s text:c="2"/></text:p>
          </table:table-cell>
          <table:table-cell table:style-name="ce147" office:value-type="date" office:date-value="2011-07-11">
            <text:p>11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3" office:value-type="string">
            <text:p>WE-EF LUMIERE 38287 ST QUENTIN FALLAVIER</text:p>
          </table:table-cell>
          <table:table-cell table:style-name="ce67" office:value-type="string">
            <text:p>MN - achat de matériel d'éclairage public - projecteurs de type WE-EF</text:p>
          </table:table-cell>
          <table:table-cell table:style-name="ce113" office:value-type="float" office:value="45000">
            <text:p>45 000,00 <text:s text:c="2"/></text:p>
          </table:table-cell>
          <table:table-cell table:style-name="ce147" office:value-type="date" office:date-value="2011-07-11">
            <text:p>11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3" office:value-type="string">
            <text:p>STRADAL / AZULY 72019 LE MANS CEDEX</text:p>
          </table:table-cell>
          <table:table-cell table:style-name="ce67" office:value-type="string">
            <text:p>MN - achat de matériel d'éclairage public - mâts bétons</text:p>
          </table:table-cell>
          <table:table-cell table:style-name="ce113" office:value-type="float" office:value="46250">
            <text:p>46 250,00 <text:s text:c="2"/></text:p>
          </table:table-cell>
          <table:table-cell table:style-name="ce147" office:value-type="date" office:date-value="2011-08-02">
            <text:p>02/08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3" office:value-type="string">
            <text:p>GHM 52220 SOMMEVOIRE</text:p>
          </table:table-cell>
          <table:table-cell table:style-name="ce67" office:value-type="string">
            <text:p>MN - achat de matériel d'éclairage public - type GHM</text:p>
          </table:table-cell>
          <table:table-cell table:style-name="ce113" office:value-type="float" office:value="46250">
            <text:p>46 250,00 <text:s text:c="2"/></text:p>
          </table:table-cell>
          <table:table-cell table:style-name="ce147" office:value-type="date" office:date-value="2011-08-02">
            <text:p>02/08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3" office:value-type="string">
            <text:p>PORTAL ECLAIRAGE 34970 LATTES</text:p>
          </table:table-cell>
          <table:table-cell table:style-name="ce67" office:value-type="string">
            <text:p>MN - achat de matériel d'éclairage public - projecteurs SILL</text:p>
          </table:table-cell>
          <table:table-cell table:style-name="ce113" office:value-type="float" office:value="46250">
            <text:p>46 250,00 <text:s text:c="2"/></text:p>
          </table:table-cell>
          <table:table-cell table:style-name="ce147" office:value-type="date" office:date-value="2011-09-13">
            <text:p>13/09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3" office:value-type="string">
            <text:p>TECSO 31650 ST ORENS DE GAMEVILLE</text:p>
          </table:table-cell>
          <table:table-cell table:style-name="ce67" office:value-type="string">
            <text:p>MN - achat de matériel d'éclairage public - projecteurs MEYER</text:p>
          </table:table-cell>
          <table:table-cell table:style-name="ce113" office:value-type="float" office:value="45000">
            <text:p>45 000,00 <text:s text:c="2"/></text:p>
          </table:table-cell>
          <table:table-cell table:style-name="ce147" office:value-type="date" office:date-value="2011-09-13">
            <text:p>13/09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0"/>
          <table:table-cell table:style-name="ce68" office:value-type="string">
            <text:p>MARCHE DE PRESTATIONS DE SERVICE DE PRESSING ET DE BLANCHISSERIE</text:p>
          </table:table-cell>
          <table:table-cell table:style-name="ce114" office:value-type="float" office:value="30000">
            <text:p>30 000,00 <text:s text:c="2"/></text:p>
          </table:table-cell>
          <table:table-cell table:style-name="ce147" office:value-type="date" office:date-value="2011-09-21">
            <text:p>21/09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AV2 P CLEAN TENDANCE 34070 MONTPELLIER</text:p>
          </table:table-cell>
          <table:table-cell table:style-name="ce69"/>
          <table:table-cell table:style-name="ce110" office:value-type="float" office:value="20000">
            <text:p>2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EDEN PRESSING 34000 MONTPELLIER</text:p>
          </table:table-cell>
          <table:table-cell table:style-name="ce59"/>
          <table:table-cell table:style-name="ce110" office:value-type="float" office:value="10000">
            <text:p>1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/>
          <table:table-cell table:style-name="ce70" office:value-type="string">
            <text:p>ACHAT D'ENGINS ET MATERIELS TECHNIQUES POUR LA VOIRIE, LE ZOO ET LES ESPACES VERTS</text:p>
          </table:table-cell>
          <table:table-cell table:style-name="ce111" office:value-type="float" office:value="25036.33">
            <text:p>25 036,33 <text:s text:c="2"/></text:p>
          </table:table-cell>
          <table:table-cell table:style-name="ce147" office:value-type="date" office:date-value="2011-10-10">
            <text:p>10/10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 office:value-type="string">
            <text:p>BARTHELEMY SUD PROVERT 84103 ORANGE (lot 2)</text:p>
          </table:table-cell>
          <table:table-cell table:style-name="ce63"/>
          <table:table-cell table:style-name="ce111" office:value-type="float" office:value="6636.33">
            <text:p>6 636,33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 office:value-type="string">
            <text:p>GALLOY 34000 MONTPELLIER (lot 3)</text:p>
          </table:table-cell>
          <table:table-cell table:style-name="ce63"/>
          <table:table-cell table:style-name="ce111" office:value-type="float" office:value="4500">
            <text:p>4 5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 office:value-type="string">
            <text:p>BARTHELEMY SUD PROVERT 84103 ORANGE (lot 4)</text:p>
          </table:table-cell>
          <table:table-cell table:style-name="ce63"/>
          <table:table-cell table:style-name="ce111" office:value-type="float" office:value="13900">
            <text:p>13 900,00 <text:s text:c="2"/></text:p>
          </table:table-cell>
          <table:table-cell table:style-name="ce147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 office:value-type="string">
            <text:p>ROSERAIE DES COSTIERES 34270</text:p>
          </table:table-cell>
          <table:table-cell table:style-name="ce70" office:value-type="string">
            <text:p>ACHAT, LIVRAISON, INSTALLATION ET RECUPERATION DE SAPINS DE NOEL</text:p>
          </table:table-cell>
          <table:table-cell table:style-name="ce111" office:value-type="string">
            <text:p>5000 € HT mini - 20 000 € HT maxi</text:p>
          </table:table-cell>
          <table:table-cell table:style-name="ce147" office:value-type="date" office:date-value="2011-10-10">
            <text:p>10/10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 office:value-type="string">
            <text:p>COCKTAIL &amp; CO 34270 </text:p>
          </table:table-cell>
          <table:table-cell table:style-name="ce70" office:value-type="string">
            <text:p>ACHAT, CONFECTION ET LIVRAISON DE GOUTERS DE NOEL 2011</text:p>
          </table:table-cell>
          <table:table-cell table:style-name="ce111" office:value-type="string">
            <text:p>25000 € HT mini - 40000 € HT maxi</text:p>
          </table:table-cell>
          <table:table-cell table:style-name="ce147" office:value-type="date" office:date-value="2011-10-28">
            <text:p>28/10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 office:value-type="string">
            <text:p>RICHARDSON 34071 MONTPELLIER </text:p>
          </table:table-cell>
          <table:table-cell table:style-name="ce24" office:value-type="string">
            <text:p>ACHAT DE FONTAINES A EAU ET DES CONSOMMABLES ASSOCIES POUR LE NHDV</text:p>
          </table:table-cell>
          <table:table-cell table:style-name="ce115" office:value-type="string">
            <text:p>12000 € HT MINI 6 20 000 € HT MAXI</text:p>
          </table:table-cell>
          <table:table-cell table:style-name="ce147" office:value-type="date" office:date-value="2011-11-10">
            <text:p>10/11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ARVEL 63114 COUDES</text:p>
          </table:table-cell>
          <table:table-cell table:style-name="ce71" office:value-type="string">
            <text:p>ACHAT DE DEUX SALEUSES PORTEES</text:p>
          </table:table-cell>
          <table:table-cell table:style-name="ce116" office:value-type="float" office:value="33120">
            <text:p>33 120,00 <text:s text:c="2"/></text:p>
          </table:table-cell>
          <table:table-cell table:style-name="ce147" office:value-type="date" office:date-value="2011-11-10">
            <text:p>10/11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BOUTIQUE VAUQUIER 34000 MONTPELLIER</text:p>
          </table:table-cell>
          <table:table-cell table:style-name="ce71"/>
          <table:table-cell table:style-name="ce116" office:value-type="string">
            <text:p>20 000 € HT mini - 85000 € HT maxi</text:p>
          </table:table-cell>
          <table:table-cell table:style-name="ce147" office:value-type="date" office:date-value="2011-03-04">
            <text:p>04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BCPE LA NORME 34130 MAUGUIO </text:p>
          </table:table-cell>
          <table:table-cell table:style-name="ce71" office:value-type="string">
            <text:p>ACHAT DE MATERIEL DE NETTOYAGE</text:p>
          </table:table-cell>
          <table:table-cell table:style-name="ce116" office:value-type="string">
            <text:p>20 000 € HT mini - 89000 € HT maxi</text:p>
          </table:table-cell>
          <table:table-cell table:style-name="ce147" office:value-type="date" office:date-value="2011-06-08">
            <text:p>08/06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MB GRAPHIC 87570 RILHAC RANCON</text:p>
          </table:table-cell>
          <table:table-cell table:style-name="ce71" office:value-type="string">
            <text:p>ACHAT DE FOURNITURES D'IMPRIMERIE</text:p>
          </table:table-cell>
          <table:table-cell table:style-name="ce116" office:value-type="string">
            <text:p>10 000 € HT mini - 50 000 € HT maxi</text:p>
          </table:table-cell>
          <table:table-cell table:style-name="ce147" office:value-type="date" office:date-value="2011-06-08">
            <text:p>08/06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PHARMACIE CHATELETS RICHEMONT</text:p>
          </table:table-cell>
          <table:table-cell table:style-name="ce71" office:value-type="string">
            <text:p>ACHAT DE PRODUITS PHARMACEUTIQUES</text:p>
          </table:table-cell>
          <table:table-cell table:style-name="ce116" office:value-type="string">
            <text:p>30 000 € HT mini - 89 000 € HT maxi</text:p>
          </table:table-cell>
          <table:table-cell table:style-name="ce147" office:value-type="date" office:date-value="2011-06-29">
            <text:p>29/06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COMATELEC 95723 ROISSY CDG CEDEX</text:p>
          </table:table-cell>
          <table:table-cell table:style-name="ce72" office:value-type="string">
            <text:p>MN - ACHAT DE MATERIEL D'ECLAIRAGE PUBLIC - LANTERNES DE TYPE COMATELEC</text:p>
          </table:table-cell>
          <table:table-cell table:style-name="ce116" office:value-type="string">
            <text:p>70 000 € HT</text:p>
          </table:table-cell>
          <table:table-cell table:style-name="ce147" office:value-type="date" office:date-value="2011-07-11">
            <text:p>11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2" office:value-type="string">
            <text:p>ELIS 30971 NIMES</text:p>
          </table:table-cell>
          <table:table-cell table:style-name="ce70" office:value-type="string">
            <text:p>LOCATION BLANCHISSAGE ET ENTRETIEN DES VETEMENTS PROFESSIONNELS DE LA CUISINE CENTRALE</text:p>
          </table:table-cell>
          <table:table-cell table:style-name="ce111" office:value-type="string">
            <text:p>50000 € HT</text:p>
          </table:table-cell>
          <table:table-cell table:style-name="ce147" office:value-type="date" office:date-value="2011-10-20">
            <text:p>20/10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6" office:value-type="string">
            <text:p>JEX ABS 34000</text:p>
          </table:table-cell>
          <table:table-cell table:style-name="ce64" office:value-type="string">
            <text:p>ACHAT DE BOISSONS</text:p>
          </table:table-cell>
          <table:table-cell table:style-name="ce112" office:value-type="string">
            <text:p>20 000 € HT mini - 85 000 € HT maxi</text:p>
          </table:table-cell>
          <table:table-cell table:style-name="ce147" office:value-type="date" office:date-value="2011-12-31">
            <text:p>31/12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6" office:value-type="string">
            <text:p>DEMENAGEMENTS SANS 09100 PAMIERS</text:p>
          </table:table-cell>
          <table:table-cell table:style-name="ce60" office:value-type="string">
            <text:p>PRESTATIONS DE DEPLACEMENTS, PETITES REPARATIONS ET MISE AU REBUT DE MOBILIER</text:p>
          </table:table-cell>
          <table:table-cell table:style-name="ce112" office:value-type="string">
            <text:p>85 000 € HT</text:p>
          </table:table-cell>
          <table:table-cell table:style-name="ce147" office:value-type="date" office:date-value="2011-12-30">
            <text:p>30/12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6" office:value-type="string">
            <text:p>GEOMEDIA 29229</text:p>
          </table:table-cell>
          <table:table-cell table:style-name="ce73" office:value-type="string">
            <text:p>ACHAT DE LICENCES AUTOCAD 2011 ET COVADIS 2012</text:p>
          </table:table-cell>
          <table:table-cell table:style-name="ce112" office:value-type="float" office:value="30066">
            <text:p>30 066,00 <text:s text:c="2"/></text:p>
          </table:table-cell>
          <table:table-cell table:style-name="ce147" office:value-type="date" office:date-value="2011-08-03">
            <text:p>03/08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 office:value-type="string">
            <text:p>MONTPELLIER POIDS-LOURDS 34000 MONTPELLIER</text:p>
          </table:table-cell>
          <table:table-cell table:style-name="ce70" office:value-type="string">
            <text:p>MAINTENANCE UTILITAIRES ET POIDS LOURDS</text:p>
          </table:table-cell>
          <table:table-cell table:style-name="ce115" office:value-type="float" office:value="85000">
            <text:p>85 000,00 <text:s text:c="2"/></text:p>
          </table:table-cell>
          <table:table-cell table:style-name="ce147" office:value-type="date" office:date-value="2011-06-16">
            <text:p>16/06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 office:value-type="string">
            <text:p>HYDRAU SERVICE 34671</text:p>
          </table:table-cell>
          <table:table-cell table:style-name="ce70" office:value-type="string">
            <text:p>MAINTENANCE DE NACELLES ELEVATRICES ET EQUIPEMENTS HYDRAULIQUES</text:p>
          </table:table-cell>
          <table:table-cell table:style-name="ce115" office:value-type="float" office:value="85000">
            <text:p>85 000,00 <text:s text:c="2"/></text:p>
          </table:table-cell>
          <table:table-cell table:style-name="ce147" office:value-type="date" office:date-value="2011-01-01">
            <text:p>01/01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/>
          <table:table-cell table:style-name="ce70" office:value-type="string">
            <text:p>CONTROLES TECHNIQUES ET PERIODIQUES </text:p>
          </table:table-cell>
          <table:table-cell table:style-name="ce115" office:value-type="float" office:value="85000">
            <text:p>85 000,00 <text:s text:c="2"/></text:p>
          </table:table-cell>
          <table:table-cell table:style-name="ce147" office:value-type="date" office:date-value="2011-07-06">
            <text:p>06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 office:value-type="string">
            <text:p>AUTO BILAN France 78190 - lot 1</text:p>
          </table:table-cell>
          <table:table-cell table:style-name="ce70"/>
          <table:table-cell table:style-name="ce115" office:value-type="float" office:value="55000">
            <text:p>55 000,00 <text:s text:c="2"/></text:p>
          </table:table-cell>
          <table:table-cell table:style-name="ce147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4" office:value-type="string">
            <text:p>BUREAU VERITAS 34000</text:p>
          </table:table-cell>
          <table:table-cell table:style-name="ce70"/>
          <table:table-cell table:style-name="ce115" office:value-type="float" office:value="30000">
            <text:p>30 000,00 <text:s text:c="2"/></text:p>
          </table:table-cell>
          <table:table-cell table:style-name="ce147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7" office:value-type="string">
            <text:p>BENGALE 34740 VENDARGUES</text:p>
          </table:table-cell>
          <table:table-cell table:style-name="ce74" office:value-type="string">
            <text:p>ACHAT DE MATERIEL DE REGULATION TRAFIC</text:p>
          </table:table-cell>
          <table:table-cell table:style-name="ce117" office:value-type="float" office:value="50000">
            <text:p>50 000,00 <text:s text:c="2"/></text:p>
          </table:table-cell>
          <table:table-cell table:style-name="ce145" office:value-type="date" office:date-value="2011-03-05">
            <text:p>05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CAPSYS 38190 BERNIN</text:p>
          </table:table-cell>
          <table:table-cell table:style-name="ce75" office:value-type="string">
            <text:p>DETECTEURS ET BALISES SPECIFIQUES TRAM / BUS DE TYPE CAPSYS</text:p>
          </table:table-cell>
          <table:table-cell table:style-name="ce110" office:value-type="float" office:value="50000">
            <text:p>5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THALES 91229 BRETIGNY SUR ORGE CEDEX</text:p>
          </table:table-cell>
          <table:table-cell table:style-name="ce75" office:value-type="string">
            <text:p>ACHAT DE RACKS ET CARTES DE LOGIQUE DE COMPTAGE DE TYPE THALES</text:p>
          </table:table-cell>
          <table:table-cell table:style-name="ce110" office:value-type="float" office:value="50000">
            <text:p>50 000,00 <text:s text:c="2"/></text:p>
          </table:table-cell>
          <table:table-cell table:style-name="ce147" office:value-type="date" office:date-value="2011-03-02">
            <text:p>02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7" office:value-type="string">
            <text:p>SILVAIN ESO 34500</text:p>
          </table:table-cell>
          <table:table-cell table:style-name="ce76" office:value-type="string">
            <text:p>FOURNITURE ET REMISE EN ETAT DE MOTEURS LEORY SOMER POUR BORNES ELECTRIQUES ESCAMOTABLES</text:p>
          </table:table-cell>
          <table:table-cell table:style-name="ce113" office:value-type="float" office:value="29987">
            <text:p>29 987,00 <text:s text:c="2"/></text:p>
          </table:table-cell>
          <table:table-cell table:style-name="ce147" office:value-type="date" office:date-value="2011-03-24">
            <text:p>24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7" office:value-type="string">
            <text:p>LES Français 34070</text:p>
          </table:table-cell>
          <table:table-cell table:style-name="ce76" office:value-type="string">
            <text:p>BREVET PROFESSIONNEL DE LA JEUNESSE, DE L'EDUCATION POPULAIRE ET DU SPORT OU BPJES</text:p>
          </table:table-cell>
          <table:table-cell table:style-name="ce113" office:value-type="float" office:value="54000">
            <text:p>54 000,00 <text:s text:c="2"/></text:p>
          </table:table-cell>
          <table:table-cell table:style-name="ce147" office:value-type="date" office:date-value="2011-08-02">
            <text:p>02/08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8"/>
          <table:table-cell table:style-name="ce77"/>
          <table:table-cell table:style-name="ce118"/>
          <table:table-cell table:style-name="ce148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9" office:value-type="string">
            <text:p>nom de l'attributaire + code postal + ville</text:p>
          </table:table-cell>
          <table:table-cell table:style-name="ce78" office:value-type="string">
            <text:p>Objet du marché</text:p>
          </table:table-cell>
          <table:table-cell table:style-name="ce119" office:value-type="string">
            <text:p>montant du marché - pour la tranche supérieure ou égale à 90 000 € HT et inférieure à 4 845 000 € HT</text:p>
          </table:table-cell>
          <table:table-cell table:style-name="ce149" office:value-type="string">
            <text:p>Date de notification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3"/>
          <table:table-cell table:style-name="ce79" office:value-type="string">
            <text:p>diverses écoles de la ville - opération préfabriqués 2011 écoles élémentaires andré malraux - françois rabelais - jean mace</text:p>
          </table:table-cell>
          <table:table-cell table:style-name="ce113" office:value-type="float" office:value="1466400.3">
            <text:p>1 466 400,30 <text:s text:c="2"/></text:p>
          </table:table-cell>
          <table:table-cell table:style-name="ce147" office:value-type="date" office:date-value="2011-07-28">
            <text:p>28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30" office:value-type="string">
            <text:p>DESAUTEL 34070 MONTPELLIER - lot 8 : protection incendie</text:p>
          </table:table-cell>
          <table:table-cell table:style-name="ce80"/>
          <table:table-cell table:style-name="ce120" office:value-type="float" office:value="1802.4">
            <text:p>1 802,4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CHICHE 34070 MONTPELLIER - lot 6 plomberie sanitaire</text:p>
          </table:table-cell>
          <table:table-cell table:style-name="ce81"/>
          <table:table-cell table:style-name="ce110" office:value-type="float" office:value="4520">
            <text:p>4 52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CLEMENT ET FILS SARL 34990 JUVIGNAC - lot 9 occultation</text:p>
          </table:table-cell>
          <table:table-cell table:style-name="ce81"/>
          <table:table-cell table:style-name="ce110" office:value-type="float" office:value="9241.4">
            <text:p>9 241,4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HYGIENE TOUS SERVICES 34080 MONTPELLIER - lot 10 nettoyage</text:p>
          </table:table-cell>
          <table:table-cell table:style-name="ce81"/>
          <table:table-cell table:style-name="ce110" office:value-type="float" office:value="16649.5">
            <text:p>16 649,5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31" office:value-type="string">
            <text:p>SOCIETE DALO 78120 RAMBOUILLET - lot 7 : préaux modulaires <text:s/></text:p>
          </table:table-cell>
          <table:table-cell table:style-name="ce76"/>
          <table:table-cell table:style-name="ce113" office:value-type="float" office:value="36630">
            <text:p>36 63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3" office:value-type="string">
            <text:p>SARL DEHAIL 34380 ST MARTIN DE LONDRES - lot 4 électricité courant faible</text:p>
          </table:table-cell>
          <table:table-cell table:style-name="ce76"/>
          <table:table-cell table:style-name="ce113" office:value-type="float" office:value="41079">
            <text:p>41 079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31" office:value-type="string">
            <text:p>TECHNIFER 34070 MONTPELLIER lot 5 métallerie serrurerie </text:p>
          </table:table-cell>
          <table:table-cell table:style-name="ce76"/>
          <table:table-cell table:style-name="ce113" office:value-type="float" office:value="45763">
            <text:p>45 763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ENTREPRISE SOLIVE 34570 PIGNAN - lot 1 VRD</text:p>
          </table:table-cell>
          <table:table-cell table:style-name="ce81"/>
          <table:table-cell table:style-name="ce110" office:value-type="float" office:value="104929">
            <text:p>104 929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AZUARA 34690 FABREGUES - lot 2 démolitions, gros œuvre</text:p>
          </table:table-cell>
          <table:table-cell table:style-name="ce81"/>
          <table:table-cell table:style-name="ce110" office:value-type="float" office:value="185214">
            <text:p>185 214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COUGNAUD YVES LOCATION 85035 LA ROCHE SUR YON CEDEX - lot 3 : modules préfabriqués </text:p>
          </table:table-cell>
          <table:table-cell table:style-name="ce81"/>
          <table:table-cell table:style-name="ce110" office:value-type="float" office:value="1020572">
            <text:p>1 020 572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/>
          <table:table-cell table:style-name="ce81" office:value-type="string">
            <text:p>ACHAT ET MAINTENANCE DE POSTES DE TRAVAIL BUREAUTIQUES ET DE SERVEURS</text:p>
          </table:table-cell>
          <table:table-cell table:style-name="ce110" office:value-type="float" office:value="380000">
            <text:p>380 000,00 <text:s text:c="2"/></text:p>
          </table:table-cell>
          <table:table-cell table:style-name="ce147" office:value-type="date" office:date-value="2011-12-23">
            <text:p>23/12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BEA INFORMATIQUE 30100 ALES CEDEX - lot 3 : micro ordinateurs, périphériques et imprimantes pour les écoles</text:p>
          </table:table-cell>
          <table:table-cell table:style-name="ce81"/>
          <table:table-cell table:style-name="ce110" office:value-type="float" office:value="100000">
            <text:p>10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ORDISYS INFORMATIQUE 30900 NIMES - lot 4 : classes mobiles</text:p>
          </table:table-cell>
          <table:table-cell table:style-name="ce81"/>
          <table:table-cell table:style-name="ce110" office:value-type="float" office:value="20000">
            <text:p>2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APX 13590 MEYREUIL - lot 2 serveurs</text:p>
          </table:table-cell>
          <table:table-cell table:style-name="ce81"/>
          <table:table-cell table:style-name="ce110" office:value-type="float" office:value="35000">
            <text:p>35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32" office:value-type="string">
            <text:p>DELL 34938 MONTPELLIER CEDEX 9 - lot 1</text:p>
          </table:table-cell>
          <table:table-cell table:style-name="ce82"/>
          <table:table-cell table:style-name="ce114" office:value-type="float" office:value="225000">
            <text:p>225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9"/>
          <table:table-cell table:style-name="ce81" office:value-type="string">
            <text:p>achat de matériel de sport</text:p>
          </table:table-cell>
          <table:table-cell table:style-name="ce110" office:value-type="float" office:value="240000">
            <text:p>240 000,00 <text:s text:c="2"/></text:p>
          </table:table-cell>
          <table:table-cell table:style-name="ce147" office:value-type="date" office:date-value="2011-06-25">
            <text:p>25/06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MJ MARINE 34970 MAURIN LATTES - lot 3 matériel nautique</text:p>
          </table:table-cell>
          <table:table-cell table:style-name="ce81"/>
          <table:table-cell table:style-name="ce110" office:value-type="float" office:value="30000">
            <text:p>3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TEISSIER 34660 COURNONTERRAL - lot 4 matériel de traçage</text:p>
          </table:table-cell>
          <table:table-cell table:style-name="ce81"/>
          <table:table-cell table:style-name="ce110" office:value-type="float" office:value="20000">
            <text:p>2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SPORT COLLECTIVITES - AGENCE CASAL SPORT - lot 1 : petit matériel de sport</text:p>
          </table:table-cell>
          <table:table-cell table:style-name="ce81"/>
          <table:table-cell table:style-name="ce110" office:value-type="float" office:value="80000">
            <text:p>8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SPORT COLLECTIVITES - AGENCE CASAL SPORT - lot 2 : gros matériel de sport</text:p>
          </table:table-cell>
          <table:table-cell table:style-name="ce81"/>
          <table:table-cell table:style-name="ce110" office:value-type="float" office:value="110000">
            <text:p>11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/>
          <table:table-cell table:style-name="ce81" office:value-type="string">
            <text:p>ACHAT DE PAPIERS, ENVELOPPES, DE BOBINES DE PAPIER ET DE FOURNITURES OFFSET</text:p>
          </table:table-cell>
          <table:table-cell table:style-name="ce110" office:value-type="string">
            <text:p>118000 € HT mini - 472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GROUPE PAPYRUS France OFFICE DIRECT 93503 PANTIN - lot 1 : papier</text:p>
          </table:table-cell>
          <table:table-cell table:style-name="ce81"/>
          <table:table-cell table:style-name="ce110" office:value-type="string">
            <text:p>100 000 € HT mini - 400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COMPAGNIE EUROPEENNE DE PAPETERIES 16440 ROULLET ST ESTEPHE - lot 2 enveloppes</text:p>
          </table:table-cell>
          <table:table-cell table:style-name="ce81"/>
          <table:table-cell table:style-name="ce110" office:value-type="string">
            <text:p>15000 € HT mini - 60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DTRM REPRO 31019 TOULOUSE CEDEX - lot 3 : bobines papier</text:p>
          </table:table-cell>
          <table:table-cell table:style-name="ce81"/>
          <table:table-cell table:style-name="ce110" office:value-type="string">
            <text:p>3 000 € HT mini - 12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/>
          <table:table-cell table:style-name="ce81" office:value-type="string">
            <text:p>ACHAT DE 115 PHOTOCOPIEURS MULTIFONCTIONS, 80 IMPRIMANTES RESEAU AVEC CONTRATS DE MAINTENANCE ET DE 4 TRACEURS COULEUR AO</text:p>
          </table:table-cell>
          <table:table-cell table:style-name="ce110" office:value-type="float" office:value="1025000">
            <text:p>1 025 000,00 <text:s text:c="2"/></text:p>
          </table:table-cell>
          <table:table-cell table:style-name="ce147" office:value-type="date" office:date-value="2011-07-06">
            <text:p>06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OCE France SA 93882 NOISY LE GRAND CEDEX - lot 3 achat de 4 traceurs</text:p>
          </table:table-cell>
          <table:table-cell table:style-name="ce81"/>
          <table:table-cell table:style-name="ce110" office:value-type="float" office:value="25000">
            <text:p>25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6" office:value-type="string">
            <text:p>RICOH France SAS 94150 RUNGIS - lot 1 achat de 115 photocopieurs multifonctions avec contrat de maintenance</text:p>
          </table:table-cell>
          <table:table-cell table:style-name="ce81"/>
          <table:table-cell table:style-name="ce110" office:value-type="float" office:value="1000000">
            <text:p>1 00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81" office:value-type="string">
            <text:p>achat de mobilier scolaire</text:p>
          </table:table-cell>
          <table:table-cell table:style-name="ce110" office:value-type="float" office:value="2960000">
            <text:p>2 960 000,00 <text:s text:c="2"/></text:p>
          </table:table-cell>
          <table:table-cell table:style-name="ce147" office:value-type="date" office:date-value="2011-02-25">
            <text:p>25/02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POLYVISION 59264 ONNAING - lot 3 : tableaux</text:p>
          </table:table-cell>
          <table:table-cell table:style-name="ce81"/>
          <table:table-cell table:style-name="ce110" office:value-type="string">
            <text:p>300 000 € HT mini - 1 200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DELAGRAVE MOBILIER SCOLAIRE 75250 PARIS CEDEX 05 - lot 1 mobilier maternelle</text:p>
          </table:table-cell>
          <table:table-cell table:style-name="ce81"/>
          <table:table-cell table:style-name="ce110" office:value-type="string">
            <text:p>300 000 € HT mini - 1 200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DELAGRAVE MOBILIER SCOLAIRE 75250 PARIS CEDEX 05 - lot 2 mobilier élémentaire</text:p>
          </table:table-cell>
          <table:table-cell table:style-name="ce81"/>
          <table:table-cell table:style-name="ce110" office:value-type="string">
            <text:p>60 000 € HT mini - 240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DELAGRAVE MOBILIER SCOLAIRE 75250 PARIS CEDEX 05 - lot 4 mobilier de restauration</text:p>
          </table:table-cell>
          <table:table-cell table:style-name="ce81"/>
          <table:table-cell table:style-name="ce110" office:value-type="string">
            <text:p>80 000 € HT mini - 320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UNIFOR France 93582 SAINT OUEN CEDEX - lot 1 poste de travail, rangement, salle de réunion, détente, accessoires</text:p>
          </table:table-cell>
          <table:table-cell table:style-name="ce81" office:value-type="string">
            <text:p>fourniture,installation,assistance à l'utilisation et service aprés vente,des équipements mobiliers des espaces de travail de la nouvelle mairie de Montpellier <text:s text:c="2"/></text:p>
          </table:table-cell>
          <table:table-cell table:style-name="ce110" office:value-type="float" office:value="1885000">
            <text:p>1 885 000,00 <text:s text:c="2"/></text:p>
          </table:table-cell>
          <table:table-cell table:style-name="ce147" office:value-type="date" office:date-value="2011-03-18">
            <text:p>18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81" office:value-type="string">
            <text:p>ACHAT DE MATERIEL PROFESSIONNEL DE CUISINE, ELECTROMENAGER, TV, HI-FI, PROJECTION, PHOTO </text:p>
          </table:table-cell>
          <table:table-cell table:style-name="ce110"/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81" office:value-type="string">
            <text:p>ACHAT DE JEUX DE JOUETS ET JEUX EDUCATIFS POUR LES CRECHES</text:p>
          </table:table-cell>
          <table:table-cell table:style-name="ce110" office:value-type="string">
            <text:p>20 000 € HT mini - 176 000 € HT maxi</text:p>
          </table:table-cell>
          <table:table-cell table:style-name="ce147" office:value-type="date" office:date-value="2011-03-14">
            <text:p>14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81"/>
          <table:table-cell table:style-name="ce110" office:value-type="string">
            <text:p>10 000 € HT mini - 88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WESCO 79141 CERIZAY - lot 1</text:p>
          </table:table-cell>
          <table:table-cell table:style-name="ce81"/>
          <table:table-cell table:style-name="ce110" office:value-type="string">
            <text:p>5 000 € HT mini - 57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EJER NATHAN 75211 PARIS - lot 2</text:p>
          </table:table-cell>
          <table:table-cell table:style-name="ce81"/>
          <table:table-cell table:style-name="ce110" office:value-type="string">
            <text:p>5 000 € HT mini - 31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CAMPO PROMOCASH 34070 MONTPELLIER</text:p>
          </table:table-cell>
          <table:table-cell table:style-name="ce81" office:value-type="string">
            <text:p>ACHAT ALIMENTATION GLE FRAIS ET SURGELE</text:p>
          </table:table-cell>
          <table:table-cell table:style-name="ce110" office:value-type="string">
            <text:p>20 000 € HT mini - 85 000 € HT maxi</text:p>
          </table:table-cell>
          <table:table-cell table:style-name="ce147" office:value-type="date" office:date-value="2011-05-17">
            <text:p>17/05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81"/>
          <table:table-cell table:style-name="ce110" office:value-type="float" office:value="120000">
            <text:p>120 000,00 <text:s text:c="2"/></text:p>
          </table:table-cell>
          <table:table-cell table:style-name="ce147" office:value-type="date" office:date-value="2011-06-21">
            <text:p>21/06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81"/>
          <table:table-cell table:style-name="ce110" office:value-type="float" office:value="180000">
            <text:p>180 000,00 <text:s text:c="2"/></text:p>
          </table:table-cell>
          <table:table-cell table:style-name="ce147" office:value-type="date" office:date-value="2011-07-01">
            <text:p>01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81"/>
          <table:table-cell table:style-name="ce110" office:value-type="string">
            <text:p>160 000 € HT maxi</text:p>
          </table:table-cell>
          <table:table-cell table:style-name="ce147" office:value-type="date" office:date-value="2011-12-15">
            <text:p>15/12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ESII 34880</text:p>
          </table:table-cell>
          <table:table-cell table:style-name="ce81" office:value-type="string">
            <text:p>TRANSFERT, INSTALLATION DE MATERIEL, MAINTENANCE CORRECTIVE ET EVOLUTIVE DU SYSTÈME DE GESTION DE FILES D'ATTENTE</text:p>
          </table:table-cell>
          <table:table-cell table:style-name="ce110" office:value-type="float" office:value="33950">
            <text:p>33 950,00 <text:s text:c="2"/></text:p>
          </table:table-cell>
          <table:table-cell table:style-name="ce147" office:value-type="date" office:date-value="2011-03-13">
            <text:p>13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LIGUE DE HANDBALL </text:p>
          </table:table-cell>
          <table:table-cell table:style-name="ce81" office:value-type="string">
            <text:p>MATCH AMICAL France / SERBIE</text:p>
          </table:table-cell>
          <table:table-cell table:style-name="ce121" office:value-type="string">
            <text:p>montant estimé 412 000 € HT</text:p>
          </table:table-cell>
          <table:table-cell table:style-name="ce147" office:value-type="date" office:date-value="2011-07-29">
            <text:p>29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81" office:value-type="string">
            <text:p>ACHAT DE MATERIELS D'ECLAIRAGE PUBLIC</text:p>
          </table:table-cell>
          <table:table-cell table:style-name="ce122" office:value-type="string">
            <text:p>15 000,00 €</text:p>
          </table:table-cell>
          <table:table-cell table:style-name="ce150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MPB 34400 LUNEL VIEL - lot 1 : armoires coffrets</text:p>
          </table:table-cell>
          <table:table-cell table:style-name="ce83"/>
          <table:table-cell table:style-name="ce123" office:value-type="string">
            <text:p>30 000,00 €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DEPAGNE 38701 LA TRONCHE CEDEX - lot 2 : tableaux électriques</text:p>
          </table:table-cell>
          <table:table-cell table:style-name="ce84"/>
          <table:table-cell table:style-name="ce123" office:value-type="string">
            <text:p>50 000,00 €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PORTAL ECLAIRAGE 34970 LATTES - lot 3 : composants électroniques</text:p>
          </table:table-cell>
          <table:table-cell table:style-name="ce83"/>
          <table:table-cell table:style-name="ce123" office:value-type="string">
            <text:p>50 000,00 €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CRM 34130 LANSARGUES - lot 4 pièces métalliques</text:p>
          </table:table-cell>
          <table:table-cell table:style-name="ce83"/>
          <table:table-cell table:style-name="ce123" office:value-type="string">
            <text:p>100 000,00 €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VALMONT FRANCFE 03110 CHARMEIL - lot 4 : mâts standards</text:p>
          </table:table-cell>
          <table:table-cell table:style-name="ce83"/>
          <table:table-cell table:style-name="ce123" office:value-type="string">
            <text:p>30 000,00 €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CGED 34070 MONTPELLIER -lot 6 : mâts de type "colmn, zac de la mer, agora, metronomis</text:p>
          </table:table-cell>
          <table:table-cell table:style-name="ce83"/>
          <table:table-cell table:style-name="ce123" office:value-type="string">
            <text:p>75 000,00 €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CGED 34070 MONTPELLIER -lot 7 : lanternes de type "torino, poséidon, modena"</text:p>
          </table:table-cell>
          <table:table-cell table:style-name="ce83"/>
          <table:table-cell table:style-name="ce123" office:value-type="string">
            <text:p>30 000,00 €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PORTAL ECLAIRAGE 34970 LATTES - lot 8 : lanternes de type "bega"</text:p>
          </table:table-cell>
          <table:table-cell table:style-name="ce83"/>
          <table:table-cell table:style-name="ce123" office:value-type="string">
            <text:p>25 000,00 €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PORTAL ECLAIRAGE 34970 LATTES - lot 9 : coffrets classe II</text:p>
          </table:table-cell>
          <table:table-cell table:style-name="ce83"/>
          <table:table-cell table:style-name="ce123" office:value-type="string">
            <text:p>montant estimé : 259 500 € HT</text:p>
          </table:table-cell>
          <table:table-cell table:style-name="ce147" office:value-type="date" office:date-value="2011-03-04">
            <text:p>04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83" office:value-type="string">
            <text:p>achat de petit matériel électrique, piles et batteries industrielles</text:p>
          </table:table-cell>
          <table:table-cell table:style-name="ce109" office:value-type="float" office:value="248000">
            <text:p>248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REXEL 34073 MONTPELLIER CEDEX 3 - lot 1 petit matériel électrique</text:p>
          </table:table-cell>
          <table:table-cell table:style-name="ce81"/>
          <table:table-cell table:style-name="ce110" office:value-type="float" office:value="11500">
            <text:p>11 5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ALLBATTERIES 38522 ST EGREVE - lot 2 piles et batteries industrielles</text:p>
          </table:table-cell>
          <table:table-cell table:style-name="ce81"/>
          <table:table-cell table:style-name="ce110" office:value-type="float" office:value="100000">
            <text:p>100 000,00 <text:s text:c="2"/></text:p>
          </table:table-cell>
          <table:table-cell table:style-name="ce147" office:value-type="date" office:date-value="2011-07-27">
            <text:p>27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81" office:value-type="string">
            <text:p>ACHAT DE MOBILIER URBAIN, PRODUITS ET FOURNITURES VOIRIE ET ESPACES VERTS</text:p>
          </table:table-cell>
          <table:table-cell table:style-name="ce110" office:value-type="float" office:value="16000">
            <text:p>16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QUADRIMEX 84300 CAVAILLON - lot 1 sel de déneigement</text:p>
          </table:table-cell>
          <table:table-cell table:style-name="ce81"/>
          <table:table-cell table:style-name="ce110" office:value-type="float" office:value="30000">
            <text:p>3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INEU GRAF 67232 BENFELD CEDEX - lot 4 : bancs public type 1 </text:p>
          </table:table-cell>
          <table:table-cell table:style-name="ce81"/>
          <table:table-cell table:style-name="ce110" office:value-type="float" office:value="8000">
            <text:p>8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ERI 86104 CHATELLERAULT CEDEX - lot 2 mobilier urbain acier</text:p>
          </table:table-cell>
          <table:table-cell table:style-name="ce82"/>
          <table:table-cell table:style-name="ce114" office:value-type="float" office:value="9000">
            <text:p>9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INEU GRAF 67232 BENFELD CEDEX - lot 5 : bancs public type 2</text:p>
          </table:table-cell>
          <table:table-cell table:style-name="ce75"/>
          <table:table-cell table:style-name="ce110" office:value-type="float" office:value="10000">
            <text:p>1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1" office:value-type="string">
            <text:p>SINEU GRAFF 67232 BENFELD CEDEX - lot 7 : corbeilles à papier type 1</text:p>
          </table:table-cell>
          <table:table-cell table:style-name="ce75"/>
          <table:table-cell table:style-name="ce110" office:value-type="float" office:value="11000">
            <text:p>11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LACROIX SIGNALISATION 44801 ST HERBLAIN CEDEX - lot 3 : équipements de sécurité routière</text:p>
          </table:table-cell>
          <table:table-cell table:style-name="ce75"/>
          <table:table-cell table:style-name="ce110"/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75" office:value-type="string">
            <text:p>ACHAT DE MATERIEL DE PLOMBERIE, DE CHAUFFAGE ET D'ARROSAGE</text:p>
          </table:table-cell>
          <table:table-cell table:style-name="ce110" office:value-type="float" office:value="313150">
            <text:p>313 150,00 <text:s text:c="2"/></text:p>
          </table:table-cell>
          <table:table-cell table:style-name="ce147" office:value-type="date" office:date-value="2011-03-02">
            <text:p>02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EPJ DIFFUSION 34170 CASTELNAU LE LEZ - lot 5 matériel d'arrosage intégré</text:p>
          </table:table-cell>
          <table:table-cell table:style-name="ce75"/>
          <table:table-cell table:style-name="ce110" office:value-type="float" office:value="41500">
            <text:p>41 5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AURETEC 34430 ST JEAN DE VEDAS - lot 4 : matériel GTC</text:p>
          </table:table-cell>
          <table:table-cell table:style-name="ce75"/>
          <table:table-cell table:style-name="ce110" office:value-type="float" office:value="90000">
            <text:p>9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OCIETE SIDER PRID 33884 VILLENAVE D ORNON CEDEX - lot 1 matériel de plomberie</text:p>
          </table:table-cell>
          <table:table-cell table:style-name="ce75"/>
          <table:table-cell table:style-name="ce110" office:value-type="float" office:value="109000">
            <text:p>109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LA ROBINETTERIE INDUSTRIELLE 34070 MONTPELLIER - lot 2 matériel de chauffge et pièces détachées</text:p>
          </table:table-cell>
          <table:table-cell table:style-name="ce75"/>
          <table:table-cell table:style-name="ce110" office:value-type="float" office:value="110000">
            <text:p>11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33"/>
          <table:table-cell table:style-name="ce75" office:value-type="string">
            <text:p>ACHAT DE MATERIEL DE REGULATION TRAFIC</text:p>
          </table:table-cell>
          <table:table-cell table:style-name="ce110" office:value-type="float" office:value="200000">
            <text:p>20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CAPSYS 38190 BERNIN - lot 4 rack et cartes multi détecteurs</text:p>
          </table:table-cell>
          <table:table-cell table:style-name="ce85"/>
          <table:table-cell table:style-name="ce124" office:value-type="float" office:value="50000">
            <text:p>50000</text:p>
          </table:table-cell>
          <table:table-cell table:style-name="ce138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0" office:value-type="string">
            <text:p>AGD SYSTEMES 18000 BOURGES - lot 3 : détecteurs bicanaux</text:p>
          </table:table-cell>
          <table:table-cell table:style-name="ce85"/>
          <table:table-cell table:style-name="ce124" office:value-type="float" office:value="50000">
            <text:p>50000</text:p>
          </table:table-cell>
          <table:table-cell table:style-name="ce138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MECELEC INDUSTRIES 34690 FABREGUES - lot 2 : enveloppes existantes</text:p>
          </table:table-cell>
          <table:table-cell table:style-name="ce75"/>
          <table:table-cell table:style-name="ce110" office:value-type="float" office:value="100000">
            <text:p>10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75" office:value-type="string">
            <text:p>ACHAT DE MATERIEL DE REGULATION TRAFIC</text:p>
          </table:table-cell>
          <table:table-cell table:style-name="ce110" office:value-type="float" office:value="300000">
            <text:p>300 000,00 <text:s text:c="2"/></text:p>
          </table:table-cell>
          <table:table-cell table:style-name="ce147" office:value-type="date" office:date-value="2011-07-29">
            <text:p>29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LACROIX SIGNALISATION 44801 ST HERBLAIN CEDEX - lot 1 : matériel de visualisation tricolore</text:p>
          </table:table-cell>
          <table:table-cell table:style-name="ce75"/>
          <table:table-cell table:style-name="ce110" office:value-type="float" office:value="200000">
            <text:p>20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REP 59130 LAMBERSART - lot 2 supports feux tricolores</text:p>
          </table:table-cell>
          <table:table-cell table:style-name="ce75"/>
          <table:table-cell table:style-name="ce110" office:value-type="float" office:value="100000">
            <text:p>10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EO-EDPS - 69007 LYON</text:p>
          </table:table-cell>
          <table:table-cell table:style-name="ce75" office:value-type="string">
            <text:p>ACHAT DE MATERIEL DE REGULATION TRAFIC - FOURNITURE DE SIGNAUX POUR MALVOYANTS DE TYPE EO-EDPS</text:p>
          </table:table-cell>
          <table:table-cell table:style-name="ce110" office:value-type="float" office:value="150000">
            <text:p>150 000,00 <text:s text:c="2"/></text:p>
          </table:table-cell>
          <table:table-cell table:style-name="ce147" office:value-type="date" office:date-value="2011-05-25">
            <text:p>25/05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AXIMUM PRODUITS ELECTRONIQUES 33140 VILLENAVE D'ORNON</text:p>
          </table:table-cell>
          <table:table-cell table:style-name="ce75" office:value-type="string">
            <text:p>BARRIERES ELECTRIQUES AUTOMATIQUES : FOURNITURE ET MAINTENANCE DE L'EXISTANT</text:p>
          </table:table-cell>
          <table:table-cell table:style-name="ce110" office:value-type="float" office:value="100000">
            <text:p>10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75" office:value-type="string">
            <text:p>ACHAT DE MATERIEL PROFESSIONNEL DE CUISINE, ELECTROMENAGER, TV, HI-FI, PROJECTION, PHOTO <text:s text:c="8"/></text:p>
          </table:table-cell>
          <table:table-cell table:style-name="ce110" office:value-type="float" office:value="2320000">
            <text:p>2 320 000,00 <text:s text:c="2"/></text:p>
          </table:table-cell>
          <table:table-cell table:style-name="ce147" office:value-type="date" office:date-value="2011-05-20">
            <text:p>20/05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ALAGER SERRA 34730 PRADES LE LEZ - lot 4 : sauteuse marmite</text:p>
          </table:table-cell>
          <table:table-cell table:style-name="ce75"/>
          <table:table-cell table:style-name="ce110" office:value-type="float" office:value="160000">
            <text:p>16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DARTY PRO 93100 MONTREUIL - lot 7 appareils photo et accessoires</text:p>
          </table:table-cell>
          <table:table-cell table:style-name="ce75"/>
          <table:table-cell table:style-name="ce110" office:value-type="float" office:value="200000">
            <text:p>20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ALAGER SERRA 34730 PRADES LE LEZ - lot 3 : lave-vaisselle professionnel</text:p>
          </table:table-cell>
          <table:table-cell table:style-name="ce75"/>
          <table:table-cell table:style-name="ce110" office:value-type="float" office:value="320000">
            <text:p>32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ALAGER SERRA 34730 PRADES LE LEZ - lot 2 : armoire frigorifique</text:p>
          </table:table-cell>
          <table:table-cell table:style-name="ce75"/>
          <table:table-cell table:style-name="ce110" office:value-type="float" office:value="320000">
            <text:p>32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3" office:value-type="string">
            <text:p>SOCAMEL TECHNOLOGIES 38140 RENAGE - lot 1 four à remise en température</text:p>
          </table:table-cell>
          <table:table-cell table:style-name="ce75"/>
          <table:table-cell table:style-name="ce110" office:value-type="float" office:value="320000">
            <text:p>32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DARTY PRO 93100 MONTREUIL - lot 5 : électroménagers</text:p>
          </table:table-cell>
          <table:table-cell table:style-name="ce75"/>
          <table:table-cell table:style-name="ce110" office:value-type="float" office:value="400000">
            <text:p>40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AUDIOTECHNIC 34790 GRABELS - lot 6 : TV, HI-FI, projection</text:p>
          </table:table-cell>
          <table:table-cell table:style-name="ce75"/>
          <table:table-cell table:style-name="ce110" office:value-type="float" office:value="600000">
            <text:p>60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DECO ADER 34430 ST JEAN DE VEDAS</text:p>
          </table:table-cell>
          <table:table-cell table:style-name="ce75" office:value-type="string">
            <text:p>MARCHE DE SIGNALETIQUE POUR LES CHANTIERS ET LES BATIMENTS COMMUNAUX</text:p>
          </table:table-cell>
          <table:table-cell table:style-name="ce110" office:value-type="float" office:value="800000">
            <text:p>800 000,00 <text:s text:c="2"/></text:p>
          </table:table-cell>
          <table:table-cell table:style-name="ce147" office:value-type="date" office:date-value="2011-10-25">
            <text:p>25/10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CHALET'EXPO 31800 ST GAUDENS</text:p>
          </table:table-cell>
          <table:table-cell table:style-name="ce75" office:value-type="string">
            <text:p>LOCATION DE CHALETS</text:p>
          </table:table-cell>
          <table:table-cell table:style-name="ce110" office:value-type="string">
            <text:p>200 000 € HT mini - 780 000 € HT</text:p>
          </table:table-cell>
          <table:table-cell table:style-name="ce147" office:value-type="date" office:date-value="2011-10-25">
            <text:p>25/10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75" office:value-type="string">
            <text:p>LOCATION ET MAINTENANCE DE MATERIEL D'HYGIENE, ACCESSOIRES ET DE TAPIS DE SOL <text:s text:c="3"/></text:p>
          </table:table-cell>
          <table:table-cell table:style-name="ce110" office:value-type="string">
            <text:p>400 000 € HT mini - 1 320 000 € HT </text:p>
          </table:table-cell>
          <table:table-cell table:style-name="ce147" office:value-type="date" office:date-value="2011-10-20">
            <text:p>20/10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ELIS ¨PROVENCE MAJ 30971 NIMES CEDEX 9 - lot 1 location et entretien essuie-mains, sèche mains et torchons</text:p>
          </table:table-cell>
          <table:table-cell table:style-name="ce75"/>
          <table:table-cell table:style-name="ce110" office:value-type="string">
            <text:p>320 000 € HT mini - 1 000 000 € HT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INITIAL 34130 MAUGUIO - lot 2 location entretien de conteneurs à hygiène féminine, accessoires pour sanitaires</text:p>
          </table:table-cell>
          <table:table-cell table:style-name="ce75"/>
          <table:table-cell table:style-name="ce110" office:value-type="string">
            <text:p>80 000 € HT mini - 320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/>
          <table:table-cell table:style-name="ce75" office:value-type="string">
            <text:p>ACQUISITION DE LAMPES - groupement de commandes entre la ville, la communauté d'agglomération de Montpellier, les communes de Pérols, Jacou, Grabels et le CCAS DE montpellier</text:p>
          </table:table-cell>
          <table:table-cell table:style-name="ce110" office:value-type="string">
            <text:p>montant estimé 378 000</text:p>
          </table:table-cell>
          <table:table-cell table:style-name="ce147" office:value-type="date" office:date-value="2011-04-19">
            <text:p>19/04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SRP REXEM AGEI 34073 MONTPELLIER CEDEX 3 - lot 1 lampes fluocompactes, halogènes à incandescence et tubes fluorescents</text:p>
          </table:table-cell>
          <table:table-cell table:style-name="ce75"/>
          <table:table-cell table:style-name="ce110" office:value-type="float" office:value="173000">
            <text:p>173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CGE DISTRIBUTION 34070 MONTPELLIER - lot 2 lampes à décharge</text:p>
          </table:table-cell>
          <table:table-cell table:style-name="ce75"/>
          <table:table-cell table:style-name="ce110" office:value-type="float" office:value="205000">
            <text:p>205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TECHNILIUM 34500 BEZIERS</text:p>
          </table:table-cell>
          <table:table-cell table:style-name="ce75" office:value-type="string">
            <text:p>ACHAT DE MATERIEL D'ECLAIRAGE PUBLIC</text:p>
          </table:table-cell>
          <table:table-cell table:style-name="ce110" office:value-type="float" office:value="280000">
            <text:p>280 000,00 <text:s text:c="2"/></text:p>
          </table:table-cell>
          <table:table-cell table:style-name="ce147" office:value-type="date" office:date-value="2011-10-17">
            <text:p>17/10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AXIMUM PRODUITS ELECTRONIQUES 33140 VILLENAVE D'ORNON</text:p>
          </table:table-cell>
          <table:table-cell table:style-name="ce75" office:value-type="string">
            <text:p>VISUALISATION TRICOLORE MATERIELS EXISTANT</text:p>
          </table:table-cell>
          <table:table-cell table:style-name="ce110" office:value-type="float" office:value="300000">
            <text:p>300 000,00 <text:s text:c="2"/></text:p>
          </table:table-cell>
          <table:table-cell table:style-name="ce147" office:value-type="date" office:date-value="2011-03-03">
            <text:p>03/03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8"/>
          <table:table-cell table:style-name="ce86"/>
          <table:table-cell table:style-name="ce121"/>
          <table:table-cell table:style-name="ce151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4"/>
          <table:table-cell table:style-name="ce87"/>
          <table:table-cell table:style-name="ce125"/>
          <table:table-cell table:style-name="ce152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1" office:value-type="string">
            <text:p>nom de l'attributaire + code postal </text:p>
          </table:table-cell>
          <table:table-cell table:style-name="ce53" office:value-type="string">
            <text:p>Objet du marché</text:p>
          </table:table-cell>
          <table:table-cell table:style-name="ce104" office:value-type="string">
            <text:p>montant du marché - pour la tranche supérieure <text:s/>à 4 845 000 € HT (travaux)</text:p>
          </table:table-cell>
          <table:table-cell table:style-name="ce140" office:value-type="string">
            <text:p>Date de notification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6"/>
          <table:table-cell table:style-name="ce88"/>
          <table:table-cell table:style-name="ce46"/>
          <table:table-cell table:style-name="ce153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6"/>
          <table:table-cell table:style-name="ce89"/>
          <table:table-cell table:style-name="ce25"/>
          <table:table-cell table:style-name="ce139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34"/>
          <table:table-cell table:style-name="ce90"/>
          <table:table-cell table:style-name="ce126"/>
          <table:table-cell table:style-name="ce154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" office:value-type="string" table:number-columns-spanned="4" table:number-rows-spanned="1">
            <text:p>LISTE DES MARCHES NOTIFIES EN <text:span text:style-name="T3">2011 (service)</text:span><text:span text:style-name="T4"> (</text:span><text:span text:style-name="T5">article 133 du code des marchés publics)</text:span></text:p>
          </table:table-cell>
          <table:covered-table-cell table:number-columns-repeated="3" table:style-name="ce44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" table:number-columns-repeated="4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35" office:value-type="string">
            <text:p>nom de l'attributaire + code postal </text:p>
          </table:table-cell>
          <table:table-cell table:style-name="ce91" office:value-type="string">
            <text:p>Objet du marché</text:p>
          </table:table-cell>
          <table:table-cell table:style-name="ce127" office:value-type="string">
            <text:p>montant du marché - pour la tranche supérieure ou égale à 20 000 € HT et inférieure à 90 000 € HT </text:p>
          </table:table-cell>
          <table:table-cell table:style-name="ce132" office:value-type="string">
            <text:p>Date de notification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CABINET FRETAY ET ASSOCIES 34120 PEZENAS</text:p>
          </table:table-cell>
          <table:table-cell table:style-name="ce25" office:value-type="string">
            <text:p>Expertise des véhicules mis en fourriere</text:p>
          </table:table-cell>
          <table:table-cell table:style-name="ce110" office:value-type="float" office:value="50000">
            <text:p>50 000,00 <text:s text:c="2"/></text:p>
          </table:table-cell>
          <table:table-cell table:style-name="ce133" office:value-type="date" office:date-value="2011-08-23">
            <text:p>23/08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VETERINAIRE POUR TOUS 34080 MONTPELLIER</text:p>
          </table:table-cell>
          <table:table-cell table:style-name="ce25" office:value-type="string">
            <text:p>Gestion de l'animal</text:p>
          </table:table-cell>
          <table:table-cell table:style-name="ce110" office:value-type="float" office:value="80000">
            <text:p>80 000,00 <text:s text:c="2"/></text:p>
          </table:table-cell>
          <table:table-cell table:style-name="ce133" office:value-type="date" office:date-value="2011-11-12">
            <text:p>12/11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4" office:value-type="string">
            <text:p>DOCALOGIC 69006 LYON</text:p>
          </table:table-cell>
          <table:table-cell table:style-name="ce25" office:value-type="string">
            <text:p>AMO : assistance à l'exploitation du tunnel de la comédie</text:p>
          </table:table-cell>
          <table:table-cell table:style-name="ce110" office:value-type="float" office:value="69700">
            <text:p>69 700,00 <text:s text:c="2"/></text:p>
          </table:table-cell>
          <table:table-cell table:style-name="ce133" office:value-type="date" office:date-value="2011-12-09">
            <text:p>09/12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/>
          <table:table-cell table:style-name="ce71" office:value-type="string">
            <text:p>MARCHE DE PRESTATIONS DE SERVICE HOTELLERIE</text:p>
          </table:table-cell>
          <table:table-cell table:style-name="ce116" office:value-type="float" office:value="60000">
            <text:p>60 000,00 <text:s text:c="2"/></text:p>
          </table:table-cell>
          <table:table-cell table:style-name="ce147" office:value-type="date" office:date-value="2011-01-27">
            <text:p>27/01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IBIS 34000 MONTPELLIER (lot 1) - HOTEL DES ARTS (lot 1) - BEST HOTEL (lot 1)</text:p>
          </table:table-cell>
          <table:table-cell table:style-name="ce71"/>
          <table:table-cell table:style-name="ce116" office:value-type="float" office:value="10000">
            <text:p>1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KYRIAD 34000 MONTPELLIER (lot 2) - NEW HOTEL (lot 2) - AEROPORT HOTEL (34130 MAUGUIO) </text:p>
          </table:table-cell>
          <table:table-cell table:style-name="ce71"/>
          <table:table-cell table:style-name="ce116" office:value-type="float" office:value="20000">
            <text:p>2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5" office:value-type="string">
            <text:p>PULLMAN 34000 MONTPELLIER (lot 3) - DOMAINE DE VERCHANT (lot 3) - LE JARDIN DES SENS (lot 3)</text:p>
          </table:table-cell>
          <table:table-cell table:style-name="ce71"/>
          <table:table-cell table:style-name="ce116" office:value-type="float" office:value="30000">
            <text:p>3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5" office:value-type="string">
            <text:p>FM GRAPHIC 34130 MAUGUIO</text:p>
          </table:table-cell>
          <table:table-cell table:style-name="ce26" office:value-type="string">
            <text:p>PRESTATIONS DE FACONNAGE ET D'IMPRESSION</text:p>
          </table:table-cell>
          <table:table-cell table:style-name="ce112" office:value-type="float" office:value="50000">
            <text:p>50 000,00 <text:s text:c="2"/></text:p>
          </table:table-cell>
          <table:table-cell table:style-name="ce134" office:value-type="date" office:date-value="2011-05-30">
            <text:p>30/05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5" office:value-type="string">
            <text:p>ELIS 30971 NIMES</text:p>
          </table:table-cell>
          <table:table-cell table:style-name="ce26" office:value-type="string">
            <text:p>LOCATION BLANCHISSAGE ET ENTRETIEN DES VETEMENTS PROFESSIONNELS DE LA CUISINE CENTRALE</text:p>
          </table:table-cell>
          <table:table-cell table:style-name="ce112" office:value-type="float" office:value="50000">
            <text:p>50 000,00 <text:s text:c="2"/></text:p>
          </table:table-cell>
          <table:table-cell table:style-name="ce134" office:value-type="date" office:date-value="2011-10-20">
            <text:p>20/10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31" office:value-type="string">
            <text:p>AUDIO TECHNIC 34790</text:p>
          </table:table-cell>
          <table:table-cell table:style-name="ce76" office:value-type="string">
            <text:p>LOCATION DE MATERIEL DE SONORISATION DANS MANIFESTATIONS</text:p>
          </table:table-cell>
          <table:table-cell table:style-name="ce115" office:value-type="string">
            <text:p>20000 € HT mini - 75000 € HT</text:p>
          </table:table-cell>
          <table:table-cell table:style-name="ce147" office:value-type="date" office:date-value="2011-05-23">
            <text:p>23/05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36" office:value-type="string">
            <text:p>ADAGES MAISON DU LOGEMENT 34000</text:p>
          </table:table-cell>
          <table:table-cell table:style-name="ce92" office:value-type="string">
            <text:p>MISSION DE PROSPECTION, D'INFORMATION ET D'ACCOMPAGNEMENT DE PROPRIETAIRES PRIVES VISANT A FACILITER L'ACCES AU LOGEMENT DE MENAES A REVENUS MODESTES ET INTERMEDIAIRES</text:p>
          </table:table-cell>
          <table:table-cell table:style-name="ce113" office:value-type="float" office:value="33440">
            <text:p>33 440,00 <text:s text:c="2"/></text:p>
          </table:table-cell>
          <table:table-cell table:style-name="ce147" office:value-type="date" office:date-value="2011-01-28">
            <text:p>28/01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7" office:value-type="string">
            <text:p>PAGES ET IMAGES</text:p>
          </table:table-cell>
          <table:table-cell table:style-name="ce76" office:value-type="string">
            <text:p>REALISATION D'UN FILM SUR LES HOTELS DE VILLE A TRAVERS L'EVOLUTION DE LA VILLE</text:p>
          </table:table-cell>
          <table:table-cell table:style-name="ce113" office:value-type="float" office:value="36575">
            <text:p>36 575,00 <text:s text:c="2"/></text:p>
          </table:table-cell>
          <table:table-cell table:style-name="ce147" office:value-type="date" office:date-value="2011-05-12">
            <text:p>12/05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7" office:value-type="string">
            <text:p>UBAK</text:p>
          </table:table-cell>
          <table:table-cell table:style-name="ce76" office:value-type="string">
            <text:p>ETUDE URBAINE SUR LE SECTEUR CROIX LAVIT</text:p>
          </table:table-cell>
          <table:table-cell table:style-name="ce113" office:value-type="float" office:value="38500">
            <text:p>38 500,00 <text:s text:c="2"/></text:p>
          </table:table-cell>
          <table:table-cell table:style-name="ce147" office:value-type="date" office:date-value="2011-06-10">
            <text:p>10/06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7" office:value-type="string">
            <text:p>TRAVERSES / NEBOUT / VANEL</text:p>
          </table:table-cell>
          <table:table-cell table:style-name="ce76" office:value-type="string">
            <text:p>ETUDE AVENUE DE LODEVE - ETUDE URBAINE SUITE A LA LIBERATION DU SITE PAR LA GENDARMERIE</text:p>
          </table:table-cell>
          <table:table-cell table:style-name="ce113" office:value-type="float" office:value="44180">
            <text:p>44 180,00 <text:s text:c="2"/></text:p>
          </table:table-cell>
          <table:table-cell table:style-name="ce147" office:value-type="date" office:date-value="2011-08-10">
            <text:p>10/08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7" office:value-type="string">
            <text:p>CIA</text:p>
          </table:table-cell>
          <table:table-cell table:style-name="ce76" office:value-type="string">
            <text:p>DIAGNOSTIC ACOUSTIQUE PREALABLE A L'ELARGISSEMENT DE L AVENUE DU PONT TRINQUAT</text:p>
          </table:table-cell>
          <table:table-cell table:style-name="ce113" office:value-type="float" office:value="25600">
            <text:p>25 600,00 <text:s text:c="2"/></text:p>
          </table:table-cell>
          <table:table-cell table:style-name="ce147" office:value-type="date" office:date-value="2011-12-26">
            <text:p>26/12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27" office:value-type="string">
            <text:p>TRAVERSES <text:s/></text:p>
          </table:table-cell>
          <table:table-cell table:style-name="ce76" office:value-type="string">
            <text:p>ETUDE D AMENAGEMENT URBAINS POUR LA REQUALIFICATION DES ESPACES PUBLICS DE L ENTREE DU ZOO</text:p>
          </table:table-cell>
          <table:table-cell table:style-name="ce113" office:value-type="float" office:value="32500">
            <text:p>32 500,00 <text:s text:c="2"/></text:p>
          </table:table-cell>
          <table:table-cell table:style-name="ce147" office:value-type="date" office:date-value="2011-01-20">
            <text:p>20/01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GINGER PARERA 32600</text:p>
          </table:table-cell>
          <table:table-cell table:style-name="ce26" office:value-type="string">
            <text:p>RECOLEMENT ET CARTOGRAPHIE DU RESEAU</text:p>
          </table:table-cell>
          <table:table-cell table:style-name="ce112" office:value-type="float" office:value="68000">
            <text:p>68 000,00 <text:s text:c="2"/></text:p>
          </table:table-cell>
          <table:table-cell table:style-name="ce155" office:value-type="date" office:date-value="2011-09-26">
            <text:p>26/09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SPOT IMAGE 31030</text:p>
          </table:table-cell>
          <table:table-cell table:style-name="ce26" office:value-type="string">
            <text:p>ORTHOIMAGE + MODELE NUMERIQUE DE SURFACE 2011</text:p>
          </table:table-cell>
          <table:table-cell table:style-name="ce112" office:value-type="float" office:value="56500">
            <text:p>56 500,00 <text:s text:c="2"/></text:p>
          </table:table-cell>
          <table:table-cell table:style-name="ce155" office:value-type="date" office:date-value="2011-05-05">
            <text:p>05/05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GUELLE ET FUCHS SELARL 57602</text:p>
          </table:table-cell>
          <table:table-cell table:style-name="ce26" office:value-type="string">
            <text:p>VUES AERIENNES D HIVER DEBUT 2011</text:p>
          </table:table-cell>
          <table:table-cell table:style-name="ce112" office:value-type="float" office:value="42020">
            <text:p>42 020,00 <text:s text:c="2"/></text:p>
          </table:table-cell>
          <table:table-cell table:style-name="ce155" office:value-type="date" office:date-value="2011-04-18">
            <text:p>18/04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SEDOA 34570</text:p>
          </table:table-cell>
          <table:table-cell table:style-name="ce26" office:value-type="string">
            <text:p>SURVEILLANCE ORGANISEE DU PATRIMOINE OUVRAGES D ART ET DE SOUTENEMENT</text:p>
          </table:table-cell>
          <table:table-cell table:style-name="ce112" office:value-type="float" office:value="87695">
            <text:p>87 695,00 <text:s text:c="2"/></text:p>
          </table:table-cell>
          <table:table-cell table:style-name="ce155" office:value-type="date" office:date-value="2011-07-04">
            <text:p>04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/>
          <table:table-cell table:style-name="ce26" office:value-type="string">
            <text:p>ENTRETIEN PREVENTIF DE DIVERS MATERIELS DE RESTAURATION COLLECTIVE ET DEPANNAGE / REPARATION</text:p>
          </table:table-cell>
          <table:table-cell table:style-name="ce112" office:value-type="string">
            <text:p>9 500 A 30 000 €</text:p>
          </table:table-cell>
          <table:table-cell table:style-name="ce155" office:value-type="date" office:date-value="2011-07-11">
            <text:p>11/07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SFMA 34000 MONTPELLIER</text:p>
          </table:table-cell>
          <table:table-cell table:style-name="ce26" office:value-type="string">
            <text:p>OBSEQUES DES PERSONNES DEPOURVUES DE RESSOURCES SUFFISANTES</text:p>
          </table:table-cell>
          <table:table-cell table:style-name="ce112" office:value-type="float" office:value="43480">
            <text:p>43 480,00 <text:s text:c="2"/></text:p>
          </table:table-cell>
          <table:table-cell table:style-name="ce155" office:value-type="date" office:date-value="2011-06-11">
            <text:p>11/06/2011</text:p>
          </table:table-cell>
          <table:table-cell table:style-name="ce162" table:number-columns-repeated="21"/>
          <table:table-cell table:number-columns-repeated="999"/>
        </table:table-row>
        <table:table-row table:style-name="ro4">
          <table:table-cell table:style-name="ce17" office:value-type="string">
            <text:p>CDF 34172</text:p>
          </table:table-cell>
          <table:table-cell table:style-name="ce26" office:value-type="string">
            <text:p>DESAFFECTATION ET EXHUMATION DE CONCESSIONS REPRISES</text:p>
          </table:table-cell>
          <table:table-cell table:style-name="ce112" office:value-type="float" office:value="66720">
            <text:p>66 720,00 <text:s text:c="2"/></text:p>
          </table:table-cell>
          <table:table-cell table:style-name="ce155" office:value-type="date" office:date-value="2011-05-12">
            <text:p>12/05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17" office:value-type="string">
            <text:p>ASS PASSE MURAILLE 34080</text:p>
          </table:table-cell>
          <table:table-cell table:style-name="ce26" office:value-type="string">
            <text:p>MISSION D ACCOMPAGNEMENT MONTPELLIER MAIN VERTE</text:p>
          </table:table-cell>
          <table:table-cell table:style-name="ce112" office:value-type="float" office:value="30000">
            <text:p>30 000,00 <text:s text:c="2"/></text:p>
          </table:table-cell>
          <table:table-cell table:style-name="ce155" office:value-type="date" office:date-value="2011-04-10">
            <text:p>10/04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17" office:value-type="string">
            <text:p>ANTIGONE SERVICE 34171</text:p>
          </table:table-cell>
          <table:table-cell table:style-name="ce26" office:value-type="string">
            <text:p>PRESTATIONS DE LUTTE ANTI VECTORIELLE</text:p>
          </table:table-cell>
          <table:table-cell table:style-name="ce112" office:value-type="string">
            <text:p>40 000 € HT mini - 90 000 € HT maxi</text:p>
          </table:table-cell>
          <table:table-cell table:style-name="ce155" office:value-type="date" office:date-value="2011-03-01">
            <text:p>01/03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LAN-ARCHITECT 25000</text:p>
          </table:table-cell>
          <table:table-cell table:style-name="ce25" office:value-type="string">
            <text:p>MIGRATION DU PORTAIL COLLABORATIF DE SHAREPOINT 2007 VERS SHAREPOINT 2011</text:p>
          </table:table-cell>
          <table:table-cell table:style-name="ce110" office:value-type="string">
            <text:p>10 000 € HT mini - 40 000 € HT maxi</text:p>
          </table:table-cell>
          <table:table-cell table:style-name="ce133" office:value-type="date" office:date-value="2011-07-05">
            <text:p>05/07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17" office:value-type="string">
            <text:p>TELEBIG 06270</text:p>
          </table:table-cell>
          <table:table-cell table:style-name="ce26" office:value-type="string">
            <text:p>MAINTENANCE ET PRESTATIONS PLATEFORMEXFRAME</text:p>
          </table:table-cell>
          <table:table-cell table:style-name="ce112" office:value-type="string">
            <text:p>11 000 € HT mini - 45 000 € HT maxi</text:p>
          </table:table-cell>
          <table:table-cell table:style-name="ce155" office:value-type="date" office:date-value="2011-09-30">
            <text:p>30/09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17" office:value-type="string">
            <text:p>PRONETIS 13013</text:p>
          </table:table-cell>
          <table:table-cell table:style-name="ce26" office:value-type="string">
            <text:p>CONSEIL ET ASSISTANCE EN MATIERE DE SECURITE DES SYSTEMES D INFORMATION</text:p>
          </table:table-cell>
          <table:table-cell table:style-name="ce112" office:value-type="string">
            <text:p>4 000 € HT mini - 85 000 € HT maxi</text:p>
          </table:table-cell>
          <table:table-cell table:style-name="ce155" office:value-type="date" office:date-value="2011-04-18">
            <text:p>18/04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17" office:value-type="string">
            <text:p>GMA CONSULTING 84500</text:p>
          </table:table-cell>
          <table:table-cell table:style-name="ce26" office:value-type="string">
            <text:p>ACQUISITION ET MISE EN ŒUVRE D UN LOGICIEL DE GESTION DES MANIFESTATIONS</text:p>
          </table:table-cell>
          <table:table-cell table:style-name="ce112" office:value-type="string">
            <text:p>15 000 € HT mini - 60 000 € HT maxi</text:p>
          </table:table-cell>
          <table:table-cell table:style-name="ce155" office:value-type="date" office:date-value="2011-02-07">
            <text:p>07/02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23" office:value-type="string">
            <text:p>AMESYS 34000</text:p>
          </table:table-cell>
          <table:table-cell table:style-name="ce31" office:value-type="string">
            <text:p>DEVELOPPEMENT ET MAINTENANCE D APPLICATIONS INFORMATIQUES POUR LA GESTION DES RESSOURCES HUMAINES</text:p>
          </table:table-cell>
          <table:table-cell table:style-name="ce113" office:value-type="string">
            <text:p>20 000 € HT mini - 80 000 € HT maxi</text:p>
          </table:table-cell>
          <table:table-cell table:style-name="ce156" office:value-type="date" office:date-value="2011-01-10">
            <text:p>10/01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23" office:value-type="string">
            <text:p>KAWENGA 34000</text:p>
          </table:table-cell>
          <table:table-cell table:style-name="ce31" office:value-type="string">
            <text:p>ACCOMPAGNEMENT DU PROJET MONTPELLIER TERRITOIRE NUMERIQUE</text:p>
          </table:table-cell>
          <table:table-cell table:style-name="ce113" office:value-type="string">
            <text:p>85 000 € HT maxi</text:p>
          </table:table-cell>
          <table:table-cell table:style-name="ce156" office:value-type="date" office:date-value="2011-08-31">
            <text:p>31/08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23" office:value-type="string">
            <text:p>K2 France 75013</text:p>
          </table:table-cell>
          <table:table-cell table:style-name="ce31" office:value-type="string">
            <text:p>MAINTENANCE ET PRESTATIONS DU LOGICIEL DE GESTION DE FLUX K2</text:p>
          </table:table-cell>
          <table:table-cell table:style-name="ce113" office:value-type="string">
            <text:p>20 000 € HT mini - 80 000 € HT maxi</text:p>
          </table:table-cell>
          <table:table-cell table:style-name="ce156" office:value-type="date" office:date-value="2011-09-30">
            <text:p>30/09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 office:value-type="string">
            <text:p>BYPE 13100</text:p>
          </table:table-cell>
          <table:table-cell table:style-name="ce31" office:value-type="string">
            <text:p>INGENIERIE DU DISPOSITIF INTERACTIF URBAIN</text:p>
          </table:table-cell>
          <table:table-cell table:style-name="ce113" office:value-type="string">
            <text:p>85 000 € HT maxi</text:p>
          </table:table-cell>
          <table:table-cell table:style-name="ce156" office:value-type="date" office:date-value="2011-08-31">
            <text:p>31/08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23" office:value-type="string">
            <text:p>VALENTIN JEREMIE 34090</text:p>
          </table:table-cell>
          <table:table-cell table:style-name="ce31" office:value-type="string">
            <text:p>ACCOMPAGNEMENT POUR LA MISE A DISPOSITION DES DONNEES PUBLIQUES - PROJET OPENDATA ET PROJET D ALEMBERT</text:p>
          </table:table-cell>
          <table:table-cell table:style-name="ce113" office:value-type="string">
            <text:p>Montant estimé 50 000 € HT</text:p>
          </table:table-cell>
          <table:table-cell table:style-name="ce156" office:value-type="date" office:date-value="2011-09-07">
            <text:p>07/09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23" office:value-type="string">
            <text:p>ANNE SAMSON COMMUNICATIONS 75004</text:p>
          </table:table-cell>
          <table:table-cell table:style-name="ce31" office:value-type="string">
            <text:p>MISSION D ATTACHE DE PRESSE POUR LES EXPOSITIONS ORGANISEES EN 2011 AU CARRE ST ANNE</text:p>
          </table:table-cell>
          <table:table-cell table:style-name="ce113" office:value-type="float" office:value="27991">
            <text:p>27 991,00 <text:s text:c="2"/></text:p>
          </table:table-cell>
          <table:table-cell table:style-name="ce156" office:value-type="date" office:date-value="2011-03-10">
            <text:p>10/03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23" office:value-type="string">
            <text:p>LIENART EDITIONS 93100</text:p>
          </table:table-cell>
          <table:table-cell table:style-name="ce31" office:value-type="string">
            <text:p>REALISATION ET COEDITION DE 3 CATALOGUES D EXPOSITION D ART CONTEMPORAIN POUR LE CARRE ST ANNE</text:p>
          </table:table-cell>
          <table:table-cell table:style-name="ce113" office:value-type="float" office:value="39000">
            <text:p>39 000,00 <text:s text:c="2"/></text:p>
          </table:table-cell>
          <table:table-cell table:style-name="ce156" office:value-type="date" office:date-value="2011-03-21">
            <text:p>21/03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 office:value-type="string">
            <text:p>FANTOMAS 34000</text:p>
          </table:table-cell>
          <table:table-cell table:style-name="ce31" office:value-type="string">
            <text:p>ENCADREMENT DE PHOTOGRAPHIES</text:p>
          </table:table-cell>
          <table:table-cell table:style-name="ce113" office:value-type="string">
            <text:p>entre 5 000 et 40 000 € HT </text:p>
          </table:table-cell>
          <table:table-cell table:style-name="ce156" office:value-type="date" office:date-value="2011-04-12">
            <text:p>12/04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10" office:value-type="string">
            <text:p>CATHERINE PHILIPPOT 75004</text:p>
          </table:table-cell>
          <table:table-cell table:style-name="ce31" office:value-type="string">
            <text:p>MISSION D ATTACHE DE PRESSE POUR LES EXPOSITIONS ORGANISEES AU PAVILLON POPULAIRE DE JUIN 2011 A MAI 2012</text:p>
          </table:table-cell>
          <table:table-cell table:style-name="ce114" office:value-type="float" office:value="34320">
            <text:p>34 320,00 <text:s text:c="2"/></text:p>
          </table:table-cell>
          <table:table-cell table:style-name="ce147" office:value-type="date" office:date-value="2011-06-09">
            <text:p>09/06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DECIPRO 34070</text:p>
          </table:table-cell>
          <table:table-cell table:style-name="ce25" office:value-type="string">
            <text:p>PROJECTIONS DE FILMS PLACE DIONYSOS DU 1ER AU 12 AOUT 2011, MANIFESTATION CINEMA SOUS LES ETOILES</text:p>
          </table:table-cell>
          <table:table-cell table:style-name="ce110" office:value-type="float" office:value="38700">
            <text:p>38 700,00 <text:s text:c="2"/></text:p>
          </table:table-cell>
          <table:table-cell table:style-name="ce133" office:value-type="date" office:date-value="2011-06-24">
            <text:p>24/06/2011</text:p>
          </table:table-cell>
          <table:table-cell table:style-name="ce162" table:number-columns-repeated="21"/>
          <table:table-cell table:number-columns-repeated="999"/>
        </table:table-row>
        <table:table-row table:style-name="ro19">
          <table:table-cell table:style-name="ce4" office:value-type="string">
            <text:p>FLORENCE GIRARD 34000</text:p>
          </table:table-cell>
          <table:table-cell table:style-name="ce25" office:value-type="string">
            <text:p>CREATIONS SCENOGRAPHOGIES DECLINEES EN OUTILS DE SIGNALETIQUE ET DE COMMUNICATION DANS LE CADRE D EXPOSITIONS PHOTOGRAPHIQUES AU PAVILLON POPULAIRE</text:p>
          </table:table-cell>
          <table:table-cell table:style-name="ce110" office:value-type="float" office:value="24672">
            <text:p>24 672,00 <text:s text:c="2"/></text:p>
          </table:table-cell>
          <table:table-cell table:style-name="ce133" office:value-type="date" office:date-value="2011-06-29">
            <text:p>29/06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BRUNO JOUVE 84000</text:p>
          </table:table-cell>
          <table:table-cell table:style-name="ce25" office:value-type="string">
            <text:p>REALISATION D UN DIAGNOSTIC PATRIMONIAL ET ARCHITECTURAL DE LA CHAPELLE DE LA MISERICORDE</text:p>
          </table:table-cell>
          <table:table-cell table:style-name="ce110" office:value-type="float" office:value="22790">
            <text:p>22 790,00 <text:s text:c="2"/></text:p>
          </table:table-cell>
          <table:table-cell table:style-name="ce133" office:value-type="date" office:date-value="2011-12-15">
            <text:p>15/12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5" office:value-type="string">
            <text:p>PASCAL LE BRUN CORDIER 75020</text:p>
          </table:table-cell>
          <table:table-cell table:style-name="ce24" office:value-type="string">
            <text:p>REALISATION, SUIVI ET EVALUATION D'UNE SERIE DE MANIFESTATIONS ARTISTIQUES DANS L ESPACE PUBLIC ZAT 2011</text:p>
          </table:table-cell>
          <table:table-cell table:style-name="ce111" office:value-type="float" office:value="82703.2">
            <text:p>82 703,20 <text:s text:c="2"/></text:p>
          </table:table-cell>
          <table:table-cell table:style-name="ce134" office:value-type="date" office:date-value="2011-02-10">
            <text:p>10/02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5" office:value-type="string">
            <text:p>LE SCENOSCOPE 93100</text:p>
          </table:table-cell>
          <table:table-cell table:style-name="ce24" office:value-type="string">
            <text:p>ASSISTANCE A MAITRISE D OUVRAGE POUR LA DEFINITION SCENOGRAPHIQUE DES ESPACES ET LA CREATION DE L'IDENTITE VISUELLE DU CENTRE D ART LA PANACEEE+</text:p>
          </table:table-cell>
          <table:table-cell table:style-name="ce111" office:value-type="float" office:value="65800">
            <text:p>65 800,00 <text:s text:c="2"/></text:p>
          </table:table-cell>
          <table:table-cell table:style-name="ce134" office:value-type="date" office:date-value="2011-03-07">
            <text:p>07/03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5" office:value-type="string">
            <text:p>ILLUSION ET MACADAM 34000</text:p>
          </table:table-cell>
          <table:table-cell table:style-name="ce24" office:value-type="string">
            <text:p>MISE EN ŒUVRE TECHNIQUE D UNE MANIFESTATION ARTISTIQUE DANS L ESPACE PUBLIC ZAT AVRIL 2011</text:p>
          </table:table-cell>
          <table:table-cell table:style-name="ce111" office:value-type="float" office:value="85000">
            <text:p>85 000,00 <text:s text:c="2"/></text:p>
          </table:table-cell>
          <table:table-cell table:style-name="ce134" office:value-type="date" office:date-value="2011-03-21">
            <text:p>21/03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5" office:value-type="string">
            <text:p>PAVIE 34990</text:p>
          </table:table-cell>
          <table:table-cell table:style-name="ce24" office:value-type="string">
            <text:p>PREPARATION ET ADAPTATION DE SUPPORTS POUR EXPOSITIONS, MONTAGE ET DEMONTAGE DES EXPOSITIONS, ENTRETIEN DES SOCLES DES STATUES</text:p>
          </table:table-cell>
          <table:table-cell table:style-name="ce111" office:value-type="string">
            <text:p>entre 22 500 et 88 000 € ht</text:p>
          </table:table-cell>
          <table:table-cell table:style-name="ce134" office:value-type="date" office:date-value="2011-05-19">
            <text:p>19/05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5" office:value-type="string">
            <text:p>ILLUSION ET MACADAM 34000</text:p>
          </table:table-cell>
          <table:table-cell table:style-name="ce24" office:value-type="string">
            <text:p>ACCOMPAGNEMENT A LA PRODUCTION D UNE MANIFESTATION ARTISTIQUE DANS L ESPACE PUBLIC ZAT AVRIL 2011</text:p>
          </table:table-cell>
          <table:table-cell table:style-name="ce111" office:value-type="float" office:value="89500">
            <text:p>89 500,00 <text:s text:c="2"/></text:p>
          </table:table-cell>
          <table:table-cell table:style-name="ce134" office:value-type="date" office:date-value="2011-04-27">
            <text:p>27/04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5" office:value-type="string">
            <text:p>ILLUSION ET MACADAM 34000</text:p>
          </table:table-cell>
          <table:table-cell table:style-name="ce24" office:value-type="string">
            <text:p>MISE EN ŒUVRE TECHNIQUE D UNE MANIFESTATION ARTISTIQUE DANS L ESPACE PUBLIC ZAT NOVEMBRE 2011</text:p>
          </table:table-cell>
          <table:table-cell table:style-name="ce111" office:value-type="float" office:value="89500">
            <text:p>89 500,00 <text:s text:c="2"/></text:p>
          </table:table-cell>
          <table:table-cell table:style-name="ce134" office:value-type="date" office:date-value="2011-09-02">
            <text:p>02/09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22" office:value-type="string">
            <text:p>ILLUSION ET MACADAM 34000</text:p>
          </table:table-cell>
          <table:table-cell table:style-name="ce25" office:value-type="string">
            <text:p>ACCOMPAGNEMENT A LA PRODUCTION D UNE MANIFESTATION ARTISTIQUE DANS L ESPACE PUBLIC ZAT NOVEMBRE 2011</text:p>
          </table:table-cell>
          <table:table-cell table:style-name="ce115" office:value-type="float" office:value="89500">
            <text:p>89 500,00 <text:s text:c="2"/></text:p>
          </table:table-cell>
          <table:table-cell table:style-name="ce157" office:value-type="date" office:date-value="2011-09-02">
            <text:p>02/09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ERI 34130</text:p>
          </table:table-cell>
          <table:table-cell table:style-name="ce25" office:value-type="string">
            <text:p>REALISATION DU GRADINAGE DE L AUDITORIUM DU CENTRE D ARTR CONTEMPORAIN LA PANACEE</text:p>
          </table:table-cell>
          <table:table-cell table:style-name="ce116" office:value-type="float" office:value="70308">
            <text:p>70 308,00 <text:s text:c="2"/></text:p>
          </table:table-cell>
          <table:table-cell table:style-name="ce158" office:value-type="date" office:date-value="2011-09-27">
            <text:p>27/09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SOUND AND LIGHT SYSTEM 30340</text:p>
          </table:table-cell>
          <table:table-cell table:style-name="ce25" office:value-type="string">
            <text:p>PRESTATION DE TECHNIQUE EVENEMENTIELLE DANS LE CADRE D UNE MANIFESTATION DANS L ESPACE PUBLIC</text:p>
          </table:table-cell>
          <table:table-cell table:style-name="ce116" office:value-type="string">
            <text:p>entre 10 000 et 60 000 € HT </text:p>
          </table:table-cell>
          <table:table-cell table:style-name="ce158" office:value-type="date" office:date-value="2011-11-22">
            <text:p>22/11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AZENTIS</text:p>
          </table:table-cell>
          <table:table-cell table:style-name="ce25" office:value-type="string">
            <text:p>NUMERISATION DES REGISTRES DES ACTES DE DECES 1903-1988 DE LA VILLE DE MONTPELLIER</text:p>
          </table:table-cell>
          <table:table-cell table:style-name="ce116" office:value-type="float" office:value="59748">
            <text:p>59 748,00 <text:s text:c="2"/></text:p>
          </table:table-cell>
          <table:table-cell table:style-name="ce158" office:value-type="date" office:date-value="2011-12-15">
            <text:p>15/12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37" office:value-type="string">
            <text:p>GEOMEDIA 29229</text:p>
          </table:table-cell>
          <table:table-cell table:style-name="ce25" office:value-type="string">
            <text:p>ACHAT DE LICENCES AUTOCAD 2011 ET COVADIS 2012</text:p>
          </table:table-cell>
          <table:table-cell table:style-name="ce116" office:value-type="float" office:value="30066">
            <text:p>30 066,00 <text:s text:c="2"/></text:p>
          </table:table-cell>
          <table:table-cell table:style-name="ce158" office:value-type="date" office:date-value="2011-08-03">
            <text:p>03/08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37" office:value-type="string">
            <text:p>MONTPELLIER POIDS LOURDS 34434</text:p>
          </table:table-cell>
          <table:table-cell table:style-name="ce25" office:value-type="string">
            <text:p>MAINTENANCE UTILITAIRES ET POIDS LOURDS</text:p>
          </table:table-cell>
          <table:table-cell table:style-name="ce116" office:value-type="float" office:value="85000">
            <text:p>85 000,00 <text:s text:c="2"/></text:p>
          </table:table-cell>
          <table:table-cell table:style-name="ce158" office:value-type="date" office:date-value="2011-06-16">
            <text:p>16/06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37" office:value-type="string">
            <text:p>HYDRAU SERVICE 34671</text:p>
          </table:table-cell>
          <table:table-cell table:style-name="ce25" office:value-type="string">
            <text:p>MAINTENANCE DE NACELLE ELEVATRICES ET EQUIPEMENTS HYDRAULIQUES</text:p>
          </table:table-cell>
          <table:table-cell table:style-name="ce116" office:value-type="float" office:value="85000">
            <text:p>85 000,00 <text:s text:c="2"/></text:p>
          </table:table-cell>
          <table:table-cell table:style-name="ce158" office:value-type="date" office:date-value="2011-01-01">
            <text:p>01/01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37"/>
          <table:table-cell table:style-name="ce25" office:value-type="string">
            <text:p>CONTROLES TECHNIQUES ET PERIODIQUES</text:p>
          </table:table-cell>
          <table:table-cell table:style-name="ce116" office:value-type="float" office:value="85000">
            <text:p>85 000,00 <text:s text:c="2"/></text:p>
          </table:table-cell>
          <table:table-cell table:style-name="ce158" office:value-type="date" office:date-value="2011-07-06">
            <text:p>06/07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37" office:value-type="string">
            <text:p>AUTO BILAN 78190 - lot 1 : controles techniques véhicules</text:p>
          </table:table-cell>
          <table:table-cell table:style-name="ce25"/>
          <table:table-cell table:style-name="ce116" office:value-type="float" office:value="55000">
            <text:p>55 000,00 <text:s text:c="2"/></text:p>
          </table:table-cell>
          <table:table-cell table:style-name="ce158"/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37" office:value-type="string">
            <text:p>BUREAU VERITAS 34000 - lot 2 : contrôles périodiques sécurités</text:p>
          </table:table-cell>
          <table:table-cell table:style-name="ce25"/>
          <table:table-cell table:style-name="ce116" office:value-type="float" office:value="30000">
            <text:p>30 000,00 <text:s text:c="2"/></text:p>
          </table:table-cell>
          <table:table-cell table:style-name="ce158"/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37" office:value-type="string">
            <text:p>LES FRANCAS 34070</text:p>
          </table:table-cell>
          <table:table-cell table:style-name="ce25" office:value-type="string">
            <text:p>LE BREVET PROFESSIONNEL DE LA JEUNESSE, DE L'EDUCATION POPULAIRE ET DU SPORT OU BP JEPS</text:p>
          </table:table-cell>
          <table:table-cell table:style-name="ce116" office:value-type="float" office:value="54000">
            <text:p>54 000,00 <text:s text:c="2"/></text:p>
          </table:table-cell>
          <table:table-cell table:style-name="ce158" office:value-type="date" office:date-value="2011-08-02">
            <text:p>02/08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37" office:value-type="string">
            <text:p>SOCIETE THETYS 34820</text:p>
          </table:table-cell>
          <table:table-cell table:style-name="ce25" office:value-type="string">
            <text:p>MISSION DE CONSEIL STRATEGIQUE - FORMATION DES ELUS RELATIONS PRESSE</text:p>
          </table:table-cell>
          <table:table-cell table:style-name="ce116" office:value-type="string">
            <text:p>14 400 A 33 000 </text:p>
          </table:table-cell>
          <table:table-cell table:style-name="ce158" office:value-type="date" office:date-value="2011-01-19">
            <text:p>19/01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37" office:value-type="string">
            <text:p>EDITIONS ALCIDE 30900</text:p>
          </table:table-cell>
          <table:table-cell table:style-name="ce25" office:value-type="string">
            <text:p>ACQUISITION D'AGENDAS "MONTPELLIER 2011"</text:p>
          </table:table-cell>
          <table:table-cell table:style-name="ce116" office:value-type="string">
            <text:p>18000 A 26 000</text:p>
          </table:table-cell>
          <table:table-cell table:style-name="ce158" office:value-type="date" office:date-value="2011-01-31">
            <text:p>31/01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23" office:value-type="string">
            <text:p>HAUTE SECURITE 34080 </text:p>
          </table:table-cell>
          <table:table-cell table:style-name="ce31" office:value-type="string">
            <text:p>MISE A DISPOSITION D HOTESSE SUR UN STAND DE LA VILLE</text:p>
          </table:table-cell>
          <table:table-cell table:style-name="ce113" office:value-type="string">
            <text:p>10 000 A 40 000 </text:p>
          </table:table-cell>
          <table:table-cell table:style-name="ce156" office:value-type="date" office:date-value="2011-02-14">
            <text:p>14/02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 office:value-type="string">
            <text:p>MATHIEU VILCOT 34690</text:p>
          </table:table-cell>
          <table:table-cell table:style-name="ce31" office:value-type="string">
            <text:p>WEB TV DE LA VILLE</text:p>
          </table:table-cell>
          <table:table-cell table:style-name="ce113" office:value-type="string">
            <text:p>22 000 A 88 000 </text:p>
          </table:table-cell>
          <table:table-cell table:style-name="ce156" office:value-type="date" office:date-value="2011-01-18">
            <text:p>18/01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23" office:value-type="string">
            <text:p>JEAN KOUCHNER 34820</text:p>
          </table:table-cell>
          <table:table-cell table:style-name="ce31" office:value-type="string">
            <text:p>MISSION DE CONSEIL STRATEGIQUE - FORMATION DES ELUS AUX RELATIONS PRESSE, VEILLE ET CONSEIL MEDIATHEQUES</text:p>
          </table:table-cell>
          <table:table-cell table:style-name="ce113" office:value-type="string">
            <text:p>28 800 A 66 000</text:p>
          </table:table-cell>
          <table:table-cell table:style-name="ce156" office:value-type="date" office:date-value="2011-01-19">
            <text:p>19/01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 office:value-type="string">
            <text:p>KANTAR 92046</text:p>
          </table:table-cell>
          <table:table-cell table:style-name="ce31" office:value-type="string">
            <text:p>REALISATION D UNE REVUE DE PRESSE</text:p>
          </table:table-cell>
          <table:table-cell table:style-name="ce113" office:value-type="string">
            <text:p>10 000 A 60 000</text:p>
          </table:table-cell>
          <table:table-cell table:style-name="ce156" office:value-type="date" office:date-value="2011-03-17">
            <text:p>17/03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 office:value-type="string">
            <text:p>CHIRRIPO 34470</text:p>
          </table:table-cell>
          <table:table-cell table:style-name="ce31" office:value-type="string">
            <text:p>DISTRIBUTION DU JOURNAL "MONTPELLIER NOTRE VILLE"</text:p>
          </table:table-cell>
          <table:table-cell table:style-name="ce113" office:value-type="string">
            <text:p>30 000 A 88 000</text:p>
          </table:table-cell>
          <table:table-cell table:style-name="ce156" office:value-type="date" office:date-value="2011-07-06">
            <text:p>06/07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/>
          <table:table-cell table:style-name="ce31" office:value-type="string">
            <text:p>IMPRESSION D AFFICHES</text:p>
          </table:table-cell>
          <table:table-cell table:style-name="ce113" office:value-type="string">
            <text:p>20 000 A 82 000</text:p>
          </table:table-cell>
          <table:table-cell table:style-name="ce156" office:value-type="date" office:date-value="2011-10-20">
            <text:p>20/10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 office:value-type="string">
            <text:p>SERIGRAPHIE MODERNE - lot 1 </text:p>
          </table:table-cell>
          <table:table-cell table:style-name="ce31"/>
          <table:table-cell table:style-name="ce113" office:value-type="string">
            <text:p>8 000 a 31 000</text:p>
          </table:table-cell>
          <table:table-cell table:style-name="ce156"/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 office:value-type="string">
            <text:p>SERIGRAPHIE MODERNE - lot 2</text:p>
          </table:table-cell>
          <table:table-cell table:style-name="ce31"/>
          <table:table-cell table:style-name="ce113" office:value-type="string">
            <text:p>12 000 a 51 000</text:p>
          </table:table-cell>
          <table:table-cell table:style-name="ce156"/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/>
          <table:table-cell table:style-name="ce31"/>
          <table:table-cell table:style-name="ce113"/>
          <table:table-cell table:style-name="ce156"/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29" office:value-type="string">
            <text:p>nom de l'attributaire + code postal + ville</text:p>
          </table:table-cell>
          <table:table-cell table:style-name="ce78" office:value-type="string">
            <text:p>Objet du marché</text:p>
          </table:table-cell>
          <table:table-cell table:style-name="ce119" office:value-type="string">
            <text:p>montant du marché - pour la tranche supérieure ou égale à 90 000 € HT et inférieure à 4 845 000 € HT</text:p>
          </table:table-cell>
          <table:table-cell table:style-name="ce149" office:value-type="string">
            <text:p>Date de notification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23" office:value-type="string">
            <text:p>INGEROP 38244</text:p>
          </table:table-cell>
          <table:table-cell table:style-name="ce31" office:value-type="string">
            <text:p>Assistance à maîtrise d'ouvrage pour la mise à niveau du tunnel de la comédie</text:p>
          </table:table-cell>
          <table:table-cell table:style-name="ce128" office:value-type="float" office:value="160450">
            <text:p>160 450,00</text:p>
          </table:table-cell>
          <table:table-cell table:style-name="ce156" office:value-type="date" office:date-value="2011-10-03">
            <text:p>03/10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30" office:value-type="string">
            <text:p>LM INGENIERIE 34830 CLAPIERS</text:p>
          </table:table-cell>
          <table:table-cell table:style-name="ce92" office:value-type="string">
            <text:p>Assistance à maîtrise d'ouvrage pour l'extension du réseau de vidéoprotection urbaine</text:p>
          </table:table-cell>
          <table:table-cell table:style-name="ce129" office:value-type="float" office:value="149000">
            <text:p>149 000,00</text:p>
          </table:table-cell>
          <table:table-cell table:style-name="ce159" office:value-type="date" office:date-value="2011-06-03">
            <text:p>03/06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38" office:value-type="string">
            <text:p>MHR 34000 MONTPELLIER</text:p>
          </table:table-cell>
          <table:table-cell table:style-name="ce93" office:value-type="string">
            <text:p>CONTRAT DE PRESTATION DE SERVICE </text:p>
          </table:table-cell>
          <table:table-cell table:style-name="ce130" office:value-type="float" office:value="129000">
            <text:p>129 000,00</text:p>
          </table:table-cell>
          <table:table-cell table:style-name="ce160" office:value-type="date" office:date-value="2011-07-07">
            <text:p>07/07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38" office:value-type="string">
            <text:p>MHSC 34000 MONTPELLIER</text:p>
          </table:table-cell>
          <table:table-cell table:style-name="ce93"/>
          <table:table-cell table:style-name="ce130" office:value-type="float" office:value="99370">
            <text:p>99 370,00</text:p>
          </table:table-cell>
          <table:table-cell table:style-name="ce160" office:value-type="date" office:date-value="2011-07-07">
            <text:p>07/07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38" office:value-type="string">
            <text:p>SARL BOULADOU</text:p>
          </table:table-cell>
          <table:table-cell table:style-name="ce93" office:value-type="string">
            <text:p>TRANSPORT 2012</text:p>
          </table:table-cell>
          <table:table-cell table:style-name="ce130" office:value-type="float" office:value="100000">
            <text:p>100 000,00</text:p>
          </table:table-cell>
          <table:table-cell table:style-name="ce160" office:value-type="date" office:date-value="2011-10-10">
            <text:p>10/10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23" office:value-type="string">
            <text:p>FEDERATION FRANCAISE DE GYMNASTIQUE</text:p>
          </table:table-cell>
          <table:table-cell table:style-name="ce31" office:value-type="string">
            <text:p>CHAMPIONNAT DU MONDE DE GYMNASTIQUE RYTHMIQUE DU 19 AU 29 SEPTEMBRE 2011</text:p>
          </table:table-cell>
          <table:table-cell table:style-name="ce128" office:value-type="float" office:value="171324">
            <text:p>171 324,00</text:p>
          </table:table-cell>
          <table:table-cell table:style-name="ce156" office:value-type="date" office:date-value="2011-08-11">
            <text:p>11/08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23" office:value-type="string">
            <text:p>CAROLINE ROCHETTE 34000</text:p>
          </table:table-cell>
          <table:table-cell table:style-name="ce31" office:value-type="string">
            <text:p>MISSION D ASSISTANCE A MAITRISE D OUVRAGE SUR LES ACTIONS DE LA VILLE EN FAVEUR DE LA MISE EN VALEUR DU PATRIMOINE</text:p>
          </table:table-cell>
          <table:table-cell table:style-name="ce128" office:value-type="string">
            <text:p>30 000 € HT mini - 190 000 € HT</text:p>
          </table:table-cell>
          <table:table-cell table:style-name="ce156" office:value-type="date" office:date-value="2011-02-23">
            <text:p>23/02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23" office:value-type="string">
            <text:p>SOCIETE THETYS 34820</text:p>
          </table:table-cell>
          <table:table-cell table:style-name="ce31" office:value-type="string">
            <text:p>MISSION DE CONSEIL STRATEGIQUE - FORMATION DES ELUS RELATIONS PRESSE</text:p>
          </table:table-cell>
          <table:table-cell table:style-name="ce128" office:value-type="string">
            <text:p>14400 € HT A 33 000 € HT</text:p>
          </table:table-cell>
          <table:table-cell table:style-name="ce156" office:value-type="date" office:date-value="2011-01-19">
            <text:p>19/01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 office:value-type="string">
            <text:p>EDITIONS ALCIDE 30900</text:p>
          </table:table-cell>
          <table:table-cell table:style-name="ce31" office:value-type="string">
            <text:p>ACQUISITION D AGENDAS "MONTPELLIER 2011"</text:p>
          </table:table-cell>
          <table:table-cell table:style-name="ce128" office:value-type="string">
            <text:p>18000 € HT A 26000 € HT</text:p>
          </table:table-cell>
          <table:table-cell table:style-name="ce156" office:value-type="date" office:date-value="2011-01-31">
            <text:p>31/01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23" office:value-type="string">
            <text:p>HAUTE SECURITE 34080</text:p>
          </table:table-cell>
          <table:table-cell table:style-name="ce31" office:value-type="string">
            <text:p>MISE A DISPOSITION D'HOTESSES SUR UN STAND DE LA VILLE</text:p>
          </table:table-cell>
          <table:table-cell table:style-name="ce128" office:value-type="string">
            <text:p>10 000 € HT A 40 000 € HT</text:p>
          </table:table-cell>
          <table:table-cell table:style-name="ce156" office:value-type="date" office:date-value="2011-02-14">
            <text:p>14/02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 office:value-type="string">
            <text:p>MATHIEU VILCOT 34690</text:p>
          </table:table-cell>
          <table:table-cell table:style-name="ce31" office:value-type="string">
            <text:p>WEB TV DE LA VILLE</text:p>
          </table:table-cell>
          <table:table-cell table:style-name="ce128" office:value-type="string">
            <text:p>22 000 € HT A 88 000 € HT</text:p>
          </table:table-cell>
          <table:table-cell table:style-name="ce156" office:value-type="date" office:date-value="2011-01-18">
            <text:p>18/01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23" office:value-type="string">
            <text:p>JEAN KOUCHNER 34820</text:p>
          </table:table-cell>
          <table:table-cell table:style-name="ce31" office:value-type="string">
            <text:p>MISSION DE CONSEIL STRATEGIQUE - FORMATION DES ELUS RELATIONS PRESSE, VEILLE ET CONSEIL MEDIATIQUES</text:p>
          </table:table-cell>
          <table:table-cell table:style-name="ce128" office:value-type="string">
            <text:p>28800 A 66000 € HT</text:p>
          </table:table-cell>
          <table:table-cell table:style-name="ce156" office:value-type="date" office:date-value="2011-01-19">
            <text:p>19/01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 office:value-type="string">
            <text:p>Ca c fait.com 34820</text:p>
          </table:table-cell>
          <table:table-cell table:style-name="ce31" office:value-type="string">
            <text:p>DISTRIBUTION DE FLYERS A L AIDE DE TRIPORTEURS</text:p>
          </table:table-cell>
          <table:table-cell table:style-name="ce128" office:value-type="string">
            <text:p>15000 A 63750 € HT</text:p>
          </table:table-cell>
          <table:table-cell table:style-name="ce156" office:value-type="date" office:date-value="2011-03-09">
            <text:p>09/03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23" office:value-type="string">
            <text:p>KANTARD 92046</text:p>
          </table:table-cell>
          <table:table-cell table:style-name="ce31" office:value-type="string">
            <text:p>REALISATION D UNE REVUE DE PRESSE</text:p>
          </table:table-cell>
          <table:table-cell table:style-name="ce128" office:value-type="string">
            <text:p>10 000 A 60 000 € HT</text:p>
          </table:table-cell>
          <table:table-cell table:style-name="ce156" office:value-type="date" office:date-value="2011-03-17">
            <text:p>17/03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4" office:value-type="string">
            <text:p>CHIRRIPO 34470</text:p>
          </table:table-cell>
          <table:table-cell table:style-name="ce25" office:value-type="string">
            <text:p>DISTRIBUTION DU JOURNAL "MONTPELLIER NOTRE VILLE"</text:p>
          </table:table-cell>
          <table:table-cell table:style-name="ce75" office:value-type="string">
            <text:p>30 000 A 88 000 € HT</text:p>
          </table:table-cell>
          <table:table-cell table:style-name="ce133" office:value-type="date" office:date-value="2011-07-06">
            <text:p>06/07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4" office:value-type="string">
            <text:p>SERIGRAPHIE MODERNE </text:p>
          </table:table-cell>
          <table:table-cell table:style-name="ce25" office:value-type="string">
            <text:p>IMPRESSION D'AFFICHES</text:p>
          </table:table-cell>
          <table:table-cell table:style-name="ce75" office:value-type="string">
            <text:p>8 000 A 31 000 € HT</text:p>
          </table:table-cell>
          <table:table-cell table:style-name="ce133"/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ARPEGE 44236</text:p>
          </table:table-cell>
          <table:table-cell table:style-name="ce25" office:value-type="string">
            <text:p>MAINTENANCE DES LOGICIELS MELODIE, MAESTRO, IMAGE, ALTO, REQUIEM, ORACLE LSC, ACTE WEB</text:p>
          </table:table-cell>
          <table:table-cell table:style-name="ce75" office:value-type="string">
            <text:p>montant estimé 124 000 € HT</text:p>
          </table:table-cell>
          <table:table-cell table:style-name="ce133" office:value-type="date" office:date-value="2011-04-07">
            <text:p>07/04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4"/>
          <table:table-cell table:style-name="ce25"/>
          <table:table-cell table:style-name="ce75"/>
          <table:table-cell table:style-name="ce137"/>
          <table:table-cell table:style-name="ce162" table:number-columns-repeated="21"/>
          <table:table-cell table:number-columns-repeated="999"/>
        </table:table-row>
        <table:table-row table:style-name="ro20">
          <table:table-cell table:style-name="ce13" office:value-type="string">
            <text:p>CARS DU BASSIN DE THAU 34111 FRONTIGNAN - PAYS D'OC MOBILITES 34170 CASTELNAU LE LEZ - AUTOCARS BOULADOU 34750 VILLENEUVE LES MAGUELONE</text:p>
          </table:table-cell>
          <table:table-cell table:style-name="ce75" office:value-type="string">
            <text:p>PRESTATIONS DE TRANSPORT AVEC CHAUFFEUR D'ENFANTS ET D'ADOLESCENTS</text:p>
          </table:table-cell>
          <table:table-cell table:style-name="ce110" office:value-type="string">
            <text:p>400 000 € HT mini </text:p>
          </table:table-cell>
          <table:table-cell table:style-name="ce147" office:value-type="date" office:date-value="2011-11-24">
            <text:p>24/11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4"/>
          <table:table-cell table:style-name="ce75" office:value-type="string">
            <text:p>PRESTATION D'INSPECTION </text:p>
          </table:table-cell>
          <table:table-cell table:style-name="ce110" office:value-type="string">
            <text:p>Montant estimé 100 000 € HT</text:p>
          </table:table-cell>
          <table:table-cell table:style-name="ce147" office:value-type="date" office:date-value="2011-11-17">
            <text:p>17/11/2011</text:p>
          </table:table-cell>
          <table:table-cell table:style-name="ce162" table:number-columns-repeated="21"/>
          <table:table-cell table:number-columns-repeated="999"/>
        </table:table-row>
        <table:table-row table:style-name="ro21">
          <table:table-cell table:style-name="ce4" office:value-type="string">
            <text:p>ORFIS 69100 VILLEURBANNE - lot 2 : Prestations d’inspection externe des partenaires </text:p>
            <text:p>(prestataires, délégataires de service public, bénéficiaires de garanties d’emprunts, organismes subventionnés…)</text:p>
            <text:p/>
          </table:table-cell>
          <table:table-cell table:style-name="ce75"/>
          <table:table-cell table:style-name="ce110" office:value-type="float" office:value="50000">
            <text:p>5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19">
          <table:table-cell table:style-name="ce39" office:value-type="string">
            <text:p>ERNEST ET YOUNG 92400 COURBEVOIE - lot 1 Prestations d’inspection interne des services (commande publique, gestion du patrimoine…</text:p>
          </table:table-cell>
          <table:table-cell table:style-name="ce75"/>
          <table:table-cell table:style-name="ce110" office:value-type="float" office:value="50000">
            <text:p>50 0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40"/>
          <table:table-cell table:style-name="ce81" office:value-type="string">
            <text:p>DEMENAGEMENT DES SERVICES DE LA MAIRIE</text:p>
          </table:table-cell>
          <table:table-cell table:style-name="ce110" office:value-type="float" office:value="249490.75">
            <text:p>249 490,75 <text:s text:c="2"/></text:p>
          </table:table-cell>
          <table:table-cell table:style-name="ce147" office:value-type="date" office:date-value="2011-07-21">
            <text:p>21/07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4" office:value-type="string">
            <text:p>BOVIS PROVENCE 13106 ROUSSET - lot 5 : déménagement des maquettes de la ville de Montpellier</text:p>
          </table:table-cell>
          <table:table-cell table:style-name="ce81"/>
          <table:table-cell table:style-name="ce110" office:value-type="float" office:value="4860">
            <text:p>4 86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19">
          <table:table-cell table:style-name="ce4" office:value-type="string">
            <text:p>DEMEPOOL 92230 GENNEVILLIERS - lot 3 : déménagement des mobiliers récupérés par la mairie vers un entrepot garde meuble</text:p>
          </table:table-cell>
          <table:table-cell table:style-name="ce81"/>
          <table:table-cell table:style-name="ce110" office:value-type="float" office:value="7400">
            <text:p>7 4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19">
          <table:table-cell table:style-name="ce4" office:value-type="string">
            <text:p>GROUPEMENT RIVES DICOSTANZO /RDI / TRANSMANUDEM 31200 TOULOUSE - lot 4 rachat, recyclage, vidage et débarras des locaux libérés de leurs occupants</text:p>
          </table:table-cell>
          <table:table-cell table:style-name="ce75"/>
          <table:table-cell table:style-name="ce110" office:value-type="float" office:value="49350.75">
            <text:p>49 350,75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19">
          <table:table-cell table:style-name="ce4" office:value-type="string">
            <text:p>GROUPEMENT I2T / GRIMALDI TRANSFERTS 93160 NOISY LE GRAND - lot 1 déménagements des services administratifs de la mairie</text:p>
          </table:table-cell>
          <table:table-cell table:style-name="ce75"/>
          <table:table-cell table:style-name="ce110" office:value-type="float" office:value="136180">
            <text:p>136 18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19">
          <table:table-cell table:style-name="ce4" office:value-type="string">
            <text:p>GROUPEMENT RIVES DICOSTANZO /RDI / TRANSMANUDEM 31200 TOULOUSE - lot 2 : déconnexion et reconnexion des équipements bureautiques</text:p>
          </table:table-cell>
          <table:table-cell table:style-name="ce75"/>
          <table:table-cell table:style-name="ce110" office:value-type="float" office:value="51700">
            <text:p>51 700,00 <text:s text:c="2"/>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4"/>
          <table:table-cell table:style-name="ce75" office:value-type="string">
            <text:p>FUTUR HOTEL DE VILLE DE MONTPELLIER - PRESTATIONS DE SECURITE INCENDIE ET DE SURETE ET MAINTENANCE DES PORTES, PORTAILS ET BARRIERES MOTORISEES</text:p>
          </table:table-cell>
          <table:table-cell table:style-name="ce110" office:value-type="float" office:value="250000">
            <text:p>250 000,00 <text:s text:c="2"/></text:p>
          </table:table-cell>
          <table:table-cell table:style-name="ce147" office:value-type="date" office:date-value="2011-12-02">
            <text:p>02/12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4" office:value-type="string">
            <text:p>EC TECH 34470 PEROLS - lot 2 maintenance des portes, portails barrières motorisées et/ou automatiques</text:p>
          </table:table-cell>
          <table:table-cell table:style-name="ce75"/>
          <table:table-cell table:style-name="ce110" office:value-type="float" office:value="20000">
            <text:p>20 000,00 <text:s text:c="2"/></text:p>
          </table:table-cell>
          <table:table-cell table:style-name="ce147"/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4" office:value-type="string">
            <text:p>GIP LR 34871 LATTES - lot 1 prestations de sécurité incendie et de sureté sur le FHDV</text:p>
          </table:table-cell>
          <table:table-cell table:style-name="ce75"/>
          <table:table-cell table:style-name="ce110" office:value-type="float" office:value="230000">
            <text:p>230 000,00 <text:s text:c="2"/></text:p>
          </table:table-cell>
          <table:table-cell table:style-name="ce147"/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/>
          <table:table-cell table:style-name="ce75" office:value-type="string">
            <text:p>STANDS DE LA VILLE DE MONTPELLIER - HABILLAGE ET IMPRESSION NUMERIQUE</text:p>
          </table:table-cell>
          <table:table-cell table:style-name="ce110" office:value-type="string">
            <text:p>80 000 € HT mini - 340 000 € HT maxi</text:p>
          </table:table-cell>
          <table:table-cell table:style-name="ce147" office:value-type="date" office:date-value="2011-07-04">
            <text:p>04/07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ATOUT POSES SIGNALETIQUE 34690 FABREGUES - lot 1 habillage de stands</text:p>
          </table:table-cell>
          <table:table-cell table:style-name="ce75"/>
          <table:table-cell table:style-name="ce110" office:value-type="string">
            <text:p>40 000 € HT mini - 170 000 € HT maxi</text:p>
          </table:table-cell>
          <table:table-cell table:style-name="ce147"/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4" office:value-type="string">
            <text:p>DECO ADER 34430 ST JEAN DE VEDAS - lot 2 impression numérique sur bâches et panneaux de stands</text:p>
          </table:table-cell>
          <table:table-cell table:style-name="ce75"/>
          <table:table-cell table:style-name="ce110" office:value-type="string">
            <text:p>40 000 € HT mini - 170 000 € HT maxi</text:p>
          </table:table-cell>
          <table:table-cell table:style-name="ce147"/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AGYSOFT 34098 MONTPELLIER CEDEX 5 </text:p>
          </table:table-cell>
          <table:table-cell table:style-name="ce75" office:value-type="string">
            <text:p>CONTRAT DE MAINTENANCE DES LOGICIELS MARCO ET PRESTATIONS ASSOCIES</text:p>
          </table:table-cell>
          <table:table-cell table:style-name="ce110" office:value-type="float" office:value="101000">
            <text:p>101 000,00 <text:s text:c="2"/></text:p>
          </table:table-cell>
          <table:table-cell table:style-name="ce147" office:value-type="date" office:date-value="2011-08-04">
            <text:p>04/08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4" office:value-type="string">
            <text:p>CITINNOV 13160 CHATEAURENARD</text:p>
          </table:table-cell>
          <table:table-cell table:style-name="ce75" office:value-type="string">
            <text:p>MISE A NIVEAU ET D'INSTALLATION DU SYSTÈME CENTRALISE DU CONTRÔLE D'ACCES DE LA ZONE PIETONNE</text:p>
          </table:table-cell>
          <table:table-cell table:style-name="ce110" office:value-type="float" office:value="179479">
            <text:p>179 479,00 <text:s text:c="2"/></text:p>
          </table:table-cell>
          <table:table-cell table:style-name="ce147" office:value-type="date" office:date-value="2011-07-28">
            <text:p>28/07/2011</text:p>
          </table:table-cell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4" office:value-type="string">
            <text:p>STE MEDITERRANEENNE DE NETTOIEMENT (SMN) 34011 MONTPELLIER CEDEX 01 </text:p>
          </table:table-cell>
          <table:table-cell table:style-name="ce75" office:value-type="string">
            <text:p>NETTOIEMENT DES ESPACES PUBLICS DES CIMETIERES, CONCIERGERIES, CHAPELLE, SANITAIRE, SANITAIRES DES HALLES ET MARCHES</text:p>
          </table:table-cell>
          <table:table-cell table:style-name="ce110" office:value-type="float" office:value="314737.4">
            <text:p>314 737,40 <text:s text:c="2"/></text:p>
          </table:table-cell>
          <table:table-cell table:style-name="ce147" office:value-type="date" office:date-value="2011-07-20">
            <text:p>20/07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4" office:value-type="string">
            <text:p>SERM 34960 MONTPELLIER CEDEX 2</text:p>
          </table:table-cell>
          <table:table-cell table:style-name="ce75" office:value-type="string">
            <text:p>SUIVI ANIMATION OPAH CEVENNES 1</text:p>
          </table:table-cell>
          <table:table-cell table:style-name="ce110" office:value-type="float" office:value="378000">
            <text:p>378 000,00 <text:s text:c="2"/></text:p>
          </table:table-cell>
          <table:table-cell table:style-name="ce147" office:value-type="date" office:date-value="2011-02-09">
            <text:p>09/02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QUALICONSULT 34000 MONTPELLIER</text:p>
          </table:table-cell>
          <table:table-cell table:style-name="ce75" office:value-type="string">
            <text:p>MISSIONS DE COORDONNATEUR DE SECURITE ET PROTECTION DE LA SANTE (CATEGORIE 2 ET 3)</text:p>
          </table:table-cell>
          <table:table-cell table:style-name="ce110" office:value-type="string">
            <text:p>Montant estimé : 200 000 € HT</text:p>
          </table:table-cell>
          <table:table-cell table:style-name="ce147" office:value-type="date" office:date-value="2011-06-09">
            <text:p>09/06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GAZETTE ECONOMIQUE DE L'HERAULT 34000 MONTPELLIER</text:p>
          </table:table-cell>
          <table:table-cell table:style-name="ce75" office:value-type="string">
            <text:p>ANNONCES LEGALES ET REGLEMENTAIRES (GAZETTE ECONOMIQUE DE L'HERAULT)</text:p>
          </table:table-cell>
          <table:table-cell table:style-name="ce110" office:value-type="string">
            <text:p>100 000 € HT mini - 400 000 € HT maxi</text:p>
          </table:table-cell>
          <table:table-cell table:style-name="ce147" office:value-type="date" office:date-value="2011-08-11">
            <text:p>11/08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4" office:value-type="string">
            <text:p>LA GAZETTE 34000 MONTPELLIER</text:p>
          </table:table-cell>
          <table:table-cell table:style-name="ce75" office:value-type="string">
            <text:p>ANNONCES LEGALES ET REGLEMENTAIRES (GAZETTE )</text:p>
          </table:table-cell>
          <table:table-cell table:style-name="ce110" office:value-type="string">
            <text:p>100 000 € HT mini - 400 000 € HT maxi</text:p>
          </table:table-cell>
          <table:table-cell table:style-name="ce146"/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18" office:value-type="string">
            <text:p>MIDI LIBRE 34438 ST JEAN DE VEDAS </text:p>
          </table:table-cell>
          <table:table-cell table:style-name="ce75" office:value-type="string">
            <text:p>ANNONCES LEGALES ET REGLEMENTAIRES (MIDI LIBRE)</text:p>
          </table:table-cell>
          <table:table-cell table:style-name="ce110" office:value-type="string">
            <text:p>100 000 € HT mini - 400 000 € HT maxi</text:p>
          </table:table-cell>
          <table:table-cell table:style-name="ce152"/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18" office:value-type="string">
            <text:p>HERAULT DU JOUR 34000 MONTPELLIER</text:p>
          </table:table-cell>
          <table:table-cell table:style-name="ce75" office:value-type="string">
            <text:p>ANNONCES LEGALES ET REGLEMENTAIRES (HERAULT DU JOUR)</text:p>
          </table:table-cell>
          <table:table-cell table:style-name="ce110" office:value-type="string">
            <text:p>100 000 € HT mini - 400 000 € HT maxi</text:p>
          </table:table-cell>
          <table:table-cell table:style-name="ce152"/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1" office:value-type="string">
            <text:p>MONTPELLIER AGGLOMERATION HANDBALL</text:p>
          </table:table-cell>
          <table:table-cell table:style-name="ce25" office:value-type="string">
            <text:p>CONTRAT DE PRESTATION DE SERVICE CLUB HAUT NIVEAU MAHB</text:p>
          </table:table-cell>
          <table:table-cell table:style-name="ce121" office:value-type="float" office:value="438643">
            <text:p>438 643,00 <text:s text:c="2"/></text:p>
          </table:table-cell>
          <table:table-cell table:style-name="ce151" office:value-type="date" office:date-value="2011-09-01">
            <text:p>01/09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18" office:value-type="string">
            <text:p>EFFIA STATIONNEMENT 75012 PARIS</text:p>
          </table:table-cell>
          <table:table-cell table:style-name="ce86" office:value-type="string">
            <text:p>EXPLOITATION DU PARC DE STATIONNEMENT DU NOUVEL HOTEL DE VILLE</text:p>
          </table:table-cell>
          <table:table-cell table:style-name="ce121" office:value-type="float" office:value="1689000">
            <text:p>1 689 000,00 <text:s text:c="2"/></text:p>
          </table:table-cell>
          <table:table-cell table:style-name="ce151" office:value-type="date" office:date-value="2011-07-04">
            <text:p>04/07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18" office:value-type="string">
            <text:p>FONDASOL 34430 ST JEAN DE VEDAS</text:p>
          </table:table-cell>
          <table:table-cell table:style-name="ce86" office:value-type="string">
            <text:p>ETUDES GEOTECHNIQUES</text:p>
          </table:table-cell>
          <table:table-cell table:style-name="ce121" office:value-type="string">
            <text:p>1 200 000 € HT maxi</text:p>
          </table:table-cell>
          <table:table-cell table:style-name="ce151" office:value-type="date" office:date-value="2011-08-25">
            <text:p>25/08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18"/>
          <table:table-cell table:style-name="ce86" office:value-type="string">
            <text:p>JOURNAL MUNICIPAL MONTPELLIER NOTRE VILLE</text:p>
          </table:table-cell>
          <table:table-cell table:style-name="ce121" office:value-type="string">
            <text:p>3 240 000 € HT mini - 6 600 000 € HT maxi</text:p>
          </table:table-cell>
          <table:table-cell table:style-name="ce151" office:value-type="date" office:date-value="2011-05-11">
            <text:p>11/05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18" office:value-type="string">
            <text:p>ETINCELLE 34000 MONTPELLIER - lot 1 direction artistique et mise en page</text:p>
          </table:table-cell>
          <table:table-cell table:style-name="ce86"/>
          <table:table-cell table:style-name="ce121" office:value-type="string">
            <text:p>240 000 € HT mini - 800 000 € HT maxi</text:p>
          </table:table-cell>
          <table:table-cell table:style-name="ce152"/>
          <table:table-cell table:style-name="ce162" table:number-columns-repeated="21"/>
          <table:table-cell table:number-columns-repeated="999"/>
        </table:table-row>
        <table:table-row table:style-name="ro18">
          <table:table-cell table:style-name="ce18" office:value-type="string">
            <text:p>CA C FAIT,COM 34070 MONTPELLIER - lot 3 mise à disposition de présentoirs et diffusion</text:p>
          </table:table-cell>
          <table:table-cell table:style-name="ce86"/>
          <table:table-cell table:style-name="ce121" office:value-type="string">
            <text:p>1 400 000 € HT mini - 2 600 000 € HT maxi</text:p>
          </table:table-cell>
          <table:table-cell table:style-name="ce152"/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18" office:value-type="string">
            <text:p>DIRECT IMPRESSION 77462 ST THIBAULT DES VIGNES - lot 2 impression </text:p>
          </table:table-cell>
          <table:table-cell table:style-name="ce86"/>
          <table:table-cell table:style-name="ce121" office:value-type="string">
            <text:p>1 400 000 € HT mini - 2 600 000 € HT maxi</text:p>
          </table:table-cell>
          <table:table-cell table:style-name="ce152"/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18" office:value-type="string">
            <text:p>SLMI 34670 BAILLARGUES</text:p>
          </table:table-cell>
          <table:table-cell table:style-name="ce86" office:value-type="string">
            <text:p>FOURNITURE, ENTRETIEN ET MAINTENANCE DES MATERIELS DE PROTECTION INCENDIE</text:p>
          </table:table-cell>
          <table:table-cell table:style-name="ce121" office:value-type="string">
            <text:p>600 000 € HT mini - 2 400 000 € HT maxi</text:p>
          </table:table-cell>
          <table:table-cell table:style-name="ce151" office:value-type="date" office:date-value="2011-02-25">
            <text:p>25/02/2011</text:p>
          </table:table-cell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4" office:value-type="string">
            <text:p>RENAULT RETAIL GROUP 34071 </text:p>
          </table:table-cell>
          <table:table-cell table:style-name="ce25" office:value-type="string">
            <text:p>MAINTENANCE DES VEHICULES - LOT 1 VEHICULES RENAULT</text:p>
          </table:table-cell>
          <table:table-cell table:style-name="ce75" office:value-type="float" office:value="120000">
            <text:p>120 000,00</text:p>
          </table:table-cell>
          <table:table-cell table:style-name="ce133" office:value-type="date" office:date-value="2011-06-21">
            <text:p>21/06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4" office:value-type="string">
            <text:p>CARROSSERIE 113 - 34690</text:p>
          </table:table-cell>
          <table:table-cell table:style-name="ce25" office:value-type="string">
            <text:p>REPARATION CARROSSERIE VEHICULES</text:p>
          </table:table-cell>
          <table:table-cell table:style-name="ce75" office:value-type="float" office:value="180000">
            <text:p>180 000,00</text:p>
          </table:table-cell>
          <table:table-cell table:style-name="ce133" office:value-type="date" office:date-value="2011-07-01">
            <text:p>01/07/2011</text:p>
          </table:table-cell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4"/>
          <table:table-cell table:style-name="ce25"/>
          <table:table-cell table:style-name="ce75"/>
          <table:table-cell table:style-name="ce137"/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42"/>
          <table:table-cell table:style-name="ce94"/>
          <table:table-cell table:style-name="ce131"/>
          <table:table-cell table:style-name="ce161"/>
          <table:table-cell table:style-name="ce162" table:number-columns-repeated="21"/>
          <table:table-cell table:number-columns-repeated="999"/>
        </table:table-row>
        <table:table-row table:style-name="ro17">
          <table:table-cell table:style-name="ce29" office:value-type="string">
            <text:p>nom de l'attributaire + code postal + ville</text:p>
          </table:table-cell>
          <table:table-cell table:style-name="ce78" office:value-type="string">
            <text:p>Objet du marché</text:p>
          </table:table-cell>
          <table:table-cell table:style-name="ce119" office:value-type="string">
            <text:p>montant du marché - pour la tranche supérieure <text:s/>à 4 845 000 € HT (travaux)</text:p>
          </table:table-cell>
          <table:table-cell table:style-name="ce149" office:value-type="string">
            <text:p>Date de notification</text:p>
          </table:table-cell>
          <table:table-cell table:style-name="ce162" table:number-columns-repeated="21"/>
          <table:table-cell table:number-columns-repeated="999"/>
        </table:table-row>
        <table:table-row table:style-name="ro16" table:number-rows-repeated="4">
          <table:table-cell table:style-name="ce4"/>
          <table:table-cell table:style-name="ce25"/>
          <table:table-cell table:style-name="ce81"/>
          <table:table-cell table:style-name="ce133"/>
          <table:table-cell table:style-name="ce162" table:number-columns-repeated="21"/>
          <table:table-cell table:number-columns-repeated="999"/>
        </table:table-row>
        <table:table-row table:style-name="ro16">
          <table:table-cell table:style-name="ce34"/>
          <table:table-cell table:style-name="ce95"/>
          <table:table-cell table:style-name="ce90"/>
          <table:table-cell table:style-name="ce154"/>
          <table:table-cell table:style-name="ce162" table:number-columns-repeated="21"/>
          <table:table-cell table:number-columns-repeated="999"/>
        </table:table-row>
        <table:table-row table:style-name="ro16" table:number-rows-repeated="3418">
          <table:table-cell table:number-columns-repeated="4"/>
          <table:table-cell table:style-name="ce162" table:number-columns-repeated="21"/>
          <table:table-cell table:number-columns-repeated="999"/>
        </table:table-row>
        <table:table-row table:style-name="ro16" table:number-rows-repeated="104470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Métadonnées" table:style-name="ta2">
        <office:forms form:automatic-focus="false" form:apply-design-mode="false"/>
        <table:table-column table:style-name="co7" table:number-columns-repeated="256" table:default-cell-style-name="Default"/>
        <table:table-row table:style-name="ro22">
          <table:table-cell office:value-type="string">
            <text:p><text:s text:c="3"/>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<text:s/></text:p>
          </table:table-cell>
          <table:table-cell table:number-columns-repeated="255"/>
        </table:table-row>
        <table:table-row table:style-name="ro22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2">
          <table:table-cell office:value-type="string">
            <text:p>Données publiques ouvertes - Montpellier Territoire Numérique</text:p>
          </table:table-cell>
          <table:table-cell table:number-columns-repeated="255"/>
        </table:table-row>
        <table:table-row table:style-name="ro22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2">
          <table:table-cell office:value-type="string">
            <text:p>Fiche métadonnées</text:p>
          </table:table-cell>
          <table:table-cell table:number-columns-repeated="255"/>
        </table:table-row>
        <table:table-row table:style-name="ro22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ID : 106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TITRE : Marchés conclus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IDENTIFIANT : VilleMTP_MTP_MarchésConclus_2013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DESCRIPTION : Cette donnée renseigne les marchés conclus (fournitures, travaux) par la ville au-dessus de 20.000 € HT (article 133 du code des marchés publics). Pour certaines années les données renseignent des marchés entre 4.000 € HT et 20.000 € HT. L’article 133 du Code des Marchés Publics oblige à publier la liste des marchés conclus de l’année précédente dans le courant du 1er trimestre de l’année suivante.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COUVERTUTE GÉOGRAPHIQUE : Ville de Montpellier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LANGUE : français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DATE PUBLICATION : 2013-01-31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PÉRIODE VALIDITÉE : Annuelle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MISE À JOUR : 2013-01-31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PRORIÉTAIRE : Ville de Montpellier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DIFFUSEUR : Ville de Montpellier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CATÉGORIE : Politique Publique &amp;amp; Démocratie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THÈME INSPIRE : Société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MOTS CLÉS : marché public ; achat ; prestation ; montpellier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TARIFICATION : Gratuite</text:p>
          </table:table-cell>
          <table:table-cell table:number-columns-repeated="255"/>
        </table:table-row>
        <table:table-row table:style-name="ro22" table:number-rows-repeated="5">
          <table:table-cell table:number-columns-repeated="256"/>
        </table:table-row>
        <table:table-row table:style-name="ro22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2">
          <table:table-cell office:value-type="string">
            <text:p>Site : http://opendata.montpelliernumerique.fr</text:p>
          </table:table-cell>
          <table:table-cell table:number-columns-repeated="255"/>
        </table:table-row>
        <table:table-row table:style-name="ro22">
          <table:table-cell office:value-type="string">
            <text:p>--------------------------------------------------</text:p>
          </table:table-cell>
          <table:table-cell table:number-columns-repeated="255"/>
        </table:table-row>
      </table:table>
      <table:named-expressions>
        <table:named-range table:name="Excel_BuiltIn_Print_Area" table:base-cell-address="$VilleMTP_MTP_MarchéConclus_2011.$A$1" table:cell-range-address="$VilleMTP_MTP_MarchéConclus_2011.$A$1:.$D$14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2P0"/>
    </number:number-style>
    <number:number-style style:name="N146P0" style:volatile="true">
      <number:text> </number:text>
      <number:number number:decimal-places="0" number:min-integer-digits="1" number:grouping="true"/>
      <number:text> F </number:text>
    </number:number-style>
    <number:number-style style:name="N146P1" style:volatile="true">
      <number:text>-</number:text>
      <number:number number:decimal-places="0" number:min-integer-digits="1" number:grouping="true"/>
      <number:text> F </number:text>
    </number:number-style>
    <number:number-style style:name="N146P2" style:volatile="true">
      <number:text> - F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number number:decimal-places="2" number:min-integer-digits="1" number:grouping="true"/>
      <number:text> F </number:text>
    </number:number-style>
    <number:number-style style:name="N150P1" style:volatile="true">
      <number:text>-</number:text>
      <number:number number:decimal-places="2" number:min-integer-digits="1" number:grouping="true"/>
      <number:text> F </number:text>
    </number:number-style>
    <number:number-style style:name="N150P2" style:volatile="true">
      <number:text> -</number:text>
      <number:number number:decimal-places="0" number:min-integer-digits="0"/>
      <number:text> F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52P0"/>
    </number:currency-style>
    <number:currency-style style:name="N153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4P0"/>
    </number:currency-style>
    <number:number-style style:name="N156P0" style:volatile="true">
      <number:text>Vrai</number:text>
    </number:number-style>
    <number:number-style style:name="N156P1" style:volatile="true">
      <number:text>Vrai</number:text>
    </number:number-style>
    <number:number-style style:name="N156">
      <number:text>Faux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Actif</number:text>
    </number:number-style>
    <number:number-style style:name="N158P1" style:volatile="true">
      <number:text>Actif</number:text>
    </number:number-style>
    <number:number-style style:name="N158">
      <number:text>Inactif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integer-digits="1"/>
    </number:number-style>
    <number:number-style style:name="N159">
      <style:text-properties fo:color="#ff0000"/>
      <number:number number:decimal-places="2" number:min-integer-digits="1"/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  </number:text>
    </number:number-style>
    <number:number-style style:name="N161">
      <style:text-properties fo:color="#ff0000"/>
      <number:number number: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style:text-properties fo:color="#ff0000"/>
      <number:number number:decimal-places="2" number:min-integer-digits="1" number:grouping="true"/>
      <style:map style:condition="value()&gt;=0" style:apply-style-name="N162P0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1.3cm" fo:margin-left="0cm" fo:margin-right="0cm" style:first-page-number="continue" style:scale-to="55%" style:writing-mode="lr-tb" style:print="annotations charts drawings objects zero-values"/>
      <style:header-style>
        <style:header-footer-properties svg:height="0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/01/2013</text:date>, <text:time>15:2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MarchéConclus_5f_2011" style:display-name="PageStyle_VilleMTP_MTP_MarchéConclus_2011" style:page-layout-name="Mpm3">
      <style:header>
        <style:region-right>
          <text:p><text:span text:style-name="MT1">annexe 2</text:span></text:p>
        </style:region-right>
      </style:header>
      <style:header-left style:display="false">
        <style:region-right>
          <text:p><text:span text:style-name="MT1">annexe 2</text:span></text:p>
        </style:region-right>
      </style:header-left>
      <style:footer>
        <style:region-right>
          <text:p><text:span text:style-name="MT1"><text:date style:data-style-name="N2" text:date-value="2013-01-31">31/01/2013</text:date></text:span></text:p>
        </style:region-right>
      </style:footer>
      <style:footer-left style:display="false">
        <style:region-right>
          <text:p><text:span text:style-name="MT1"><text:date style:data-style-name="N2" text:date-value="2013-01-31">31/01/2013</text:date></text:span></text:p>
        </style:region-right>
      </style:footer-left>
    </style:master-page>
    <style:master-page style:name="PageStyle_5f_Métadonnées" style:display-name="PageStyle_Mé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zrm</meta:initial-creator>
    <meta:creation-date>2005-01-05T09:34:07</meta:creation-date>
    <dc:creator>Jérémie Valentin</dc:creator>
    <dc:date>2013-01-31T15:23:17.96</dc:date>
    <meta:print-date>2012-03-20T11:49:59</meta:print-date>
    <meta:generator>OpenOffice.org/3.4.1$Win32 OpenOffice.org_project/341m1$Build-9593</meta:generator>
    <meta:editing-duration>PT1M9S</meta:editing-duration>
    <meta:editing-cycles>1</meta:editing-cycles>
    <meta:document-statistic meta:table-count="2" meta:cell-count="1234" meta:object-count="0"/>
  </office:meta>
</office:document-meta>
</file>